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32.92mm" svg:y="0.47mm">
            <draw:object draw:notify-on-update-of-ranges="Sheet1.D1:Sheet1.D1 Sheet1.D2:Sheet1.D401 Sheet1.H1:Sheet1.H1 Sheet1.H2:Sheet1.H4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34.98mm" svg:y="95.64mm">
            <draw:object draw:notify-on-update-of-ranges="Sheet1.B1:Sheet1.B1 Sheet1.B2:Sheet1.B401 Sheet1.F1:Sheet1.F1 Sheet1.F2:Sheet1.F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UKP5 Internal Time (seconds)</text:p>
          </table:table-cell>
          <table:table-cell office:value-type="string" calcext:value-type="string">
            <text:p>UKP5 External Time (seconds)</text:p>
          </table:table-cell>
          <table:table-cell office:value-type="string" calcext:value-type="string">
            <text:p>UKP5 Max Memory Use (Kb)</text:p>
          </table:table-cell>
          <table:table-cell office:value-type="string" calcext:value-type="string">
            <text:p>UKP5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OPT D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-3-s780179313c780916.ukp</text:p>
          </table:table-cell>
          <table:table-cell office:value-type="float" office:value="0.00318308" calcext:value-type="float">
            <text:p>0.00318308</text:p>
          </table:table-cell>
          <table:table-cell office:value-type="float" office:value="0.01" calcext:value-type="float">
            <text:p>0.01</text:p>
          </table:table-cell>
          <table:table-cell office:value-type="float" office:value="16908" calcext:value-type="float">
            <text:p>16908</text:p>
          </table:table-cell>
          <table:table-cell office:value-type="float" office:value="780916" calcext:value-type="float">
            <text:p>780916</text:p>
          </table:table-cell>
          <table:table-cell office:value-type="float" office:value="0.06" calcext:value-type="float">
            <text:p>0.06</text:p>
          </table:table-cell>
          <table:table-cell office:value-type="float" office:value="0.06" calcext:value-type="float">
            <text:p>0.06</text:p>
          </table:table-cell>
          <table:table-cell office:value-type="float" office:value="7816" calcext:value-type="float">
            <text:p>7816</text:p>
          </table:table-cell>
          <table:table-cell office:value-type="float" office:value="780916" calcext:value-type="float">
            <text:p>780916</text:p>
          </table:table-cell>
          <table:table-cell table:formula="of:=[.E2]-[.I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2000-7-s177710744c718599.ukp</text:p>
          </table:table-cell>
          <table:table-cell office:value-type="float" office:value="0.00324574" calcext:value-type="float">
            <text:p>0.00324574</text:p>
          </table:table-cell>
          <table:table-cell office:value-type="float" office:value="0.01" calcext:value-type="float">
            <text:p>0.01</text:p>
          </table:table-cell>
          <table:table-cell office:value-type="float" office:value="15880" calcext:value-type="float">
            <text:p>15880</text:p>
          </table:table-cell>
          <table:table-cell office:value-type="float" office:value="718599" calcext:value-type="float">
            <text:p>71859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5944" calcext:value-type="float">
            <text:p>5944</text:p>
          </table:table-cell>
          <table:table-cell office:value-type="float" office:value="718599" calcext:value-type="float">
            <text:p>718599</text:p>
          </table:table-cell>
          <table:table-cell table:formula="of:=[.E3]-[.I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0-9-s126456688c814865.ukp</text:p>
          </table:table-cell>
          <table:table-cell office:value-type="float" office:value="0.00549411" calcext:value-type="float">
            <text:p>0.00549411</text:p>
          </table:table-cell>
          <table:table-cell office:value-type="float" office:value="0.03" calcext:value-type="float">
            <text:p>0.03</text:p>
          </table:table-cell>
          <table:table-cell office:value-type="float" office:value="17696" calcext:value-type="float">
            <text:p>17696</text:p>
          </table:table-cell>
          <table:table-cell office:value-type="float" office:value="814865" calcext:value-type="float">
            <text:p>81486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568" calcext:value-type="float">
            <text:p>7568</text:p>
          </table:table-cell>
          <table:table-cell office:value-type="float" office:value="814865" calcext:value-type="float">
            <text:p>814865</text:p>
          </table:table-cell>
          <table:table-cell table:formula="of:=[.E4]-[.I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0-2-s528806317c937409.ukp</text:p>
          </table:table-cell>
          <table:table-cell office:value-type="float" office:value="0.00511066" calcext:value-type="float">
            <text:p>0.00511066</text:p>
          </table:table-cell>
          <table:table-cell office:value-type="float" office:value="0.03" calcext:value-type="float">
            <text:p>0.03</text:p>
          </table:table-cell>
          <table:table-cell office:value-type="float" office:value="19596" calcext:value-type="float">
            <text:p>19596</text:p>
          </table:table-cell>
          <table:table-cell office:value-type="float" office:value="937409" calcext:value-type="float">
            <text:p>937409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6452" calcext:value-type="float">
            <text:p>6452</text:p>
          </table:table-cell>
          <table:table-cell office:value-type="float" office:value="937409" calcext:value-type="float">
            <text:p>937409</text:p>
          </table:table-cell>
          <table:table-cell table:formula="of:=[.E5]-[.I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0-0-s827183242c564610.ukp</text:p>
          </table:table-cell>
          <table:table-cell office:value-type="float" office:value="0.0050885" calcext:value-type="float">
            <text:p>0.0050885</text:p>
          </table:table-cell>
          <table:table-cell office:value-type="float" office:value="0.07" calcext:value-type="float">
            <text:p>0.07</text:p>
          </table:table-cell>
          <table:table-cell office:value-type="float" office:value="13748" calcext:value-type="float">
            <text:p>13748</text:p>
          </table:table-cell>
          <table:table-cell office:value-type="float" office:value="564610" calcext:value-type="float">
            <text:p>564610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492" calcext:value-type="float">
            <text:p>7492</text:p>
          </table:table-cell>
          <table:table-cell office:value-type="float" office:value="564610" calcext:value-type="float">
            <text:p>564610</text:p>
          </table:table-cell>
          <table:table-cell table:formula="of:=[.E6]-[.I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0-6-s227708629c586019.ukp</text:p>
          </table:table-cell>
          <table:table-cell office:value-type="float" office:value="0.0115543" calcext:value-type="float">
            <text:p>0.0115543</text:p>
          </table:table-cell>
          <table:table-cell office:value-type="float" office:value="0.03" calcext:value-type="float">
            <text:p>0.03</text:p>
          </table:table-cell>
          <table:table-cell office:value-type="float" office:value="13380" calcext:value-type="float">
            <text:p>13380</text:p>
          </table:table-cell>
          <table:table-cell office:value-type="float" office:value="586019" calcext:value-type="float">
            <text:p>586019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964" calcext:value-type="float">
            <text:p>7964</text:p>
          </table:table-cell>
          <table:table-cell office:value-type="float" office:value="586019" calcext:value-type="float">
            <text:p>586019</text:p>
          </table:table-cell>
          <table:table-cell table:formula="of:=[.E7]-[.I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0-8-s991580855c500128.ukp</text:p>
          </table:table-cell>
          <table:table-cell office:value-type="float" office:value="0.0111389" calcext:value-type="float">
            <text:p>0.0111389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500128" calcext:value-type="float">
            <text:p>50012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236" calcext:value-type="float">
            <text:p>8236</text:p>
          </table:table-cell>
          <table:table-cell office:value-type="float" office:value="500128" calcext:value-type="float">
            <text:p>500128</text:p>
          </table:table-cell>
          <table:table-cell table:formula="of:=[.E8]-[.I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5000-1-s843367405c820728.ukp</text:p>
          </table:table-cell>
          <table:table-cell office:value-type="float" office:value="0.00606383" calcext:value-type="float">
            <text:p>0.00606383</text:p>
          </table:table-cell>
          <table:table-cell office:value-type="float" office:value="0.02" calcext:value-type="float">
            <text:p>0.02</text:p>
          </table:table-cell>
          <table:table-cell office:value-type="float" office:value="16892" calcext:value-type="float">
            <text:p>16892</text:p>
          </table:table-cell>
          <table:table-cell office:value-type="float" office:value="820728" calcext:value-type="float">
            <text:p>82072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5952" calcext:value-type="float">
            <text:p>5952</text:p>
          </table:table-cell>
          <table:table-cell office:value-type="float" office:value="820728" calcext:value-type="float">
            <text:p>820728</text:p>
          </table:table-cell>
          <table:table-cell table:formula="of:=[.E9]-[.I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5000-7-s177710744c988452.ukp</text:p>
          </table:table-cell>
          <table:table-cell office:value-type="float" office:value="0.00514002" calcext:value-type="float">
            <text:p>0.00514002</text:p>
          </table:table-cell>
          <table:table-cell office:value-type="float" office:value="0.02" calcext:value-type="float">
            <text:p>0.02</text:p>
          </table:table-cell>
          <table:table-cell office:value-type="float" office:value="20368" calcext:value-type="float">
            <text:p>20368</text:p>
          </table:table-cell>
          <table:table-cell office:value-type="float" office:value="988452" calcext:value-type="float">
            <text:p>98845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048" calcext:value-type="float">
            <text:p>6048</text:p>
          </table:table-cell>
          <table:table-cell office:value-type="float" office:value="988452" calcext:value-type="float">
            <text:p>988452</text:p>
          </table:table-cell>
          <table:table-cell table:formula="of:=[.E10]-[.I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5000-8-s991580855c669670.ukp</text:p>
          </table:table-cell>
          <table:table-cell office:value-type="float" office:value="0.00512103" calcext:value-type="float">
            <text:p>0.00512103</text:p>
          </table:table-cell>
          <table:table-cell office:value-type="float" office:value="0.02" calcext:value-type="float">
            <text:p>0.02</text:p>
          </table:table-cell>
          <table:table-cell office:value-type="float" office:value="14728" calcext:value-type="float">
            <text:p>14728</text:p>
          </table:table-cell>
          <table:table-cell office:value-type="float" office:value="669670" calcext:value-type="float">
            <text:p>669670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5932" calcext:value-type="float">
            <text:p>5932</text:p>
          </table:table-cell>
          <table:table-cell office:value-type="float" office:value="669670" calcext:value-type="float">
            <text:p>669670</text:p>
          </table:table-cell>
          <table:table-cell table:formula="of:=[.E11]-[.I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0-4-s721215008c755951.ukp</text:p>
          </table:table-cell>
          <table:table-cell office:value-type="float" office:value="0.00460645" calcext:value-type="float">
            <text:p>0.00460645</text:p>
          </table:table-cell>
          <table:table-cell office:value-type="float" office:value="0.03" calcext:value-type="float">
            <text:p>0.03</text:p>
          </table:table-cell>
          <table:table-cell office:value-type="float" office:value="16096" calcext:value-type="float">
            <text:p>16096</text:p>
          </table:table-cell>
          <table:table-cell office:value-type="float" office:value="755951" calcext:value-type="float">
            <text:p>7559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6368" calcext:value-type="float">
            <text:p>6368</text:p>
          </table:table-cell>
          <table:table-cell office:value-type="float" office:value="755951" calcext:value-type="float">
            <text:p>755951</text:p>
          </table:table-cell>
          <table:table-cell table:formula="of:=[.E12]-[.I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2000-8-s991580855c775538.ukp</text:p>
          </table:table-cell>
          <table:table-cell office:value-type="float" office:value="0.00394052" calcext:value-type="float">
            <text:p>0.00394052</text:p>
          </table:table-cell>
          <table:table-cell office:value-type="float" office:value="0.01" calcext:value-type="float">
            <text:p>0.01</text:p>
          </table:table-cell>
          <table:table-cell office:value-type="float" office:value="16892" calcext:value-type="float">
            <text:p>16892</text:p>
          </table:table-cell>
          <table:table-cell office:value-type="float" office:value="775538" calcext:value-type="float">
            <text:p>77553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64" calcext:value-type="float">
            <text:p>7564</text:p>
          </table:table-cell>
          <table:table-cell office:value-type="float" office:value="775538" calcext:value-type="float">
            <text:p>775538</text:p>
          </table:table-cell>
          <table:table-cell table:formula="of:=[.E13]-[.I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5000-6-s227708629c523503.ukp</text:p>
          </table:table-cell>
          <table:table-cell office:value-type="float" office:value="0.00336225" calcext:value-type="float">
            <text:p>0.00336225</text:p>
          </table:table-cell>
          <table:table-cell office:value-type="float" office:value="0.01" calcext:value-type="float">
            <text:p>0.01</text:p>
          </table:table-cell>
          <table:table-cell office:value-type="float" office:value="13196" calcext:value-type="float">
            <text:p>13196</text:p>
          </table:table-cell>
          <table:table-cell office:value-type="float" office:value="523503" calcext:value-type="float">
            <text:p>52350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5912" calcext:value-type="float">
            <text:p>5912</text:p>
          </table:table-cell>
          <table:table-cell office:value-type="float" office:value="523503" calcext:value-type="float">
            <text:p>523503</text:p>
          </table:table-cell>
          <table:table-cell table:formula="of:=[.E14]-[.I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2000-5-s110877071c528906.ukp</text:p>
          </table:table-cell>
          <table:table-cell office:value-type="float" office:value="0.00324102" calcext:value-type="float">
            <text:p>0.00324102</text:p>
          </table:table-cell>
          <table:table-cell office:value-type="float" office:value="0.01" calcext:value-type="float">
            <text:p>0.01</text:p>
          </table:table-cell>
          <table:table-cell office:value-type="float" office:value="13024" calcext:value-type="float">
            <text:p>13024</text:p>
          </table:table-cell>
          <table:table-cell office:value-type="float" office:value="528906" calcext:value-type="float">
            <text:p>52890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5588" calcext:value-type="float">
            <text:p>5588</text:p>
          </table:table-cell>
          <table:table-cell office:value-type="float" office:value="528906" calcext:value-type="float">
            <text:p>528906</text:p>
          </table:table-cell>
          <table:table-cell table:formula="of:=[.E15]-[.I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0-9-s126456688c987402.ukp</text:p>
          </table:table-cell>
          <table:table-cell office:value-type="float" office:value="0.0121422" calcext:value-type="float">
            <text:p>0.0121422</text:p>
          </table:table-cell>
          <table:table-cell office:value-type="float" office:value="0.03" calcext:value-type="float">
            <text:p>0.03</text:p>
          </table:table-cell>
          <table:table-cell office:value-type="float" office:value="19772" calcext:value-type="float">
            <text:p>19772</text:p>
          </table:table-cell>
          <table:table-cell office:value-type="float" office:value="987402" calcext:value-type="float">
            <text:p>9874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388" calcext:value-type="float">
            <text:p>6388</text:p>
          </table:table-cell>
          <table:table-cell office:value-type="float" office:value="987402" calcext:value-type="float">
            <text:p>987402</text:p>
          </table:table-cell>
          <table:table-cell table:formula="of:=[.E16]-[.I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5000-7-s177710744c896171.ukp</text:p>
          </table:table-cell>
          <table:table-cell office:value-type="float" office:value="0.00609198" calcext:value-type="float">
            <text:p>0.00609198</text:p>
          </table:table-cell>
          <table:table-cell office:value-type="float" office:value="0.02" calcext:value-type="float">
            <text:p>0.02</text:p>
          </table:table-cell>
          <table:table-cell office:value-type="float" office:value="17972" calcext:value-type="float">
            <text:p>17972</text:p>
          </table:table-cell>
          <table:table-cell office:value-type="float" office:value="896171" calcext:value-type="float">
            <text:p>89617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912" calcext:value-type="float">
            <text:p>5912</text:p>
          </table:table-cell>
          <table:table-cell office:value-type="float" office:value="896171" calcext:value-type="float">
            <text:p>896171</text:p>
          </table:table-cell>
          <table:table-cell table:formula="of:=[.E17]-[.I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5000-5-s110877071c908979.ukp</text:p>
          </table:table-cell>
          <table:table-cell office:value-type="float" office:value="0.00604182" calcext:value-type="float">
            <text:p>0.00604182</text:p>
          </table:table-cell>
          <table:table-cell office:value-type="float" office:value="0.02" calcext:value-type="float">
            <text:p>0.02</text:p>
          </table:table-cell>
          <table:table-cell office:value-type="float" office:value="18456" calcext:value-type="float">
            <text:p>18456</text:p>
          </table:table-cell>
          <table:table-cell office:value-type="float" office:value="908979" calcext:value-type="float">
            <text:p>90897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68" calcext:value-type="float">
            <text:p>7768</text:p>
          </table:table-cell>
          <table:table-cell office:value-type="float" office:value="908979" calcext:value-type="float">
            <text:p>908979</text:p>
          </table:table-cell>
          <table:table-cell table:formula="of:=[.E18]-[.I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5000-2-s528806317c558365.ukp</text:p>
          </table:table-cell>
          <table:table-cell office:value-type="float" office:value="0.00574025" calcext:value-type="float">
            <text:p>0.00574025</text:p>
          </table:table-cell>
          <table:table-cell office:value-type="float" office:value="0.02" calcext:value-type="float">
            <text:p>0.02</text:p>
          </table:table-cell>
          <table:table-cell office:value-type="float" office:value="12824" calcext:value-type="float">
            <text:p>12824</text:p>
          </table:table-cell>
          <table:table-cell office:value-type="float" office:value="558365" calcext:value-type="float">
            <text:p>5583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58365" calcext:value-type="float">
            <text:p>558365</text:p>
          </table:table-cell>
          <table:table-cell table:formula="of:=[.E19]-[.I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5000-3-s780179313c826338.ukp</text:p>
          </table:table-cell>
          <table:table-cell office:value-type="float" office:value="0.00506303" calcext:value-type="float">
            <text:p>0.00506303</text:p>
          </table:table-cell>
          <table:table-cell office:value-type="float" office:value="0.02" calcext:value-type="float">
            <text:p>0.02</text:p>
          </table:table-cell>
          <table:table-cell office:value-type="float" office:value="16956" calcext:value-type="float">
            <text:p>16956</text:p>
          </table:table-cell>
          <table:table-cell office:value-type="float" office:value="826338" calcext:value-type="float">
            <text:p>82633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16" calcext:value-type="float">
            <text:p>7716</text:p>
          </table:table-cell>
          <table:table-cell office:value-type="float" office:value="826338" calcext:value-type="float">
            <text:p>826338</text:p>
          </table:table-cell>
          <table:table-cell table:formula="of:=[.E20]-[.I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5000-3-s780179313c964288.ukp</text:p>
          </table:table-cell>
          <table:table-cell office:value-type="float" office:value="0.0049069" calcext:value-type="float">
            <text:p>0.0049069</text:p>
          </table:table-cell>
          <table:table-cell office:value-type="float" office:value="0.02" calcext:value-type="float">
            <text:p>0.02</text:p>
          </table:table-cell>
          <table:table-cell office:value-type="float" office:value="20048" calcext:value-type="float">
            <text:p>20048</text:p>
          </table:table-cell>
          <table:table-cell office:value-type="float" office:value="964288" calcext:value-type="float">
            <text:p>96428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8" calcext:value-type="float">
            <text:p>7848</text:p>
          </table:table-cell>
          <table:table-cell office:value-type="float" office:value="964288" calcext:value-type="float">
            <text:p>964288</text:p>
          </table:table-cell>
          <table:table-cell table:formula="of:=[.E21]-[.I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5000-0-s827183242c748716.ukp</text:p>
          </table:table-cell>
          <table:table-cell office:value-type="float" office:value="0.00468549" calcext:value-type="float">
            <text:p>0.00468549</text:p>
          </table:table-cell>
          <table:table-cell office:value-type="float" office:value="0.02" calcext:value-type="float">
            <text:p>0.02</text:p>
          </table:table-cell>
          <table:table-cell office:value-type="float" office:value="15732" calcext:value-type="float">
            <text:p>15732</text:p>
          </table:table-cell>
          <table:table-cell office:value-type="float" office:value="748716" calcext:value-type="float">
            <text:p>74871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40" calcext:value-type="float">
            <text:p>6040</text:p>
          </table:table-cell>
          <table:table-cell office:value-type="float" office:value="748716" calcext:value-type="float">
            <text:p>748716</text:p>
          </table:table-cell>
          <table:table-cell table:formula="of:=[.E22]-[.I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2000-9-s126456688c849580.ukp</text:p>
          </table:table-cell>
          <table:table-cell office:value-type="float" office:value="0.0043648" calcext:value-type="float">
            <text:p>0.0043648</text:p>
          </table:table-cell>
          <table:table-cell office:value-type="float" office:value="0.01" calcext:value-type="float">
            <text:p>0.01</text:p>
          </table:table-cell>
          <table:table-cell office:value-type="float" office:value="17400" calcext:value-type="float">
            <text:p>17400</text:p>
          </table:table-cell>
          <table:table-cell office:value-type="float" office:value="849580" calcext:value-type="float">
            <text:p>84958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36" calcext:value-type="float">
            <text:p>5636</text:p>
          </table:table-cell>
          <table:table-cell office:value-type="float" office:value="849580" calcext:value-type="float">
            <text:p>849580</text:p>
          </table:table-cell>
          <table:table-cell table:formula="of:=[.E23]-[.I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2000-0-s827183242c854573.ukp</text:p>
          </table:table-cell>
          <table:table-cell office:value-type="float" office:value="0.00418827" calcext:value-type="float">
            <text:p>0.00418827</text:p>
          </table:table-cell>
          <table:table-cell office:value-type="float" office:value="0.01" calcext:value-type="float">
            <text:p>0.01</text:p>
          </table:table-cell>
          <table:table-cell office:value-type="float" office:value="18224" calcext:value-type="float">
            <text:p>18224</text:p>
          </table:table-cell>
          <table:table-cell office:value-type="float" office:value="854573" calcext:value-type="float">
            <text:p>85457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556" calcext:value-type="float">
            <text:p>5556</text:p>
          </table:table-cell>
          <table:table-cell office:value-type="float" office:value="854573" calcext:value-type="float">
            <text:p>854573</text:p>
          </table:table-cell>
          <table:table-cell table:formula="of:=[.E24]-[.I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2000-4-s721215008c924632.ukp</text:p>
          </table:table-cell>
          <table:table-cell office:value-type="float" office:value="0.00413751" calcext:value-type="float">
            <text:p>0.00413751</text:p>
          </table:table-cell>
          <table:table-cell office:value-type="float" office:value="0.01" calcext:value-type="float">
            <text:p>0.01</text:p>
          </table:table-cell>
          <table:table-cell office:value-type="float" office:value="19152" calcext:value-type="float">
            <text:p>19152</text:p>
          </table:table-cell>
          <table:table-cell office:value-type="float" office:value="924632" calcext:value-type="float">
            <text:p>92463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48" calcext:value-type="float">
            <text:p>5648</text:p>
          </table:table-cell>
          <table:table-cell office:value-type="float" office:value="924632" calcext:value-type="float">
            <text:p>924632</text:p>
          </table:table-cell>
          <table:table-cell table:formula="of:=[.E25]-[.I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5000-9-s126456688c734233.ukp</text:p>
          </table:table-cell>
          <table:table-cell office:value-type="float" office:value="0.00391889" calcext:value-type="float">
            <text:p>0.00391889</text:p>
          </table:table-cell>
          <table:table-cell office:value-type="float" office:value="0.01" calcext:value-type="float">
            <text:p>0.01</text:p>
          </table:table-cell>
          <table:table-cell office:value-type="float" office:value="16280" calcext:value-type="float">
            <text:p>16280</text:p>
          </table:table-cell>
          <table:table-cell office:value-type="float" office:value="734233" calcext:value-type="float">
            <text:p>73423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872" calcext:value-type="float">
            <text:p>5872</text:p>
          </table:table-cell>
          <table:table-cell office:value-type="float" office:value="734233" calcext:value-type="float">
            <text:p>734233</text:p>
          </table:table-cell>
          <table:table-cell table:formula="of:=[.E26]-[.I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5000-0-s827183242c797054.ukp</text:p>
          </table:table-cell>
          <table:table-cell office:value-type="float" office:value="0.00385344" calcext:value-type="float">
            <text:p>0.00385344</text:p>
          </table:table-cell>
          <table:table-cell office:value-type="float" office:value="0.01" calcext:value-type="float">
            <text:p>0.01</text:p>
          </table:table-cell>
          <table:table-cell office:value-type="float" office:value="17308" calcext:value-type="float">
            <text:p>17308</text:p>
          </table:table-cell>
          <table:table-cell office:value-type="float" office:value="797054" calcext:value-type="float">
            <text:p>797054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556" calcext:value-type="float">
            <text:p>7556</text:p>
          </table:table-cell>
          <table:table-cell office:value-type="float" office:value="797054" calcext:value-type="float">
            <text:p>797054</text:p>
          </table:table-cell>
          <table:table-cell table:formula="of:=[.E27]-[.I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5000-4-s721215008c878193.ukp</text:p>
          </table:table-cell>
          <table:table-cell office:value-type="float" office:value="0.00381527" calcext:value-type="float">
            <text:p>0.00381527</text:p>
          </table:table-cell>
          <table:table-cell office:value-type="float" office:value="0.01" calcext:value-type="float">
            <text:p>0.01</text:p>
          </table:table-cell>
          <table:table-cell office:value-type="float" office:value="18024" calcext:value-type="float">
            <text:p>18024</text:p>
          </table:table-cell>
          <table:table-cell office:value-type="float" office:value="878193" calcext:value-type="float">
            <text:p>87819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878193" calcext:value-type="float">
            <text:p>878193</text:p>
          </table:table-cell>
          <table:table-cell table:formula="of:=[.E28]-[.I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5000-8-s991580855c589368.ukp</text:p>
          </table:table-cell>
          <table:table-cell office:value-type="float" office:value="0.00365614" calcext:value-type="float">
            <text:p>0.00365614</text:p>
          </table:table-cell>
          <table:table-cell office:value-type="float" office:value="0.02" calcext:value-type="float">
            <text:p>0.02</text:p>
          </table:table-cell>
          <table:table-cell office:value-type="float" office:value="14188" calcext:value-type="float">
            <text:p>14188</text:p>
          </table:table-cell>
          <table:table-cell office:value-type="float" office:value="589368" calcext:value-type="float">
            <text:p>58936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964" calcext:value-type="float">
            <text:p>5964</text:p>
          </table:table-cell>
          <table:table-cell office:value-type="float" office:value="589368" calcext:value-type="float">
            <text:p>589368</text:p>
          </table:table-cell>
          <table:table-cell table:formula="of:=[.E29]-[.I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5000-8-s991580855c784023.ukp</text:p>
          </table:table-cell>
          <table:table-cell office:value-type="float" office:value="0.00365172" calcext:value-type="float">
            <text:p>0.00365172</text:p>
          </table:table-cell>
          <table:table-cell office:value-type="float" office:value="0.01" calcext:value-type="float">
            <text:p>0.01</text:p>
          </table:table-cell>
          <table:table-cell office:value-type="float" office:value="16520" calcext:value-type="float">
            <text:p>16520</text:p>
          </table:table-cell>
          <table:table-cell office:value-type="float" office:value="784023" calcext:value-type="float">
            <text:p>78402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984" calcext:value-type="float">
            <text:p>5984</text:p>
          </table:table-cell>
          <table:table-cell office:value-type="float" office:value="784023" calcext:value-type="float">
            <text:p>784023</text:p>
          </table:table-cell>
          <table:table-cell table:formula="of:=[.E30]-[.I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-8-s991580855c698588.ukp</text:p>
          </table:table-cell>
          <table:table-cell office:value-type="float" office:value="0.00361085" calcext:value-type="float">
            <text:p>0.00361085</text:p>
          </table:table-cell>
          <table:table-cell office:value-type="float" office:value="0" calcext:value-type="float">
            <text:p>0</text:p>
          </table:table-cell>
          <table:table-cell office:value-type="float" office:value="14872" calcext:value-type="float">
            <text:p>14872</text:p>
          </table:table-cell>
          <table:table-cell office:value-type="float" office:value="698588" calcext:value-type="float">
            <text:p>69858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456" calcext:value-type="float">
            <text:p>5456</text:p>
          </table:table-cell>
          <table:table-cell office:value-type="float" office:value="698588" calcext:value-type="float">
            <text:p>698588</text:p>
          </table:table-cell>
          <table:table-cell table:formula="of:=[.E31]-[.I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5000-4-s721215008c993639.ukp</text:p>
          </table:table-cell>
          <table:table-cell office:value-type="float" office:value="0.00360978" calcext:value-type="float">
            <text:p>0.00360978</text:p>
          </table:table-cell>
          <table:table-cell office:value-type="float" office:value="0.01" calcext:value-type="float">
            <text:p>0.01</text:p>
          </table:table-cell>
          <table:table-cell office:value-type="float" office:value="20568" calcext:value-type="float">
            <text:p>20568</text:p>
          </table:table-cell>
          <table:table-cell office:value-type="float" office:value="993639" calcext:value-type="float">
            <text:p>99363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960" calcext:value-type="float">
            <text:p>5960</text:p>
          </table:table-cell>
          <table:table-cell office:value-type="float" office:value="993639" calcext:value-type="float">
            <text:p>993639</text:p>
          </table:table-cell>
          <table:table-cell table:formula="of:=[.E32]-[.I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5000-1-s843367405c977278.ukp</text:p>
          </table:table-cell>
          <table:table-cell office:value-type="float" office:value="0.00354412" calcext:value-type="float">
            <text:p>0.00354412</text:p>
          </table:table-cell>
          <table:table-cell office:value-type="float" office:value="0.01" calcext:value-type="float">
            <text:p>0.01</text:p>
          </table:table-cell>
          <table:table-cell office:value-type="float" office:value="20220" calcext:value-type="float">
            <text:p>20220</text:p>
          </table:table-cell>
          <table:table-cell office:value-type="float" office:value="977278" calcext:value-type="float">
            <text:p>97727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888" calcext:value-type="float">
            <text:p>5888</text:p>
          </table:table-cell>
          <table:table-cell office:value-type="float" office:value="977278" calcext:value-type="float">
            <text:p>977278</text:p>
          </table:table-cell>
          <table:table-cell table:formula="of:=[.E33]-[.I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-6-s227708629c982865.ukp</text:p>
          </table:table-cell>
          <table:table-cell office:value-type="float" office:value="0.00341673" calcext:value-type="float">
            <text:p>0.00341673</text:p>
          </table:table-cell>
          <table:table-cell office:value-type="float" office:value="0" calcext:value-type="float">
            <text:p>0</text:p>
          </table:table-cell>
          <table:table-cell office:value-type="float" office:value="20252" calcext:value-type="float">
            <text:p>20252</text:p>
          </table:table-cell>
          <table:table-cell office:value-type="float" office:value="982865" calcext:value-type="float">
            <text:p>98286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464" calcext:value-type="float">
            <text:p>5464</text:p>
          </table:table-cell>
          <table:table-cell office:value-type="float" office:value="982865" calcext:value-type="float">
            <text:p>982865</text:p>
          </table:table-cell>
          <table:table-cell table:formula="of:=[.E34]-[.I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2000-1-s843367405c605138.ukp</text:p>
          </table:table-cell>
          <table:table-cell office:value-type="float" office:value="0.00328116" calcext:value-type="float">
            <text:p>0.00328116</text:p>
          </table:table-cell>
          <table:table-cell office:value-type="float" office:value="0.01" calcext:value-type="float">
            <text:p>0.01</text:p>
          </table:table-cell>
          <table:table-cell office:value-type="float" office:value="14212" calcext:value-type="float">
            <text:p>14212</text:p>
          </table:table-cell>
          <table:table-cell office:value-type="float" office:value="605138" calcext:value-type="float">
            <text:p>60513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28" calcext:value-type="float">
            <text:p>5628</text:p>
          </table:table-cell>
          <table:table-cell office:value-type="float" office:value="605138" calcext:value-type="float">
            <text:p>605138</text:p>
          </table:table-cell>
          <table:table-cell table:formula="of:=[.E35]-[.I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-5-s110877071c769563.ukp</text:p>
          </table:table-cell>
          <table:table-cell office:value-type="float" office:value="0.00316903" calcext:value-type="float">
            <text:p>0.00316903</text:p>
          </table:table-cell>
          <table:table-cell office:value-type="float" office:value="0.01" calcext:value-type="float">
            <text:p>0.01</text:p>
          </table:table-cell>
          <table:table-cell office:value-type="float" office:value="15940" calcext:value-type="float">
            <text:p>15940</text:p>
          </table:table-cell>
          <table:table-cell office:value-type="float" office:value="769563" calcext:value-type="float">
            <text:p>76956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460" calcext:value-type="float">
            <text:p>7460</text:p>
          </table:table-cell>
          <table:table-cell office:value-type="float" office:value="769563" calcext:value-type="float">
            <text:p>769563</text:p>
          </table:table-cell>
          <table:table-cell table:formula="of:=[.E36]-[.I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5000-7-s177710744c794863.ukp</text:p>
          </table:table-cell>
          <table:table-cell office:value-type="float" office:value="0.0031421" calcext:value-type="float">
            <text:p>0.0031421</text:p>
          </table:table-cell>
          <table:table-cell office:value-type="float" office:value="0.01" calcext:value-type="float">
            <text:p>0.01</text:p>
          </table:table-cell>
          <table:table-cell office:value-type="float" office:value="17532" calcext:value-type="float">
            <text:p>17532</text:p>
          </table:table-cell>
          <table:table-cell office:value-type="float" office:value="794863" calcext:value-type="float">
            <text:p>79486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944" calcext:value-type="float">
            <text:p>5944</text:p>
          </table:table-cell>
          <table:table-cell office:value-type="float" office:value="794863" calcext:value-type="float">
            <text:p>794863</text:p>
          </table:table-cell>
          <table:table-cell table:formula="of:=[.E37]-[.I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2000-6-s227708629c580821.ukp</text:p>
          </table:table-cell>
          <table:table-cell office:value-type="float" office:value="0.00292939" calcext:value-type="float">
            <text:p>0.00292939</text:p>
          </table:table-cell>
          <table:table-cell office:value-type="float" office:value="0.01" calcext:value-type="float">
            <text:p>0.01</text:p>
          </table:table-cell>
          <table:table-cell office:value-type="float" office:value="13700" calcext:value-type="float">
            <text:p>13700</text:p>
          </table:table-cell>
          <table:table-cell office:value-type="float" office:value="580821" calcext:value-type="float">
            <text:p>58082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24" calcext:value-type="float">
            <text:p>7624</text:p>
          </table:table-cell>
          <table:table-cell office:value-type="float" office:value="580821" calcext:value-type="float">
            <text:p>580821</text:p>
          </table:table-cell>
          <table:table-cell table:formula="of:=[.E38]-[.I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-8-s991580855c756481.ukp</text:p>
          </table:table-cell>
          <table:table-cell office:value-type="float" office:value="0.00282574" calcext:value-type="float">
            <text:p>0.00282574</text:p>
          </table:table-cell>
          <table:table-cell office:value-type="float" office:value="0" calcext:value-type="float">
            <text:p>0</text:p>
          </table:table-cell>
          <table:table-cell office:value-type="float" office:value="16468" calcext:value-type="float">
            <text:p>16468</text:p>
          </table:table-cell>
          <table:table-cell office:value-type="float" office:value="756481" calcext:value-type="float">
            <text:p>75648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468" calcext:value-type="float">
            <text:p>5468</text:p>
          </table:table-cell>
          <table:table-cell office:value-type="float" office:value="756481" calcext:value-type="float">
            <text:p>756481</text:p>
          </table:table-cell>
          <table:table-cell table:formula="of:=[.E39]-[.I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5000-3-s780179313c532726.ukp</text:p>
          </table:table-cell>
          <table:table-cell office:value-type="float" office:value="0.00278963" calcext:value-type="float">
            <text:p>0.00278963</text:p>
          </table:table-cell>
          <table:table-cell office:value-type="float" office:value="0.02" calcext:value-type="float">
            <text:p>0.02</text:p>
          </table:table-cell>
          <table:table-cell office:value-type="float" office:value="12564" calcext:value-type="float">
            <text:p>12564</text:p>
          </table:table-cell>
          <table:table-cell office:value-type="float" office:value="532726" calcext:value-type="float">
            <text:p>532726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908" calcext:value-type="float">
            <text:p>5908</text:p>
          </table:table-cell>
          <table:table-cell office:value-type="float" office:value="532726" calcext:value-type="float">
            <text:p>532726</text:p>
          </table:table-cell>
          <table:table-cell table:formula="of:=[.E40]-[.I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-6-s227708629c662505.ukp</text:p>
          </table:table-cell>
          <table:table-cell office:value-type="float" office:value="0.00271727" calcext:value-type="float">
            <text:p>0.00271727</text:p>
          </table:table-cell>
          <table:table-cell office:value-type="float" office:value="0" calcext:value-type="float">
            <text:p>0</text:p>
          </table:table-cell>
          <table:table-cell office:value-type="float" office:value="14328" calcext:value-type="float">
            <text:p>14328</text:p>
          </table:table-cell>
          <table:table-cell office:value-type="float" office:value="662505" calcext:value-type="float">
            <text:p>6625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404" calcext:value-type="float">
            <text:p>5404</text:p>
          </table:table-cell>
          <table:table-cell office:value-type="float" office:value="662505" calcext:value-type="float">
            <text:p>662505</text:p>
          </table:table-cell>
          <table:table-cell table:formula="of:=[.E41]-[.I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2000-7-s177710744c553979.ukp</text:p>
          </table:table-cell>
          <table:table-cell office:value-type="float" office:value="0.00259069" calcext:value-type="float">
            <text:p>0.00259069</text:p>
          </table:table-cell>
          <table:table-cell office:value-type="float" office:value="0.01" calcext:value-type="float">
            <text:p>0.01</text:p>
          </table:table-cell>
          <table:table-cell office:value-type="float" office:value="12812" calcext:value-type="float">
            <text:p>12812</text:p>
          </table:table-cell>
          <table:table-cell office:value-type="float" office:value="553979" calcext:value-type="float">
            <text:p>553979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5664" calcext:value-type="float">
            <text:p>5664</text:p>
          </table:table-cell>
          <table:table-cell office:value-type="float" office:value="553979" calcext:value-type="float">
            <text:p>553979</text:p>
          </table:table-cell>
          <table:table-cell table:formula="of:=[.E42]-[.I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5000-5-s110877071c525668.ukp</text:p>
          </table:table-cell>
          <table:table-cell office:value-type="float" office:value="0.00252097" calcext:value-type="float">
            <text:p>0.00252097</text:p>
          </table:table-cell>
          <table:table-cell office:value-type="float" office:value="0.01" calcext:value-type="float">
            <text:p>0.01</text:p>
          </table:table-cell>
          <table:table-cell office:value-type="float" office:value="12460" calcext:value-type="float">
            <text:p>12460</text:p>
          </table:table-cell>
          <table:table-cell office:value-type="float" office:value="525668" calcext:value-type="float">
            <text:p>525668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6000" calcext:value-type="float">
            <text:p>6000</text:p>
          </table:table-cell>
          <table:table-cell office:value-type="float" office:value="525668" calcext:value-type="float">
            <text:p>525668</text:p>
          </table:table-cell>
          <table:table-cell table:formula="of:=[.E43]-[.I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0-7-s177710744c995533.ukp</text:p>
          </table:table-cell>
          <table:table-cell office:value-type="float" office:value="0.0126955" calcext:value-type="float">
            <text:p>0.0126955</text:p>
          </table:table-cell>
          <table:table-cell office:value-type="float" office:value="0.04" calcext:value-type="float">
            <text:p>0.04</text:p>
          </table:table-cell>
          <table:table-cell office:value-type="float" office:value="19736" calcext:value-type="float">
            <text:p>19736</text:p>
          </table:table-cell>
          <table:table-cell office:value-type="float" office:value="995533" calcext:value-type="float">
            <text:p>99553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95533" calcext:value-type="float">
            <text:p>995533</text:p>
          </table:table-cell>
          <table:table-cell table:formula="of:=[.E44]-[.I44]" office:value-type="float" office:value="0" calcext:value-type="float">
            <text:p>0</text:p>
          </table:table-cell>
          <table:table-cell/>
          <table:table-cell office:value-type="string" calcext:value-type="string">
            <text:p>FALAR NO ARTIGO DA DIFICULDADE DE MEDIÇÃO POIS O TEMPO ERA MUITO PEQUENO</text:p>
          </table:table-cell>
        </table:table-row>
        <table:table-row table:style-name="ro1">
          <table:table-cell office:value-type="string" calcext:value-type="string">
            <text:p>ss_wmin10000wmax50000n10000-5-s110877071c979382.ukp</text:p>
          </table:table-cell>
          <table:table-cell office:value-type="float" office:value="0.0125649" calcext:value-type="float">
            <text:p>0.0125649</text:p>
          </table:table-cell>
          <table:table-cell office:value-type="float" office:value="0.04" calcext:value-type="float">
            <text:p>0.04</text:p>
          </table:table-cell>
          <table:table-cell office:value-type="float" office:value="19516" calcext:value-type="float">
            <text:p>19516</text:p>
          </table:table-cell>
          <table:table-cell office:value-type="float" office:value="979382" calcext:value-type="float">
            <text:p>97938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79382" calcext:value-type="float">
            <text:p>979382</text:p>
          </table:table-cell>
          <table:table-cell table:formula="of:=[.E45]-[.I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0-3-s780179313c642619.ukp</text:p>
          </table:table-cell>
          <table:table-cell office:value-type="float" office:value="0.0122609" calcext:value-type="float">
            <text:p>0.0122609</text:p>
          </table:table-cell>
          <table:table-cell office:value-type="float" office:value="0.04" calcext:value-type="float">
            <text:p>0.04</text:p>
          </table:table-cell>
          <table:table-cell office:value-type="float" office:value="14136" calcext:value-type="float">
            <text:p>14136</text:p>
          </table:table-cell>
          <table:table-cell office:value-type="float" office:value="642619" calcext:value-type="float">
            <text:p>64261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642619" calcext:value-type="float">
            <text:p>642619</text:p>
          </table:table-cell>
          <table:table-cell table:formula="of:=[.E46]-[.I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0-1-s843367405c638567.ukp</text:p>
          </table:table-cell>
          <table:table-cell office:value-type="float" office:value="0.0113586" calcext:value-type="float">
            <text:p>0.0113586</text:p>
          </table:table-cell>
          <table:table-cell office:value-type="float" office:value="0.04" calcext:value-type="float">
            <text:p>0.04</text:p>
          </table:table-cell>
          <table:table-cell office:value-type="float" office:value="14052" calcext:value-type="float">
            <text:p>14052</text:p>
          </table:table-cell>
          <table:table-cell office:value-type="float" office:value="638567" calcext:value-type="float">
            <text:p>6385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256" calcext:value-type="float">
            <text:p>8256</text:p>
          </table:table-cell>
          <table:table-cell office:value-type="float" office:value="638567" calcext:value-type="float">
            <text:p>638567</text:p>
          </table:table-cell>
          <table:table-cell table:formula="of:=[.E47]-[.I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0-0-s827183242c524015.ukp</text:p>
          </table:table-cell>
          <table:table-cell office:value-type="float" office:value="0.0109871" calcext:value-type="float">
            <text:p>0.0109871</text:p>
          </table:table-cell>
          <table:table-cell office:value-type="float" office:value="0.04" calcext:value-type="float">
            <text:p>0.04</text:p>
          </table:table-cell>
          <table:table-cell office:value-type="float" office:value="12392" calcext:value-type="float">
            <text:p>12392</text:p>
          </table:table-cell>
          <table:table-cell office:value-type="float" office:value="524015" calcext:value-type="float">
            <text:p>52401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524015" calcext:value-type="float">
            <text:p>524015</text:p>
          </table:table-cell>
          <table:table-cell table:formula="of:=[.E48]-[.I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0-2-s528806317c650130.ukp</text:p>
          </table:table-cell>
          <table:table-cell office:value-type="float" office:value="0.0108103" calcext:value-type="float">
            <text:p>0.0108103</text:p>
          </table:table-cell>
          <table:table-cell office:value-type="float" office:value="0.03" calcext:value-type="float">
            <text:p>0.03</text:p>
          </table:table-cell>
          <table:table-cell office:value-type="float" office:value="14208" calcext:value-type="float">
            <text:p>14208</text:p>
          </table:table-cell>
          <table:table-cell office:value-type="float" office:value="650130" calcext:value-type="float">
            <text:p>65013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8" calcext:value-type="float">
            <text:p>6288</text:p>
          </table:table-cell>
          <table:table-cell office:value-type="float" office:value="650130" calcext:value-type="float">
            <text:p>650130</text:p>
          </table:table-cell>
          <table:table-cell table:formula="of:=[.E49]-[.I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0-7-s177710744c695800.ukp</text:p>
          </table:table-cell>
          <table:table-cell office:value-type="float" office:value="0.00517962" calcext:value-type="float">
            <text:p>0.00517962</text:p>
          </table:table-cell>
          <table:table-cell office:value-type="float" office:value="0.03" calcext:value-type="float">
            <text:p>0.03</text:p>
          </table:table-cell>
          <table:table-cell office:value-type="float" office:value="15928" calcext:value-type="float">
            <text:p>15928</text:p>
          </table:table-cell>
          <table:table-cell office:value-type="float" office:value="695800" calcext:value-type="float">
            <text:p>6958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384" calcext:value-type="float">
            <text:p>8384</text:p>
          </table:table-cell>
          <table:table-cell office:value-type="float" office:value="695800" calcext:value-type="float">
            <text:p>695800</text:p>
          </table:table-cell>
          <table:table-cell table:formula="of:=[.E50]-[.I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0-6-s227708629c960025.ukp</text:p>
          </table:table-cell>
          <table:table-cell office:value-type="float" office:value="0.00516944" calcext:value-type="float">
            <text:p>0.00516944</text:p>
          </table:table-cell>
          <table:table-cell office:value-type="float" office:value="0.03" calcext:value-type="float">
            <text:p>0.03</text:p>
          </table:table-cell>
          <table:table-cell office:value-type="float" office:value="20004" calcext:value-type="float">
            <text:p>20004</text:p>
          </table:table-cell>
          <table:table-cell office:value-type="float" office:value="960025" calcext:value-type="float">
            <text:p>96002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office:value-type="float" office:value="960025" calcext:value-type="float">
            <text:p>960025</text:p>
          </table:table-cell>
          <table:table-cell table:formula="of:=[.E51]-[.I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2000-2-s528806317c982859.ukp</text:p>
          </table:table-cell>
          <table:table-cell office:value-type="float" office:value="0.00516686" calcext:value-type="float">
            <text:p>0.00516686</text:p>
          </table:table-cell>
          <table:table-cell office:value-type="float" office:value="0.01" calcext:value-type="float">
            <text:p>0.01</text:p>
          </table:table-cell>
          <table:table-cell office:value-type="float" office:value="20256" calcext:value-type="float">
            <text:p>20256</text:p>
          </table:table-cell>
          <table:table-cell office:value-type="float" office:value="982859" calcext:value-type="float">
            <text:p>98285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08" calcext:value-type="float">
            <text:p>5608</text:p>
          </table:table-cell>
          <table:table-cell office:value-type="float" office:value="982859" calcext:value-type="float">
            <text:p>982859</text:p>
          </table:table-cell>
          <table:table-cell table:formula="of:=[.E52]-[.I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0-7-s177710744c983140.ukp</text:p>
          </table:table-cell>
          <table:table-cell office:value-type="float" office:value="0.00512347" calcext:value-type="float">
            <text:p>0.00512347</text:p>
          </table:table-cell>
          <table:table-cell office:value-type="float" office:value="0.03" calcext:value-type="float">
            <text:p>0.03</text:p>
          </table:table-cell>
          <table:table-cell office:value-type="float" office:value="19656" calcext:value-type="float">
            <text:p>19656</text:p>
          </table:table-cell>
          <table:table-cell office:value-type="float" office:value="983140" calcext:value-type="float">
            <text:p>98314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983140" calcext:value-type="float">
            <text:p>983140</text:p>
          </table:table-cell>
          <table:table-cell table:formula="of:=[.E53]-[.I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0-2-s528806317c712339.ukp</text:p>
          </table:table-cell>
          <table:table-cell office:value-type="float" office:value="0.00485738" calcext:value-type="float">
            <text:p>0.00485738</text:p>
          </table:table-cell>
          <table:table-cell office:value-type="float" office:value="0.03" calcext:value-type="float">
            <text:p>0.03</text:p>
          </table:table-cell>
          <table:table-cell office:value-type="float" office:value="15408" calcext:value-type="float">
            <text:p>15408</text:p>
          </table:table-cell>
          <table:table-cell office:value-type="float" office:value="712339" calcext:value-type="float">
            <text:p>71233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284" calcext:value-type="float">
            <text:p>8284</text:p>
          </table:table-cell>
          <table:table-cell office:value-type="float" office:value="712339" calcext:value-type="float">
            <text:p>712339</text:p>
          </table:table-cell>
          <table:table-cell table:formula="of:=[.E54]-[.I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0-4-s721215008c833689.ukp</text:p>
          </table:table-cell>
          <table:table-cell office:value-type="float" office:value="0.00479844" calcext:value-type="float">
            <text:p>0.00479844</text:p>
          </table:table-cell>
          <table:table-cell office:value-type="float" office:value="0.03" calcext:value-type="float">
            <text:p>0.03</text:p>
          </table:table-cell>
          <table:table-cell office:value-type="float" office:value="17808" calcext:value-type="float">
            <text:p>17808</text:p>
          </table:table-cell>
          <table:table-cell office:value-type="float" office:value="833689" calcext:value-type="float">
            <text:p>8336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276" calcext:value-type="float">
            <text:p>8276</text:p>
          </table:table-cell>
          <table:table-cell office:value-type="float" office:value="833689" calcext:value-type="float">
            <text:p>833689</text:p>
          </table:table-cell>
          <table:table-cell table:formula="of:=[.E55]-[.I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0-3-s780179313c600195.ukp</text:p>
          </table:table-cell>
          <table:table-cell office:value-type="float" office:value="0.00479101" calcext:value-type="float">
            <text:p>0.00479101</text:p>
          </table:table-cell>
          <table:table-cell office:value-type="float" office:value="0.03" calcext:value-type="float">
            <text:p>0.03</text:p>
          </table:table-cell>
          <table:table-cell office:value-type="float" office:value="14388" calcext:value-type="float">
            <text:p>14388</text:p>
          </table:table-cell>
          <table:table-cell office:value-type="float" office:value="600195" calcext:value-type="float">
            <text:p>60019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92" calcext:value-type="float">
            <text:p>6292</text:p>
          </table:table-cell>
          <table:table-cell office:value-type="float" office:value="600195" calcext:value-type="float">
            <text:p>600195</text:p>
          </table:table-cell>
          <table:table-cell table:formula="of:=[.E56]-[.I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0-5-s110877071c631507.ukp</text:p>
          </table:table-cell>
          <table:table-cell office:value-type="float" office:value="0.00476356" calcext:value-type="float">
            <text:p>0.00476356</text:p>
          </table:table-cell>
          <table:table-cell office:value-type="float" office:value="0.03" calcext:value-type="float">
            <text:p>0.03</text:p>
          </table:table-cell>
          <table:table-cell office:value-type="float" office:value="14844" calcext:value-type="float">
            <text:p>14844</text:p>
          </table:table-cell>
          <table:table-cell office:value-type="float" office:value="631507" calcext:value-type="float">
            <text:p>63150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428" calcext:value-type="float">
            <text:p>8428</text:p>
          </table:table-cell>
          <table:table-cell office:value-type="float" office:value="631507" calcext:value-type="float">
            <text:p>631507</text:p>
          </table:table-cell>
          <table:table-cell table:formula="of:=[.E57]-[.I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0-1-s843367405c723320.ukp</text:p>
          </table:table-cell>
          <table:table-cell office:value-type="float" office:value="0.00461278" calcext:value-type="float">
            <text:p>0.00461278</text:p>
          </table:table-cell>
          <table:table-cell office:value-type="float" office:value="0.03" calcext:value-type="float">
            <text:p>0.03</text:p>
          </table:table-cell>
          <table:table-cell office:value-type="float" office:value="16368" calcext:value-type="float">
            <text:p>16368</text:p>
          </table:table-cell>
          <table:table-cell office:value-type="float" office:value="723320" calcext:value-type="float">
            <text:p>72332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723320" calcext:value-type="float">
            <text:p>723320</text:p>
          </table:table-cell>
          <table:table-cell table:formula="of:=[.E58]-[.I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0-8-s991580855c905905.ukp</text:p>
          </table:table-cell>
          <table:table-cell office:value-type="float" office:value="0.00447829" calcext:value-type="float">
            <text:p>0.00447829</text:p>
          </table:table-cell>
          <table:table-cell office:value-type="float" office:value="0.03" calcext:value-type="float">
            <text:p>0.03</text:p>
          </table:table-cell>
          <table:table-cell office:value-type="float" office:value="19268" calcext:value-type="float">
            <text:p>19268</text:p>
          </table:table-cell>
          <table:table-cell office:value-type="float" office:value="905905" calcext:value-type="float">
            <text:p>90590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905905" calcext:value-type="float">
            <text:p>905905</text:p>
          </table:table-cell>
          <table:table-cell table:formula="of:=[.E59]-[.I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0-6-s227708629c900489.ukp</text:p>
          </table:table-cell>
          <table:table-cell office:value-type="float" office:value="0.00442481" calcext:value-type="float">
            <text:p>0.00442481</text:p>
          </table:table-cell>
          <table:table-cell office:value-type="float" office:value="0.03" calcext:value-type="float">
            <text:p>0.03</text:p>
          </table:table-cell>
          <table:table-cell office:value-type="float" office:value="19240" calcext:value-type="float">
            <text:p>19240</text:p>
          </table:table-cell>
          <table:table-cell office:value-type="float" office:value="900489" calcext:value-type="float">
            <text:p>90048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900489" calcext:value-type="float">
            <text:p>900489</text:p>
          </table:table-cell>
          <table:table-cell table:formula="of:=[.E60]-[.I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-2-s528806317c938252.ukp</text:p>
          </table:table-cell>
          <table:table-cell office:value-type="float" office:value="0.00439479" calcext:value-type="float">
            <text:p>0.00439479</text:p>
          </table:table-cell>
          <table:table-cell office:value-type="float" office:value="0.01" calcext:value-type="float">
            <text:p>0.01</text:p>
          </table:table-cell>
          <table:table-cell office:value-type="float" office:value="18740" calcext:value-type="float">
            <text:p>18740</text:p>
          </table:table-cell>
          <table:table-cell office:value-type="float" office:value="938252" calcext:value-type="float">
            <text:p>93825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564" calcext:value-type="float">
            <text:p>6564</text:p>
          </table:table-cell>
          <table:table-cell office:value-type="float" office:value="938252" calcext:value-type="float">
            <text:p>938252</text:p>
          </table:table-cell>
          <table:table-cell table:formula="of:=[.E61]-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-0-s827183242c822011.ukp</text:p>
          </table:table-cell>
          <table:table-cell office:value-type="float" office:value="0.00407532" calcext:value-type="float">
            <text:p>0.00407532</text:p>
          </table:table-cell>
          <table:table-cell office:value-type="float" office:value="0.02" calcext:value-type="float">
            <text:p>0.02</text:p>
          </table:table-cell>
          <table:table-cell office:value-type="float" office:value="17636" calcext:value-type="float">
            <text:p>17636</text:p>
          </table:table-cell>
          <table:table-cell office:value-type="float" office:value="822011" calcext:value-type="float">
            <text:p>82201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444" calcext:value-type="float">
            <text:p>5444</text:p>
          </table:table-cell>
          <table:table-cell office:value-type="float" office:value="822011" calcext:value-type="float">
            <text:p>822011</text:p>
          </table:table-cell>
          <table:table-cell table:formula="of:=[.E62]-[.I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2000-6-s227708629c720884.ukp</text:p>
          </table:table-cell>
          <table:table-cell office:value-type="float" office:value="0.00403901" calcext:value-type="float">
            <text:p>0.00403901</text:p>
          </table:table-cell>
          <table:table-cell office:value-type="float" office:value="0.01" calcext:value-type="float">
            <text:p>0.01</text:p>
          </table:table-cell>
          <table:table-cell office:value-type="float" office:value="15220" calcext:value-type="float">
            <text:p>15220</text:p>
          </table:table-cell>
          <table:table-cell office:value-type="float" office:value="720884" calcext:value-type="float">
            <text:p>72088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720884" calcext:value-type="float">
            <text:p>720884</text:p>
          </table:table-cell>
          <table:table-cell table:formula="of:=[.E63]-[.I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-3-s780179313c900235.ukp</text:p>
          </table:table-cell>
          <table:table-cell office:value-type="float" office:value="0.00398802" calcext:value-type="float">
            <text:p>0.00398802</text:p>
          </table:table-cell>
          <table:table-cell office:value-type="float" office:value="0.01" calcext:value-type="float">
            <text:p>0.01</text:p>
          </table:table-cell>
          <table:table-cell office:value-type="float" office:value="17952" calcext:value-type="float">
            <text:p>17952</text:p>
          </table:table-cell>
          <table:table-cell office:value-type="float" office:value="900235" calcext:value-type="float">
            <text:p>90023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916" calcext:value-type="float">
            <text:p>4916</text:p>
          </table:table-cell>
          <table:table-cell office:value-type="float" office:value="900235" calcext:value-type="float">
            <text:p>900235</text:p>
          </table:table-cell>
          <table:table-cell table:formula="of:=[.E64]-[.I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2000-2-s528806317c726630.ukp</text:p>
          </table:table-cell>
          <table:table-cell office:value-type="float" office:value="0.00398307" calcext:value-type="float">
            <text:p>0.00398307</text:p>
          </table:table-cell>
          <table:table-cell office:value-type="float" office:value="0.01" calcext:value-type="float">
            <text:p>0.01</text:p>
          </table:table-cell>
          <table:table-cell office:value-type="float" office:value="15340" calcext:value-type="float">
            <text:p>15340</text:p>
          </table:table-cell>
          <table:table-cell office:value-type="float" office:value="726630" calcext:value-type="float">
            <text:p>72663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760" calcext:value-type="float">
            <text:p>4760</text:p>
          </table:table-cell>
          <table:table-cell office:value-type="float" office:value="726630" calcext:value-type="float">
            <text:p>726630</text:p>
          </table:table-cell>
          <table:table-cell table:formula="of:=[.E65]-[.I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0-5-s110877071c530892.ukp</text:p>
          </table:table-cell>
          <table:table-cell office:value-type="float" office:value="0.00396918" calcext:value-type="float">
            <text:p>0.00396918</text:p>
          </table:table-cell>
          <table:table-cell office:value-type="float" office:value="0.03" calcext:value-type="float">
            <text:p>0.03</text:p>
          </table:table-cell>
          <table:table-cell office:value-type="float" office:value="12564" calcext:value-type="float">
            <text:p>12564</text:p>
          </table:table-cell>
          <table:table-cell office:value-type="float" office:value="530892" calcext:value-type="float">
            <text:p>53089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568" calcext:value-type="float">
            <text:p>7568</text:p>
          </table:table-cell>
          <table:table-cell office:value-type="float" office:value="530892" calcext:value-type="float">
            <text:p>530892</text:p>
          </table:table-cell>
          <table:table-cell table:formula="of:=[.E66]-[.I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2000-3-s780179313c724146.ukp</text:p>
          </table:table-cell>
          <table:table-cell office:value-type="float" office:value="0.00387403" calcext:value-type="float">
            <text:p>0.00387403</text:p>
          </table:table-cell>
          <table:table-cell office:value-type="float" office:value="0.02" calcext:value-type="float">
            <text:p>0.02</text:p>
          </table:table-cell>
          <table:table-cell office:value-type="float" office:value="16096" calcext:value-type="float">
            <text:p>16096</text:p>
          </table:table-cell>
          <table:table-cell office:value-type="float" office:value="724146" calcext:value-type="float">
            <text:p>72414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448" calcext:value-type="float">
            <text:p>7448</text:p>
          </table:table-cell>
          <table:table-cell office:value-type="float" office:value="724146" calcext:value-type="float">
            <text:p>724146</text:p>
          </table:table-cell>
          <table:table-cell table:formula="of:=[.E67]-[.I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-9-s126456688c785284.ukp</text:p>
          </table:table-cell>
          <table:table-cell office:value-type="float" office:value="0.00385237" calcext:value-type="float">
            <text:p>0.00385237</text:p>
          </table:table-cell>
          <table:table-cell office:value-type="float" office:value="0.01" calcext:value-type="float">
            <text:p>0.01</text:p>
          </table:table-cell>
          <table:table-cell office:value-type="float" office:value="16940" calcext:value-type="float">
            <text:p>16940</text:p>
          </table:table-cell>
          <table:table-cell office:value-type="float" office:value="785284" calcext:value-type="float">
            <text:p>78528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float" office:value="785284" calcext:value-type="float">
            <text:p>785284</text:p>
          </table:table-cell>
          <table:table-cell table:formula="of:=[.E68]-[.I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2000-4-s721215008c803150.ukp</text:p>
          </table:table-cell>
          <table:table-cell office:value-type="float" office:value="0.00379198" calcext:value-type="float">
            <text:p>0.00379198</text:p>
          </table:table-cell>
          <table:table-cell office:value-type="float" office:value="0.01" calcext:value-type="float">
            <text:p>0.01</text:p>
          </table:table-cell>
          <table:table-cell office:value-type="float" office:value="16624" calcext:value-type="float">
            <text:p>16624</text:p>
          </table:table-cell>
          <table:table-cell office:value-type="float" office:value="803150" calcext:value-type="float">
            <text:p>80315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844" calcext:value-type="float">
            <text:p>4844</text:p>
          </table:table-cell>
          <table:table-cell office:value-type="float" office:value="803150" calcext:value-type="float">
            <text:p>803150</text:p>
          </table:table-cell>
          <table:table-cell table:formula="of:=[.E69]-[.I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0-2-s528806317c944387.ukp</text:p>
          </table:table-cell>
          <table:table-cell office:value-type="float" office:value="0.00375236" calcext:value-type="float">
            <text:p>0.00375236</text:p>
          </table:table-cell>
          <table:table-cell office:value-type="float" office:value="0.03" calcext:value-type="float">
            <text:p>0.03</text:p>
          </table:table-cell>
          <table:table-cell office:value-type="float" office:value="19684" calcext:value-type="float">
            <text:p>19684</text:p>
          </table:table-cell>
          <table:table-cell office:value-type="float" office:value="944387" calcext:value-type="float">
            <text:p>94438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44387" calcext:value-type="float">
            <text:p>944387</text:p>
          </table:table-cell>
          <table:table-cell table:formula="of:=[.E70]-[.I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0-9-s126456688c963193.ukp</text:p>
          </table:table-cell>
          <table:table-cell office:value-type="float" office:value="0.00374042" calcext:value-type="float">
            <text:p>0.00374042</text:p>
          </table:table-cell>
          <table:table-cell office:value-type="float" office:value="0.03" calcext:value-type="float">
            <text:p>0.03</text:p>
          </table:table-cell>
          <table:table-cell office:value-type="float" office:value="20044" calcext:value-type="float">
            <text:p>20044</text:p>
          </table:table-cell>
          <table:table-cell office:value-type="float" office:value="963193" calcext:value-type="float">
            <text:p>96319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963193" calcext:value-type="float">
            <text:p>963193</text:p>
          </table:table-cell>
          <table:table-cell table:formula="of:=[.E71]-[.I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2000-5-s110877071c884660.ukp</text:p>
          </table:table-cell>
          <table:table-cell office:value-type="float" office:value="0.00369361" calcext:value-type="float">
            <text:p>0.00369361</text:p>
          </table:table-cell>
          <table:table-cell office:value-type="float" office:value="0.01" calcext:value-type="float">
            <text:p>0.01</text:p>
          </table:table-cell>
          <table:table-cell office:value-type="float" office:value="17960" calcext:value-type="float">
            <text:p>17960</text:p>
          </table:table-cell>
          <table:table-cell office:value-type="float" office:value="884660" calcext:value-type="float">
            <text:p>88466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office:value-type="float" office:value="884660" calcext:value-type="float">
            <text:p>884660</text:p>
          </table:table-cell>
          <table:table-cell table:formula="of:=[.E72]-[.I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-7-s177710744c744409.ukp</text:p>
          </table:table-cell>
          <table:table-cell office:value-type="float" office:value="0.00366319" calcext:value-type="float">
            <text:p>0.00366319</text:p>
          </table:table-cell>
          <table:table-cell office:value-type="float" office:value="0" calcext:value-type="float">
            <text:p>0</text:p>
          </table:table-cell>
          <table:table-cell office:value-type="float" office:value="15692" calcext:value-type="float">
            <text:p>15692</text:p>
          </table:table-cell>
          <table:table-cell office:value-type="float" office:value="744409" calcext:value-type="float">
            <text:p>74440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352" calcext:value-type="float">
            <text:p>4352</text:p>
          </table:table-cell>
          <table:table-cell office:value-type="float" office:value="744409" calcext:value-type="float">
            <text:p>744409</text:p>
          </table:table-cell>
          <table:table-cell table:formula="of:=[.E73]-[.I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0-0-s827183242c967660.ukp</text:p>
          </table:table-cell>
          <table:table-cell office:value-type="float" office:value="0.00359069" calcext:value-type="float">
            <text:p>0.00359069</text:p>
          </table:table-cell>
          <table:table-cell office:value-type="float" office:value="0.03" calcext:value-type="float">
            <text:p>0.03</text:p>
          </table:table-cell>
          <table:table-cell office:value-type="float" office:value="20144" calcext:value-type="float">
            <text:p>20144</text:p>
          </table:table-cell>
          <table:table-cell office:value-type="float" office:value="967660" calcext:value-type="float">
            <text:p>96766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967660" calcext:value-type="float">
            <text:p>967660</text:p>
          </table:table-cell>
          <table:table-cell table:formula="of:=[.E74]-[.I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-4-s721215008c658332.ukp</text:p>
          </table:table-cell>
          <table:table-cell office:value-type="float" office:value="0.0035829" calcext:value-type="float">
            <text:p>0.0035829</text:p>
          </table:table-cell>
          <table:table-cell office:value-type="float" office:value="0" calcext:value-type="float">
            <text:p>0</text:p>
          </table:table-cell>
          <table:table-cell office:value-type="float" office:value="14320" calcext:value-type="float">
            <text:p>14320</text:p>
          </table:table-cell>
          <table:table-cell office:value-type="float" office:value="658332" calcext:value-type="float">
            <text:p>65833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576" calcext:value-type="float">
            <text:p>4576</text:p>
          </table:table-cell>
          <table:table-cell office:value-type="float" office:value="658332" calcext:value-type="float">
            <text:p>658332</text:p>
          </table:table-cell>
          <table:table-cell table:formula="of:=[.E75]-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0-4-s721215008c598073.ukp</text:p>
          </table:table-cell>
          <table:table-cell office:value-type="float" office:value="0.00348759" calcext:value-type="float">
            <text:p>0.00348759</text:p>
          </table:table-cell>
          <table:table-cell office:value-type="float" office:value="0.03" calcext:value-type="float">
            <text:p>0.03</text:p>
          </table:table-cell>
          <table:table-cell office:value-type="float" office:value="14364" calcext:value-type="float">
            <text:p>14364</text:p>
          </table:table-cell>
          <table:table-cell office:value-type="float" office:value="598073" calcext:value-type="float">
            <text:p>59807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598073" calcext:value-type="float">
            <text:p>598073</text:p>
          </table:table-cell>
          <table:table-cell table:formula="of:=[.E76]-[.I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-2-s528806317c898349.ukp</text:p>
          </table:table-cell>
          <table:table-cell office:value-type="float" office:value="0.00346976" calcext:value-type="float">
            <text:p>0.00346976</text:p>
          </table:table-cell>
          <table:table-cell office:value-type="float" office:value="0" calcext:value-type="float">
            <text:p>0</text:p>
          </table:table-cell>
          <table:table-cell office:value-type="float" office:value="18684" calcext:value-type="float">
            <text:p>18684</text:p>
          </table:table-cell>
          <table:table-cell office:value-type="float" office:value="898349" calcext:value-type="float">
            <text:p>89834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072" calcext:value-type="float">
            <text:p>4072</text:p>
          </table:table-cell>
          <table:table-cell office:value-type="float" office:value="898349" calcext:value-type="float">
            <text:p>898349</text:p>
          </table:table-cell>
          <table:table-cell table:formula="of:=[.E77]-[.I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0-3-s780179313c787410.ukp</text:p>
          </table:table-cell>
          <table:table-cell office:value-type="float" office:value="0.00346818" calcext:value-type="float">
            <text:p>0.00346818</text:p>
          </table:table-cell>
          <table:table-cell office:value-type="float" office:value="0.02" calcext:value-type="float">
            <text:p>0.02</text:p>
          </table:table-cell>
          <table:table-cell office:value-type="float" office:value="17432" calcext:value-type="float">
            <text:p>17432</text:p>
          </table:table-cell>
          <table:table-cell office:value-type="float" office:value="787410" calcext:value-type="float">
            <text:p>78741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404" calcext:value-type="float">
            <text:p>8404</text:p>
          </table:table-cell>
          <table:table-cell office:value-type="float" office:value="787410" calcext:value-type="float">
            <text:p>787410</text:p>
          </table:table-cell>
          <table:table-cell table:formula="of:=[.E78]-[.I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-8-s991580855c964354.ukp</text:p>
          </table:table-cell>
          <table:table-cell office:value-type="float" office:value="0.00346472" calcext:value-type="float">
            <text:p>0.00346472</text:p>
          </table:table-cell>
          <table:table-cell office:value-type="float" office:value="0" calcext:value-type="float">
            <text:p>0</text:p>
          </table:table-cell>
          <table:table-cell office:value-type="float" office:value="19708" calcext:value-type="float">
            <text:p>19708</text:p>
          </table:table-cell>
          <table:table-cell office:value-type="float" office:value="964354" calcext:value-type="float">
            <text:p>96435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212" calcext:value-type="float">
            <text:p>5212</text:p>
          </table:table-cell>
          <table:table-cell office:value-type="float" office:value="964354" calcext:value-type="float">
            <text:p>964354</text:p>
          </table:table-cell>
          <table:table-cell table:formula="of:=[.E79]-[.I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2000-3-s780179313c589775.ukp</text:p>
          </table:table-cell>
          <table:table-cell office:value-type="float" office:value="0.00346161" calcext:value-type="float">
            <text:p>0.00346161</text:p>
          </table:table-cell>
          <table:table-cell office:value-type="float" office:value="0.01" calcext:value-type="float">
            <text:p>0.01</text:p>
          </table:table-cell>
          <table:table-cell office:value-type="float" office:value="13344" calcext:value-type="float">
            <text:p>13344</text:p>
          </table:table-cell>
          <table:table-cell office:value-type="float" office:value="589775" calcext:value-type="float">
            <text:p>58977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676" calcext:value-type="float">
            <text:p>4676</text:p>
          </table:table-cell>
          <table:table-cell office:value-type="float" office:value="589775" calcext:value-type="float">
            <text:p>589775</text:p>
          </table:table-cell>
          <table:table-cell table:formula="of:=[.E80]-[.I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-1-s843367405c974920.ukp</text:p>
          </table:table-cell>
          <table:table-cell office:value-type="float" office:value="0.0034129" calcext:value-type="float">
            <text:p>0.0034129</text:p>
          </table:table-cell>
          <table:table-cell office:value-type="float" office:value="0" calcext:value-type="float">
            <text:p>0</text:p>
          </table:table-cell>
          <table:table-cell office:value-type="float" office:value="19884" calcext:value-type="float">
            <text:p>19884</text:p>
          </table:table-cell>
          <table:table-cell office:value-type="float" office:value="974920" calcext:value-type="float">
            <text:p>97492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472" calcext:value-type="float">
            <text:p>5472</text:p>
          </table:table-cell>
          <table:table-cell office:value-type="float" office:value="974920" calcext:value-type="float">
            <text:p>974920</text:p>
          </table:table-cell>
          <table:table-cell table:formula="of:=[.E81]-[.I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0-6-s227708629c836970.ukp</text:p>
          </table:table-cell>
          <table:table-cell office:value-type="float" office:value="0.00336744" calcext:value-type="float">
            <text:p>0.00336744</text:p>
          </table:table-cell>
          <table:table-cell office:value-type="float" office:value="0.03" calcext:value-type="float">
            <text:p>0.03</text:p>
          </table:table-cell>
          <table:table-cell office:value-type="float" office:value="18148" calcext:value-type="float">
            <text:p>18148</text:p>
          </table:table-cell>
          <table:table-cell office:value-type="float" office:value="836970" calcext:value-type="float">
            <text:p>83697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32" calcext:value-type="float">
            <text:p>6332</text:p>
          </table:table-cell>
          <table:table-cell office:value-type="float" office:value="836970" calcext:value-type="float">
            <text:p>836970</text:p>
          </table:table-cell>
          <table:table-cell table:formula="of:=[.E82]-[.I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-9-s126456688c837661.ukp</text:p>
          </table:table-cell>
          <table:table-cell office:value-type="float" office:value="0.00335073" calcext:value-type="float">
            <text:p>0.00335073</text:p>
          </table:table-cell>
          <table:table-cell office:value-type="float" office:value="0" calcext:value-type="float">
            <text:p>0</text:p>
          </table:table-cell>
          <table:table-cell office:value-type="float" office:value="17156" calcext:value-type="float">
            <text:p>17156</text:p>
          </table:table-cell>
          <table:table-cell office:value-type="float" office:value="837661" calcext:value-type="float">
            <text:p>83766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876" calcext:value-type="float">
            <text:p>4876</text:p>
          </table:table-cell>
          <table:table-cell office:value-type="float" office:value="837661" calcext:value-type="float">
            <text:p>837661</text:p>
          </table:table-cell>
          <table:table-cell table:formula="of:=[.E83]-[.I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0-1-s843367405c958150.ukp</text:p>
          </table:table-cell>
          <table:table-cell office:value-type="float" office:value="0.00333692" calcext:value-type="float">
            <text:p>0.00333692</text:p>
          </table:table-cell>
          <table:table-cell office:value-type="float" office:value="0.03" calcext:value-type="float">
            <text:p>0.03</text:p>
          </table:table-cell>
          <table:table-cell office:value-type="float" office:value="19288" calcext:value-type="float">
            <text:p>19288</text:p>
          </table:table-cell>
          <table:table-cell office:value-type="float" office:value="958150" calcext:value-type="float">
            <text:p>95815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420" calcext:value-type="float">
            <text:p>8420</text:p>
          </table:table-cell>
          <table:table-cell office:value-type="float" office:value="958150" calcext:value-type="float">
            <text:p>958150</text:p>
          </table:table-cell>
          <table:table-cell table:formula="of:=[.E84]-[.I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0-0-s827183242c605538.ukp</text:p>
          </table:table-cell>
          <table:table-cell office:value-type="float" office:value="0.00327924" calcext:value-type="float">
            <text:p>0.00327924</text:p>
          </table:table-cell>
          <table:table-cell office:value-type="float" office:value="0.04" calcext:value-type="float">
            <text:p>0.04</text:p>
          </table:table-cell>
          <table:table-cell office:value-type="float" office:value="14492" calcext:value-type="float">
            <text:p>14492</text:p>
          </table:table-cell>
          <table:table-cell office:value-type="float" office:value="605538" calcext:value-type="float">
            <text:p>60553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88" calcext:value-type="float">
            <text:p>6388</text:p>
          </table:table-cell>
          <table:table-cell office:value-type="float" office:value="605538" calcext:value-type="float">
            <text:p>605538</text:p>
          </table:table-cell>
          <table:table-cell table:formula="of:=[.E85]-[.I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0-5-s110877071c609067.ukp</text:p>
          </table:table-cell>
          <table:table-cell office:value-type="float" office:value="0.00327163" calcext:value-type="float">
            <text:p>0.00327163</text:p>
          </table:table-cell>
          <table:table-cell office:value-type="float" office:value="0.02" calcext:value-type="float">
            <text:p>0.02</text:p>
          </table:table-cell>
          <table:table-cell office:value-type="float" office:value="14560" calcext:value-type="float">
            <text:p>14560</text:p>
          </table:table-cell>
          <table:table-cell office:value-type="float" office:value="609067" calcext:value-type="float">
            <text:p>60906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609067" calcext:value-type="float">
            <text:p>609067</text:p>
          </table:table-cell>
          <table:table-cell table:formula="of:=[.E86]-[.I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2000-8-s991580855c603735.ukp</text:p>
          </table:table-cell>
          <table:table-cell office:value-type="float" office:value="0.00324797" calcext:value-type="float">
            <text:p>0.00324797</text:p>
          </table:table-cell>
          <table:table-cell office:value-type="float" office:value="0.01" calcext:value-type="float">
            <text:p>0.01</text:p>
          </table:table-cell>
          <table:table-cell office:value-type="float" office:value="13260" calcext:value-type="float">
            <text:p>13260</text:p>
          </table:table-cell>
          <table:table-cell office:value-type="float" office:value="603735" calcext:value-type="float">
            <text:p>60373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596" calcext:value-type="float">
            <text:p>5596</text:p>
          </table:table-cell>
          <table:table-cell office:value-type="float" office:value="603735" calcext:value-type="float">
            <text:p>603735</text:p>
          </table:table-cell>
          <table:table-cell table:formula="of:=[.E87]-[.I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0-9-s126456688c794611.ukp</text:p>
          </table:table-cell>
          <table:table-cell office:value-type="float" office:value="0.0032219" calcext:value-type="float">
            <text:p>0.0032219</text:p>
          </table:table-cell>
          <table:table-cell office:value-type="float" office:value="0.03" calcext:value-type="float">
            <text:p>0.03</text:p>
          </table:table-cell>
          <table:table-cell office:value-type="float" office:value="17456" calcext:value-type="float">
            <text:p>17456</text:p>
          </table:table-cell>
          <table:table-cell office:value-type="float" office:value="794611" calcext:value-type="float">
            <text:p>79461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794611" calcext:value-type="float">
            <text:p>794611</text:p>
          </table:table-cell>
          <table:table-cell table:formula="of:=[.E88]-[.I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-5-s110877071c784914.ukp</text:p>
          </table:table-cell>
          <table:table-cell office:value-type="float" office:value="0.00321998" calcext:value-type="float">
            <text:p>0.00321998</text:p>
          </table:table-cell>
          <table:table-cell office:value-type="float" office:value="0" calcext:value-type="float">
            <text:p>0</text:p>
          </table:table-cell>
          <table:table-cell office:value-type="float" office:value="16980" calcext:value-type="float">
            <text:p>16980</text:p>
          </table:table-cell>
          <table:table-cell office:value-type="float" office:value="784914" calcext:value-type="float">
            <text:p>78491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116" calcext:value-type="float">
            <text:p>4116</text:p>
          </table:table-cell>
          <table:table-cell office:value-type="float" office:value="784914" calcext:value-type="float">
            <text:p>784914</text:p>
          </table:table-cell>
          <table:table-cell table:formula="of:=[.E89]-[.I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-4-s721215008c678900.ukp</text:p>
          </table:table-cell>
          <table:table-cell office:value-type="float" office:value="0.00321648" calcext:value-type="float">
            <text:p>0.00321648</text:p>
          </table:table-cell>
          <table:table-cell office:value-type="float" office:value="0" calcext:value-type="float">
            <text:p>0</text:p>
          </table:table-cell>
          <table:table-cell office:value-type="float" office:value="15328" calcext:value-type="float">
            <text:p>15328</text:p>
          </table:table-cell>
          <table:table-cell office:value-type="float" office:value="678900" calcext:value-type="float">
            <text:p>67890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216" calcext:value-type="float">
            <text:p>4216</text:p>
          </table:table-cell>
          <table:table-cell office:value-type="float" office:value="678900" calcext:value-type="float">
            <text:p>678900</text:p>
          </table:table-cell>
          <table:table-cell table:formula="of:=[.E90]-[.I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2000-0-s827183242c988488.ukp</text:p>
          </table:table-cell>
          <table:table-cell office:value-type="float" office:value="0.00319502" calcext:value-type="float">
            <text:p>0.00319502</text:p>
          </table:table-cell>
          <table:table-cell office:value-type="float" office:value="0.01" calcext:value-type="float">
            <text:p>0.01</text:p>
          </table:table-cell>
          <table:table-cell office:value-type="float" office:value="20436" calcext:value-type="float">
            <text:p>20436</text:p>
          </table:table-cell>
          <table:table-cell office:value-type="float" office:value="988488" calcext:value-type="float">
            <text:p>98848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804" calcext:value-type="float">
            <text:p>4804</text:p>
          </table:table-cell>
          <table:table-cell office:value-type="float" office:value="988488" calcext:value-type="float">
            <text:p>988488</text:p>
          </table:table-cell>
          <table:table-cell table:formula="of:=[.E91]-[.I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-9-s126456688c864427.ukp</text:p>
          </table:table-cell>
          <table:table-cell office:value-type="float" office:value="0.00317352" calcext:value-type="float">
            <text:p>0.00317352</text:p>
          </table:table-cell>
          <table:table-cell office:value-type="float" office:value="0" calcext:value-type="float">
            <text:p>0</text:p>
          </table:table-cell>
          <table:table-cell office:value-type="float" office:value="18408" calcext:value-type="float">
            <text:p>18408</text:p>
          </table:table-cell>
          <table:table-cell office:value-type="float" office:value="864427" calcext:value-type="float">
            <text:p>86442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084" calcext:value-type="float">
            <text:p>7084</text:p>
          </table:table-cell>
          <table:table-cell office:value-type="float" office:value="864427" calcext:value-type="float">
            <text:p>864427</text:p>
          </table:table-cell>
          <table:table-cell table:formula="of:=[.E92]-[.I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0-7-s177710744c553982.ukp</text:p>
          </table:table-cell>
          <table:table-cell office:value-type="float" office:value="0.00317228" calcext:value-type="float">
            <text:p>0.00317228</text:p>
          </table:table-cell>
          <table:table-cell office:value-type="float" office:value="0.03" calcext:value-type="float">
            <text:p>0.03</text:p>
          </table:table-cell>
          <table:table-cell office:value-type="float" office:value="13664" calcext:value-type="float">
            <text:p>13664</text:p>
          </table:table-cell>
          <table:table-cell office:value-type="float" office:value="553982" calcext:value-type="float">
            <text:p>55398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553982" calcext:value-type="float">
            <text:p>553982</text:p>
          </table:table-cell>
          <table:table-cell table:formula="of:=[.E93]-[.I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-1-s843367405c527079.ukp</text:p>
          </table:table-cell>
          <table:table-cell office:value-type="float" office:value="0.00315976" calcext:value-type="float">
            <text:p>0.00315976</text:p>
          </table:table-cell>
          <table:table-cell office:value-type="float" office:value="0" calcext:value-type="float">
            <text:p>0</text:p>
          </table:table-cell>
          <table:table-cell office:value-type="float" office:value="12396" calcext:value-type="float">
            <text:p>12396</text:p>
          </table:table-cell>
          <table:table-cell office:value-type="float" office:value="527079" calcext:value-type="float">
            <text:p>52707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776" calcext:value-type="float">
            <text:p>4776</text:p>
          </table:table-cell>
          <table:table-cell office:value-type="float" office:value="527079" calcext:value-type="float">
            <text:p>527079</text:p>
          </table:table-cell>
          <table:table-cell table:formula="of:=[.E94]-[.I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0-5-s110877071c563354.ukp</text:p>
          </table:table-cell>
          <table:table-cell office:value-type="float" office:value="0.00314772" calcext:value-type="float">
            <text:p>0.00314772</text:p>
          </table:table-cell>
          <table:table-cell office:value-type="float" office:value="0.02" calcext:value-type="float">
            <text:p>0.02</text:p>
          </table:table-cell>
          <table:table-cell office:value-type="float" office:value="13752" calcext:value-type="float">
            <text:p>13752</text:p>
          </table:table-cell>
          <table:table-cell office:value-type="float" office:value="563354" calcext:value-type="float">
            <text:p>56335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float" office:value="563354" calcext:value-type="float">
            <text:p>563354</text:p>
          </table:table-cell>
          <table:table-cell table:formula="of:=[.E95]-[.I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0-2-s528806317c540323.ukp</text:p>
          </table:table-cell>
          <table:table-cell office:value-type="float" office:value="0.00313874" calcext:value-type="float">
            <text:p>0.00313874</text:p>
          </table:table-cell>
          <table:table-cell office:value-type="float" office:value="0.03" calcext:value-type="float">
            <text:p>0.03</text:p>
          </table:table-cell>
          <table:table-cell office:value-type="float" office:value="13600" calcext:value-type="float">
            <text:p>13600</text:p>
          </table:table-cell>
          <table:table-cell office:value-type="float" office:value="540323" calcext:value-type="float">
            <text:p>54032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540323" calcext:value-type="float">
            <text:p>540323</text:p>
          </table:table-cell>
          <table:table-cell table:formula="of:=[.E96]-[.I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0-4-s721215008c817916.ukp</text:p>
          </table:table-cell>
          <table:table-cell office:value-type="float" office:value="0.00313781" calcext:value-type="float">
            <text:p>0.00313781</text:p>
          </table:table-cell>
          <table:table-cell office:value-type="float" office:value="0.03" calcext:value-type="float">
            <text:p>0.03</text:p>
          </table:table-cell>
          <table:table-cell office:value-type="float" office:value="17156" calcext:value-type="float">
            <text:p>17156</text:p>
          </table:table-cell>
          <table:table-cell office:value-type="float" office:value="817916" calcext:value-type="float">
            <text:p>81791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760" calcext:value-type="float">
            <text:p>7760</text:p>
          </table:table-cell>
          <table:table-cell office:value-type="float" office:value="817916" calcext:value-type="float">
            <text:p>817916</text:p>
          </table:table-cell>
          <table:table-cell table:formula="of:=[.E97]-[.I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-7-s177710744c905112.ukp</text:p>
          </table:table-cell>
          <table:table-cell office:value-type="float" office:value="0.00313192" calcext:value-type="float">
            <text:p>0.00313192</text:p>
          </table:table-cell>
          <table:table-cell office:value-type="float" office:value="0" calcext:value-type="float">
            <text:p>0</text:p>
          </table:table-cell>
          <table:table-cell office:value-type="float" office:value="18216" calcext:value-type="float">
            <text:p>18216</text:p>
          </table:table-cell>
          <table:table-cell office:value-type="float" office:value="905112" calcext:value-type="float">
            <text:p>90511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004" calcext:value-type="float">
            <text:p>5004</text:p>
          </table:table-cell>
          <table:table-cell office:value-type="float" office:value="905112" calcext:value-type="float">
            <text:p>905112</text:p>
          </table:table-cell>
          <table:table-cell table:formula="of:=[.E98]-[.I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-1-s843367405c762037.ukp</text:p>
          </table:table-cell>
          <table:table-cell office:value-type="float" office:value="0.00313094" calcext:value-type="float">
            <text:p>0.00313094</text:p>
          </table:table-cell>
          <table:table-cell office:value-type="float" office:value="0" calcext:value-type="float">
            <text:p>0</text:p>
          </table:table-cell>
          <table:table-cell office:value-type="float" office:value="16052" calcext:value-type="float">
            <text:p>16052</text:p>
          </table:table-cell>
          <table:table-cell office:value-type="float" office:value="762037" calcext:value-type="float">
            <text:p>76203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040" calcext:value-type="float">
            <text:p>5040</text:p>
          </table:table-cell>
          <table:table-cell office:value-type="float" office:value="762037" calcext:value-type="float">
            <text:p>762037</text:p>
          </table:table-cell>
          <table:table-cell table:formula="of:=[.E99]-[.I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0-3-s780179313c669049.ukp</text:p>
          </table:table-cell>
          <table:table-cell office:value-type="float" office:value="0.0030806" calcext:value-type="float">
            <text:p>0.0030806</text:p>
          </table:table-cell>
          <table:table-cell office:value-type="float" office:value="0.02" calcext:value-type="float">
            <text:p>0.02</text:p>
          </table:table-cell>
          <table:table-cell office:value-type="float" office:value="15528" calcext:value-type="float">
            <text:p>15528</text:p>
          </table:table-cell>
          <table:table-cell office:value-type="float" office:value="669049" calcext:value-type="float">
            <text:p>66904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040" calcext:value-type="float">
            <text:p>8040</text:p>
          </table:table-cell>
          <table:table-cell office:value-type="float" office:value="669049" calcext:value-type="float">
            <text:p>669049</text:p>
          </table:table-cell>
          <table:table-cell table:formula="of:=[.E100]-[.I1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-7-s177710744c657882.ukp</text:p>
          </table:table-cell>
          <table:table-cell office:value-type="float" office:value="0.00304293" calcext:value-type="float">
            <text:p>0.00304293</text:p>
          </table:table-cell>
          <table:table-cell office:value-type="float" office:value="0" calcext:value-type="float">
            <text:p>0</text:p>
          </table:table-cell>
          <table:table-cell office:value-type="float" office:value="15228" calcext:value-type="float">
            <text:p>15228</text:p>
          </table:table-cell>
          <table:table-cell office:value-type="float" office:value="657882" calcext:value-type="float">
            <text:p>65788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104" calcext:value-type="float">
            <text:p>6104</text:p>
          </table:table-cell>
          <table:table-cell office:value-type="float" office:value="657882" calcext:value-type="float">
            <text:p>657882</text:p>
          </table:table-cell>
          <table:table-cell table:formula="of:=[.E101]-[.I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2000-1-s843367405c887154.ukp</text:p>
          </table:table-cell>
          <table:table-cell office:value-type="float" office:value="0.00303731" calcext:value-type="float">
            <text:p>0.00303731</text:p>
          </table:table-cell>
          <table:table-cell office:value-type="float" office:value="0.01" calcext:value-type="float">
            <text:p>0.01</text:p>
          </table:table-cell>
          <table:table-cell office:value-type="float" office:value="17960" calcext:value-type="float">
            <text:p>17960</text:p>
          </table:table-cell>
          <table:table-cell office:value-type="float" office:value="887154" calcext:value-type="float">
            <text:p>88715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12" calcext:value-type="float">
            <text:p>6312</text:p>
          </table:table-cell>
          <table:table-cell office:value-type="float" office:value="887154" calcext:value-type="float">
            <text:p>887154</text:p>
          </table:table-cell>
          <table:table-cell table:formula="of:=[.E102]-[.I1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0-7-s177710744c581656.ukp</text:p>
          </table:table-cell>
          <table:table-cell office:value-type="float" office:value="0.00302505" calcext:value-type="float">
            <text:p>0.00302505</text:p>
          </table:table-cell>
          <table:table-cell office:value-type="float" office:value="0.02" calcext:value-type="float">
            <text:p>0.02</text:p>
          </table:table-cell>
          <table:table-cell office:value-type="float" office:value="14224" calcext:value-type="float">
            <text:p>14224</text:p>
          </table:table-cell>
          <table:table-cell office:value-type="float" office:value="581656" calcext:value-type="float">
            <text:p>58165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276" calcext:value-type="float">
            <text:p>8276</text:p>
          </table:table-cell>
          <table:table-cell office:value-type="float" office:value="581656" calcext:value-type="float">
            <text:p>581656</text:p>
          </table:table-cell>
          <table:table-cell table:formula="of:=[.E103]-[.I1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2000-9-s126456688c711726.ukp</text:p>
          </table:table-cell>
          <table:table-cell office:value-type="float" office:value="0.00300612" calcext:value-type="float">
            <text:p>0.00300612</text:p>
          </table:table-cell>
          <table:table-cell office:value-type="float" office:value="0.01" calcext:value-type="float">
            <text:p>0.01</text:p>
          </table:table-cell>
          <table:table-cell office:value-type="float" office:value="15752" calcext:value-type="float">
            <text:p>15752</text:p>
          </table:table-cell>
          <table:table-cell office:value-type="float" office:value="711726" calcext:value-type="float">
            <text:p>71172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184" calcext:value-type="float">
            <text:p>5184</text:p>
          </table:table-cell>
          <table:table-cell office:value-type="float" office:value="711726" calcext:value-type="float">
            <text:p>711726</text:p>
          </table:table-cell>
          <table:table-cell table:formula="of:=[.E104]-[.I1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2000-9-s126456688c925301.ukp</text:p>
          </table:table-cell>
          <table:table-cell office:value-type="float" office:value="0.00295744" calcext:value-type="float">
            <text:p>0.00295744</text:p>
          </table:table-cell>
          <table:table-cell office:value-type="float" office:value="0.01" calcext:value-type="float">
            <text:p>0.01</text:p>
          </table:table-cell>
          <table:table-cell office:value-type="float" office:value="18604" calcext:value-type="float">
            <text:p>18604</text:p>
          </table:table-cell>
          <table:table-cell office:value-type="float" office:value="925301" calcext:value-type="float">
            <text:p>9253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584" calcext:value-type="float">
            <text:p>4584</text:p>
          </table:table-cell>
          <table:table-cell office:value-type="float" office:value="925301" calcext:value-type="float">
            <text:p>925301</text:p>
          </table:table-cell>
          <table:table-cell table:formula="of:=[.E105]-[.I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-9-s126456688c795871.ukp</text:p>
          </table:table-cell>
          <table:table-cell office:value-type="float" office:value="0.00295643" calcext:value-type="float">
            <text:p>0.00295643</text:p>
          </table:table-cell>
          <table:table-cell office:value-type="float" office:value="0" calcext:value-type="float">
            <text:p>0</text:p>
          </table:table-cell>
          <table:table-cell office:value-type="float" office:value="17244" calcext:value-type="float">
            <text:p>17244</text:p>
          </table:table-cell>
          <table:table-cell office:value-type="float" office:value="795871" calcext:value-type="float">
            <text:p>79587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672" calcext:value-type="float">
            <text:p>4672</text:p>
          </table:table-cell>
          <table:table-cell office:value-type="float" office:value="795871" calcext:value-type="float">
            <text:p>795871</text:p>
          </table:table-cell>
          <table:table-cell table:formula="of:=[.E106]-[.I1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-6-s227708629c511609.ukp</text:p>
          </table:table-cell>
          <table:table-cell office:value-type="float" office:value="0.00293582" calcext:value-type="float">
            <text:p>0.00293582</text:p>
          </table:table-cell>
          <table:table-cell office:value-type="float" office:value="0" calcext:value-type="float">
            <text:p>0</text:p>
          </table:table-cell>
          <table:table-cell office:value-type="float" office:value="12696" calcext:value-type="float">
            <text:p>12696</text:p>
          </table:table-cell>
          <table:table-cell office:value-type="float" office:value="511609" calcext:value-type="float">
            <text:p>51160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648" calcext:value-type="float">
            <text:p>6648</text:p>
          </table:table-cell>
          <table:table-cell office:value-type="float" office:value="511609" calcext:value-type="float">
            <text:p>511609</text:p>
          </table:table-cell>
          <table:table-cell table:formula="of:=[.E107]-[.I1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-4-s721215008c887601.ukp</text:p>
          </table:table-cell>
          <table:table-cell office:value-type="float" office:value="0.00293524" calcext:value-type="float">
            <text:p>0.00293524</text:p>
          </table:table-cell>
          <table:table-cell office:value-type="float" office:value="0" calcext:value-type="float">
            <text:p>0</text:p>
          </table:table-cell>
          <table:table-cell office:value-type="float" office:value="18648" calcext:value-type="float">
            <text:p>18648</text:p>
          </table:table-cell>
          <table:table-cell office:value-type="float" office:value="887601" calcext:value-type="float">
            <text:p>88760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260" calcext:value-type="float">
            <text:p>4260</text:p>
          </table:table-cell>
          <table:table-cell office:value-type="float" office:value="887601" calcext:value-type="float">
            <text:p>887601</text:p>
          </table:table-cell>
          <table:table-cell table:formula="of:=[.E108]-[.I1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2000-5-s110877071c854260.ukp</text:p>
          </table:table-cell>
          <table:table-cell office:value-type="float" office:value="0.00291038" calcext:value-type="float">
            <text:p>0.00291038</text:p>
          </table:table-cell>
          <table:table-cell office:value-type="float" office:value="0.01" calcext:value-type="float">
            <text:p>0.01</text:p>
          </table:table-cell>
          <table:table-cell office:value-type="float" office:value="18044" calcext:value-type="float">
            <text:p>18044</text:p>
          </table:table-cell>
          <table:table-cell office:value-type="float" office:value="854260" calcext:value-type="float">
            <text:p>85426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124" calcext:value-type="float">
            <text:p>5124</text:p>
          </table:table-cell>
          <table:table-cell office:value-type="float" office:value="854260" calcext:value-type="float">
            <text:p>854260</text:p>
          </table:table-cell>
          <table:table-cell table:formula="of:=[.E109]-[.I1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0-3-s780179313c742672.ukp</text:p>
          </table:table-cell>
          <table:table-cell office:value-type="float" office:value="0.00283978" calcext:value-type="float">
            <text:p>0.00283978</text:p>
          </table:table-cell>
          <table:table-cell office:value-type="float" office:value="0.03" calcext:value-type="float">
            <text:p>0.03</text:p>
          </table:table-cell>
          <table:table-cell office:value-type="float" office:value="15832" calcext:value-type="float">
            <text:p>15832</text:p>
          </table:table-cell>
          <table:table-cell office:value-type="float" office:value="742672" calcext:value-type="float">
            <text:p>74267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272" calcext:value-type="float">
            <text:p>6272</text:p>
          </table:table-cell>
          <table:table-cell office:value-type="float" office:value="742672" calcext:value-type="float">
            <text:p>742672</text:p>
          </table:table-cell>
          <table:table-cell table:formula="of:=[.E110]-[.I1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2000-3-s780179313c690312.ukp</text:p>
          </table:table-cell>
          <table:table-cell office:value-type="float" office:value="0.00282555" calcext:value-type="float">
            <text:p>0.00282555</text:p>
          </table:table-cell>
          <table:table-cell office:value-type="float" office:value="0.01" calcext:value-type="float">
            <text:p>0.01</text:p>
          </table:table-cell>
          <table:table-cell office:value-type="float" office:value="15532" calcext:value-type="float">
            <text:p>15532</text:p>
          </table:table-cell>
          <table:table-cell office:value-type="float" office:value="690312" calcext:value-type="float">
            <text:p>69031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600" calcext:value-type="float">
            <text:p>5600</text:p>
          </table:table-cell>
          <table:table-cell office:value-type="float" office:value="690312" calcext:value-type="float">
            <text:p>690312</text:p>
          </table:table-cell>
          <table:table-cell table:formula="of:=[.E111]-[.I1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-1-s843367405c753086.ukp</text:p>
          </table:table-cell>
          <table:table-cell office:value-type="float" office:value="0.00281044" calcext:value-type="float">
            <text:p>0.00281044</text:p>
          </table:table-cell>
          <table:table-cell office:value-type="float" office:value="0" calcext:value-type="float">
            <text:p>0</text:p>
          </table:table-cell>
          <table:table-cell office:value-type="float" office:value="16628" calcext:value-type="float">
            <text:p>16628</text:p>
          </table:table-cell>
          <table:table-cell office:value-type="float" office:value="753086" calcext:value-type="float">
            <text:p>75308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052" calcext:value-type="float">
            <text:p>4052</text:p>
          </table:table-cell>
          <table:table-cell office:value-type="float" office:value="753086" calcext:value-type="float">
            <text:p>753086</text:p>
          </table:table-cell>
          <table:table-cell table:formula="of:=[.E112]-[.I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0-9-s126456688c696928.ukp</text:p>
          </table:table-cell>
          <table:table-cell office:value-type="float" office:value="0.00279591" calcext:value-type="float">
            <text:p>0.00279591</text:p>
          </table:table-cell>
          <table:table-cell office:value-type="float" office:value="0.02" calcext:value-type="float">
            <text:p>0.02</text:p>
          </table:table-cell>
          <table:table-cell office:value-type="float" office:value="15112" calcext:value-type="float">
            <text:p>15112</text:p>
          </table:table-cell>
          <table:table-cell office:value-type="float" office:value="696928" calcext:value-type="float">
            <text:p>69692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8480" calcext:value-type="float">
            <text:p>8480</text:p>
          </table:table-cell>
          <table:table-cell office:value-type="float" office:value="696928" calcext:value-type="float">
            <text:p>696928</text:p>
          </table:table-cell>
          <table:table-cell table:formula="of:=[.E113]-[.I1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0-2-s528806317c831043.ukp</text:p>
          </table:table-cell>
          <table:table-cell office:value-type="float" office:value="0.00279372" calcext:value-type="float">
            <text:p>0.00279372</text:p>
          </table:table-cell>
          <table:table-cell office:value-type="float" office:value="0.02" calcext:value-type="float">
            <text:p>0.02</text:p>
          </table:table-cell>
          <table:table-cell office:value-type="float" office:value="17136" calcext:value-type="float">
            <text:p>17136</text:p>
          </table:table-cell>
          <table:table-cell office:value-type="float" office:value="831043" calcext:value-type="float">
            <text:p>83104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831043" calcext:value-type="float">
            <text:p>831043</text:p>
          </table:table-cell>
          <table:table-cell table:formula="of:=[.E114]-[.I1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0-4-s721215008c811628.ukp</text:p>
          </table:table-cell>
          <table:table-cell office:value-type="float" office:value="0.00275237" calcext:value-type="float">
            <text:p>0.00275237</text:p>
          </table:table-cell>
          <table:table-cell office:value-type="float" office:value="0.02" calcext:value-type="float">
            <text:p>0.02</text:p>
          </table:table-cell>
          <table:table-cell office:value-type="float" office:value="16912" calcext:value-type="float">
            <text:p>16912</text:p>
          </table:table-cell>
          <table:table-cell office:value-type="float" office:value="811628" calcext:value-type="float">
            <text:p>81162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720" calcext:value-type="float">
            <text:p>7720</text:p>
          </table:table-cell>
          <table:table-cell office:value-type="float" office:value="811628" calcext:value-type="float">
            <text:p>811628</text:p>
          </table:table-cell>
          <table:table-cell table:formula="of:=[.E115]-[.I1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-8-s991580855c746908.ukp</text:p>
          </table:table-cell>
          <table:table-cell office:value-type="float" office:value="0.00275203" calcext:value-type="float">
            <text:p>0.00275203</text:p>
          </table:table-cell>
          <table:table-cell office:value-type="float" office:value="0" calcext:value-type="float">
            <text:p>0</text:p>
          </table:table-cell>
          <table:table-cell office:value-type="float" office:value="15608" calcext:value-type="float">
            <text:p>15608</text:p>
          </table:table-cell>
          <table:table-cell office:value-type="float" office:value="746908" calcext:value-type="float">
            <text:p>746908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468" calcext:value-type="float">
            <text:p>5468</text:p>
          </table:table-cell>
          <table:table-cell office:value-type="float" office:value="746908" calcext:value-type="float">
            <text:p>746908</text:p>
          </table:table-cell>
          <table:table-cell table:formula="of:=[.E116]-[.I1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0-2-s528806317c547427.ukp</text:p>
          </table:table-cell>
          <table:table-cell office:value-type="float" office:value="0.00274304" calcext:value-type="float">
            <text:p>0.00274304</text:p>
          </table:table-cell>
          <table:table-cell office:value-type="float" office:value="0.02" calcext:value-type="float">
            <text:p>0.02</text:p>
          </table:table-cell>
          <table:table-cell office:value-type="float" office:value="13664" calcext:value-type="float">
            <text:p>13664</text:p>
          </table:table-cell>
          <table:table-cell office:value-type="float" office:value="547427" calcext:value-type="float">
            <text:p>54742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547427" calcext:value-type="float">
            <text:p>547427</text:p>
          </table:table-cell>
          <table:table-cell table:formula="of:=[.E117]-[.I1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-2-s528806317c669699.ukp</text:p>
          </table:table-cell>
          <table:table-cell office:value-type="float" office:value="0.00269963" calcext:value-type="float">
            <text:p>0.00269963</text:p>
          </table:table-cell>
          <table:table-cell office:value-type="float" office:value="0" calcext:value-type="float">
            <text:p>0</text:p>
          </table:table-cell>
          <table:table-cell office:value-type="float" office:value="14604" calcext:value-type="float">
            <text:p>14604</text:p>
          </table:table-cell>
          <table:table-cell office:value-type="float" office:value="669699" calcext:value-type="float">
            <text:p>66969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484" calcext:value-type="float">
            <text:p>5484</text:p>
          </table:table-cell>
          <table:table-cell office:value-type="float" office:value="669699" calcext:value-type="float">
            <text:p>669699</text:p>
          </table:table-cell>
          <table:table-cell table:formula="of:=[.E118]-[.I1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-3-s780179313c743993.ukp</text:p>
          </table:table-cell>
          <table:table-cell office:value-type="float" office:value="0.00268709" calcext:value-type="float">
            <text:p>0.00268709</text:p>
          </table:table-cell>
          <table:table-cell office:value-type="float" office:value="0" calcext:value-type="float">
            <text:p>0</text:p>
          </table:table-cell>
          <table:table-cell office:value-type="float" office:value="15568" calcext:value-type="float">
            <text:p>15568</text:p>
          </table:table-cell>
          <table:table-cell office:value-type="float" office:value="743993" calcext:value-type="float">
            <text:p>74399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  <table:table-cell office:value-type="float" office:value="743993" calcext:value-type="float">
            <text:p>743993</text:p>
          </table:table-cell>
          <table:table-cell table:formula="of:=[.E119]-[.I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2000-5-s110877071c663957.ukp</text:p>
          </table:table-cell>
          <table:table-cell office:value-type="float" office:value="0.0026775" calcext:value-type="float">
            <text:p>0.0026775</text:p>
          </table:table-cell>
          <table:table-cell office:value-type="float" office:value="0.01" calcext:value-type="float">
            <text:p>0.01</text:p>
          </table:table-cell>
          <table:table-cell office:value-type="float" office:value="14388" calcext:value-type="float">
            <text:p>14388</text:p>
          </table:table-cell>
          <table:table-cell office:value-type="float" office:value="663957" calcext:value-type="float">
            <text:p>66395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868" calcext:value-type="float">
            <text:p>4868</text:p>
          </table:table-cell>
          <table:table-cell office:value-type="float" office:value="663957" calcext:value-type="float">
            <text:p>663957</text:p>
          </table:table-cell>
          <table:table-cell table:formula="of:=[.E120]-[.I1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-9-s126456688c725997.ukp</text:p>
          </table:table-cell>
          <table:table-cell office:value-type="float" office:value="0.00263802" calcext:value-type="float">
            <text:p>0.00263802</text:p>
          </table:table-cell>
          <table:table-cell office:value-type="float" office:value="0" calcext:value-type="float">
            <text:p>0</text:p>
          </table:table-cell>
          <table:table-cell office:value-type="float" office:value="15404" calcext:value-type="float">
            <text:p>15404</text:p>
          </table:table-cell>
          <table:table-cell office:value-type="float" office:value="725997" calcext:value-type="float">
            <text:p>72599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392" calcext:value-type="float">
            <text:p>5392</text:p>
          </table:table-cell>
          <table:table-cell office:value-type="float" office:value="725997" calcext:value-type="float">
            <text:p>725997</text:p>
          </table:table-cell>
          <table:table-cell table:formula="of:=[.E121]-[.I1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-5-s110877071c674339.ukp</text:p>
          </table:table-cell>
          <table:table-cell office:value-type="float" office:value="0.00263412" calcext:value-type="float">
            <text:p>0.00263412</text:p>
          </table:table-cell>
          <table:table-cell office:value-type="float" office:value="0" calcext:value-type="float">
            <text:p>0</text:p>
          </table:table-cell>
          <table:table-cell office:value-type="float" office:value="15356" calcext:value-type="float">
            <text:p>15356</text:p>
          </table:table-cell>
          <table:table-cell office:value-type="float" office:value="674339" calcext:value-type="float">
            <text:p>674339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674339" calcext:value-type="float">
            <text:p>674339</text:p>
          </table:table-cell>
          <table:table-cell table:formula="of:=[.E122]-[.I1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0-8-s991580855c614733.ukp</text:p>
          </table:table-cell>
          <table:table-cell office:value-type="float" office:value="0.00262471" calcext:value-type="float">
            <text:p>0.00262471</text:p>
          </table:table-cell>
          <table:table-cell office:value-type="float" office:value="0.03" calcext:value-type="float">
            <text:p>0.03</text:p>
          </table:table-cell>
          <table:table-cell office:value-type="float" office:value="13892" calcext:value-type="float">
            <text:p>13892</text:p>
          </table:table-cell>
          <table:table-cell office:value-type="float" office:value="614733" calcext:value-type="float">
            <text:p>614733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564" calcext:value-type="float">
            <text:p>7564</text:p>
          </table:table-cell>
          <table:table-cell office:value-type="float" office:value="614733" calcext:value-type="float">
            <text:p>614733</text:p>
          </table:table-cell>
          <table:table-cell table:formula="of:=[.E123]-[.I1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2000-7-s177710744c571410.ukp</text:p>
          </table:table-cell>
          <table:table-cell office:value-type="float" office:value="0.00261144" calcext:value-type="float">
            <text:p>0.00261144</text:p>
          </table:table-cell>
          <table:table-cell office:value-type="float" office:value="0.01" calcext:value-type="float">
            <text:p>0.01</text:p>
          </table:table-cell>
          <table:table-cell office:value-type="float" office:value="13176" calcext:value-type="float">
            <text:p>13176</text:p>
          </table:table-cell>
          <table:table-cell office:value-type="float" office:value="571410" calcext:value-type="float">
            <text:p>57141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416" calcext:value-type="float">
            <text:p>4416</text:p>
          </table:table-cell>
          <table:table-cell office:value-type="float" office:value="571410" calcext:value-type="float">
            <text:p>571410</text:p>
          </table:table-cell>
          <table:table-cell table:formula="of:=[.E124]-[.I1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-0-s827183242c505635.ukp</text:p>
          </table:table-cell>
          <table:table-cell office:value-type="float" office:value="0.00259571" calcext:value-type="float">
            <text:p>0.00259571</text:p>
          </table:table-cell>
          <table:table-cell office:value-type="float" office:value="0.02" calcext:value-type="float">
            <text:p>0.02</text:p>
          </table:table-cell>
          <table:table-cell office:value-type="float" office:value="11856" calcext:value-type="float">
            <text:p>11856</text:p>
          </table:table-cell>
          <table:table-cell office:value-type="float" office:value="505635" calcext:value-type="float">
            <text:p>505635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424" calcext:value-type="float">
            <text:p>5424</text:p>
          </table:table-cell>
          <table:table-cell office:value-type="float" office:value="505635" calcext:value-type="float">
            <text:p>505635</text:p>
          </table:table-cell>
          <table:table-cell table:formula="of:=[.E125]-[.I1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-7-s177710744c785630.ukp</text:p>
          </table:table-cell>
          <table:table-cell office:value-type="float" office:value="0.00259515" calcext:value-type="float">
            <text:p>0.00259515</text:p>
          </table:table-cell>
          <table:table-cell office:value-type="float" office:value="0" calcext:value-type="float">
            <text:p>0</text:p>
          </table:table-cell>
          <table:table-cell office:value-type="float" office:value="17160" calcext:value-type="float">
            <text:p>17160</text:p>
          </table:table-cell>
          <table:table-cell office:value-type="float" office:value="785630" calcext:value-type="float">
            <text:p>78563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164" calcext:value-type="float">
            <text:p>4164</text:p>
          </table:table-cell>
          <table:table-cell office:value-type="float" office:value="785630" calcext:value-type="float">
            <text:p>785630</text:p>
          </table:table-cell>
          <table:table-cell table:formula="of:=[.E126]-[.I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-1-s843367405c552572.ukp</text:p>
          </table:table-cell>
          <table:table-cell office:value-type="float" office:value="0.00252908" calcext:value-type="float">
            <text:p>0.00252908</text:p>
          </table:table-cell>
          <table:table-cell office:value-type="float" office:value="0" calcext:value-type="float">
            <text:p>0</text:p>
          </table:table-cell>
          <table:table-cell office:value-type="float" office:value="12536" calcext:value-type="float">
            <text:p>12536</text:p>
          </table:table-cell>
          <table:table-cell office:value-type="float" office:value="552572" calcext:value-type="float">
            <text:p>552572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740" calcext:value-type="float">
            <text:p>4740</text:p>
          </table:table-cell>
          <table:table-cell office:value-type="float" office:value="552572" calcext:value-type="float">
            <text:p>552572</text:p>
          </table:table-cell>
          <table:table-cell table:formula="of:=[.E127]-[.I1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2000-6-s227708629c564050.ukp</text:p>
          </table:table-cell>
          <table:table-cell office:value-type="float" office:value="0.00252889" calcext:value-type="float">
            <text:p>0.00252889</text:p>
          </table:table-cell>
          <table:table-cell office:value-type="float" office:value="0.01" calcext:value-type="float">
            <text:p>0.01</text:p>
          </table:table-cell>
          <table:table-cell office:value-type="float" office:value="13596" calcext:value-type="float">
            <text:p>13596</text:p>
          </table:table-cell>
          <table:table-cell office:value-type="float" office:value="564050" calcext:value-type="float">
            <text:p>564050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5132" calcext:value-type="float">
            <text:p>5132</text:p>
          </table:table-cell>
          <table:table-cell office:value-type="float" office:value="564050" calcext:value-type="float">
            <text:p>564050</text:p>
          </table:table-cell>
          <table:table-cell table:formula="of:=[.E128]-[.I1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-2-s528806317c671407.ukp</text:p>
          </table:table-cell>
          <table:table-cell office:value-type="float" office:value="0.00242474" calcext:value-type="float">
            <text:p>0.00242474</text:p>
          </table:table-cell>
          <table:table-cell office:value-type="float" office:value="0" calcext:value-type="float">
            <text:p>0</text:p>
          </table:table-cell>
          <table:table-cell office:value-type="float" office:value="14616" calcext:value-type="float">
            <text:p>14616</text:p>
          </table:table-cell>
          <table:table-cell office:value-type="float" office:value="671407" calcext:value-type="float">
            <text:p>671407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 office:value-type="float" office:value="671407" calcext:value-type="float">
            <text:p>671407</text:p>
          </table:table-cell>
          <table:table-cell table:formula="of:=[.E129]-[.I1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-5-s110877071c524234.ukp</text:p>
          </table:table-cell>
          <table:table-cell office:value-type="float" office:value="0.00238672" calcext:value-type="float">
            <text:p>0.00238672</text:p>
          </table:table-cell>
          <table:table-cell office:value-type="float" office:value="0" calcext:value-type="float">
            <text:p>0</text:p>
          </table:table-cell>
          <table:table-cell office:value-type="float" office:value="12348" calcext:value-type="float">
            <text:p>12348</text:p>
          </table:table-cell>
          <table:table-cell office:value-type="float" office:value="524234" calcext:value-type="float">
            <text:p>524234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824" calcext:value-type="float">
            <text:p>4824</text:p>
          </table:table-cell>
          <table:table-cell office:value-type="float" office:value="524234" calcext:value-type="float">
            <text:p>524234</text:p>
          </table:table-cell>
          <table:table-cell table:formula="of:=[.E130]-[.I1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-2-s528806317c529796.ukp</text:p>
          </table:table-cell>
          <table:table-cell office:value-type="float" office:value="0.00234102" calcext:value-type="float">
            <text:p>0.00234102</text:p>
          </table:table-cell>
          <table:table-cell office:value-type="float" office:value="0" calcext:value-type="float">
            <text:p>0</text:p>
          </table:table-cell>
          <table:table-cell office:value-type="float" office:value="13112" calcext:value-type="float">
            <text:p>13112</text:p>
          </table:table-cell>
          <table:table-cell office:value-type="float" office:value="529796" calcext:value-type="float">
            <text:p>52979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5420" calcext:value-type="float">
            <text:p>5420</text:p>
          </table:table-cell>
          <table:table-cell office:value-type="float" office:value="529796" calcext:value-type="float">
            <text:p>529796</text:p>
          </table:table-cell>
          <table:table-cell table:formula="of:=[.E131]-[.I1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-0-s827183242c519371.ukp</text:p>
          </table:table-cell>
          <table:table-cell office:value-type="float" office:value="0.00211429" calcext:value-type="float">
            <text:p>0.00211429</text:p>
          </table:table-cell>
          <table:table-cell office:value-type="float" office:value="0.01" calcext:value-type="float">
            <text:p>0.01</text:p>
          </table:table-cell>
          <table:table-cell office:value-type="float" office:value="12240" calcext:value-type="float">
            <text:p>12240</text:p>
          </table:table-cell>
          <table:table-cell office:value-type="float" office:value="519371" calcext:value-type="float">
            <text:p>519371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4084" calcext:value-type="float">
            <text:p>4084</text:p>
          </table:table-cell>
          <table:table-cell office:value-type="float" office:value="519371" calcext:value-type="float">
            <text:p>519371</text:p>
          </table:table-cell>
          <table:table-cell table:formula="of:=[.E132]-[.I1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10000-4-s721215008c927843.ukp</text:p>
          </table:table-cell>
          <table:table-cell office:value-type="float" office:value="0.0119733" calcext:value-type="float">
            <text:p>0.0119733</text:p>
          </table:table-cell>
          <table:table-cell office:value-type="float" office:value="0.03" calcext:value-type="float">
            <text:p>0.03</text:p>
          </table:table-cell>
          <table:table-cell office:value-type="float" office:value="18584" calcext:value-type="float">
            <text:p>18584</text:p>
          </table:table-cell>
          <table:table-cell office:value-type="float" office:value="927843" calcext:value-type="float">
            <text:p>92784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72" calcext:value-type="float">
            <text:p>7672</text:p>
          </table:table-cell>
          <table:table-cell office:value-type="float" office:value="927843" calcext:value-type="float">
            <text:p>927843</text:p>
          </table:table-cell>
          <table:table-cell table:formula="of:=[.E133]-[.I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10000-8-s991580855c881113.ukp</text:p>
          </table:table-cell>
          <table:table-cell office:value-type="float" office:value="0.00586014" calcext:value-type="float">
            <text:p>0.00586014</text:p>
          </table:table-cell>
          <table:table-cell office:value-type="float" office:value="0.03" calcext:value-type="float">
            <text:p>0.03</text:p>
          </table:table-cell>
          <table:table-cell office:value-type="float" office:value="18664" calcext:value-type="float">
            <text:p>18664</text:p>
          </table:table-cell>
          <table:table-cell office:value-type="float" office:value="881113" calcext:value-type="float">
            <text:p>8811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2" calcext:value-type="float">
            <text:p>8052</text:p>
          </table:table-cell>
          <table:table-cell office:value-type="float" office:value="881113" calcext:value-type="float">
            <text:p>881113</text:p>
          </table:table-cell>
          <table:table-cell table:formula="of:=[.E134]-[.I1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5000-6-s227708629c745443.ukp</text:p>
          </table:table-cell>
          <table:table-cell office:value-type="float" office:value="0.00548615" calcext:value-type="float">
            <text:p>0.00548615</text:p>
          </table:table-cell>
          <table:table-cell office:value-type="float" office:value="0.02" calcext:value-type="float">
            <text:p>0.02</text:p>
          </table:table-cell>
          <table:table-cell office:value-type="float" office:value="15812" calcext:value-type="float">
            <text:p>15812</text:p>
          </table:table-cell>
          <table:table-cell office:value-type="float" office:value="745443" calcext:value-type="float">
            <text:p>74544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96" calcext:value-type="float">
            <text:p>5896</text:p>
          </table:table-cell>
          <table:table-cell office:value-type="float" office:value="745443" calcext:value-type="float">
            <text:p>745443</text:p>
          </table:table-cell>
          <table:table-cell table:formula="of:=[.E135]-[.I1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5000-2-s528806317c634422.ukp</text:p>
          </table:table-cell>
          <table:table-cell office:value-type="float" office:value="0.00541598" calcext:value-type="float">
            <text:p>0.00541598</text:p>
          </table:table-cell>
          <table:table-cell office:value-type="float" office:value="0.02" calcext:value-type="float">
            <text:p>0.02</text:p>
          </table:table-cell>
          <table:table-cell office:value-type="float" office:value="14776" calcext:value-type="float">
            <text:p>14776</text:p>
          </table:table-cell>
          <table:table-cell office:value-type="float" office:value="634422" calcext:value-type="float">
            <text:p>63442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92" calcext:value-type="float">
            <text:p>5892</text:p>
          </table:table-cell>
          <table:table-cell office:value-type="float" office:value="634422" calcext:value-type="float">
            <text:p>634422</text:p>
          </table:table-cell>
          <table:table-cell table:formula="of:=[.E136]-[.I1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0-3-s780179313c864487.ukp</text:p>
          </table:table-cell>
          <table:table-cell office:value-type="float" office:value="0.00478237" calcext:value-type="float">
            <text:p>0.00478237</text:p>
          </table:table-cell>
          <table:table-cell office:value-type="float" office:value="0.03" calcext:value-type="float">
            <text:p>0.03</text:p>
          </table:table-cell>
          <table:table-cell office:value-type="float" office:value="17576" calcext:value-type="float">
            <text:p>17576</text:p>
          </table:table-cell>
          <table:table-cell office:value-type="float" office:value="864487" calcext:value-type="float">
            <text:p>86448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76" calcext:value-type="float">
            <text:p>8276</text:p>
          </table:table-cell>
          <table:table-cell office:value-type="float" office:value="864487" calcext:value-type="float">
            <text:p>864487</text:p>
          </table:table-cell>
          <table:table-cell table:formula="of:=[.E137]-[.I1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5000-9-s126456688c546777.ukp</text:p>
          </table:table-cell>
          <table:table-cell office:value-type="float" office:value="0.00477945" calcext:value-type="float">
            <text:p>0.00477945</text:p>
          </table:table-cell>
          <table:table-cell office:value-type="float" office:value="0.02" calcext:value-type="float">
            <text:p>0.02</text:p>
          </table:table-cell>
          <table:table-cell office:value-type="float" office:value="12620" calcext:value-type="float">
            <text:p>12620</text:p>
          </table:table-cell>
          <table:table-cell office:value-type="float" office:value="546777" calcext:value-type="float">
            <text:p>54677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8" calcext:value-type="float">
            <text:p>5868</text:p>
          </table:table-cell>
          <table:table-cell office:value-type="float" office:value="546777" calcext:value-type="float">
            <text:p>546777</text:p>
          </table:table-cell>
          <table:table-cell table:formula="of:=[.E138]-[.I1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0-6-s227708629c876351.ukp</text:p>
          </table:table-cell>
          <table:table-cell office:value-type="float" office:value="0.00476068" calcext:value-type="float">
            <text:p>0.00476068</text:p>
          </table:table-cell>
          <table:table-cell office:value-type="float" office:value="0.03" calcext:value-type="float">
            <text:p>0.03</text:p>
          </table:table-cell>
          <table:table-cell office:value-type="float" office:value="17772" calcext:value-type="float">
            <text:p>17772</text:p>
          </table:table-cell>
          <table:table-cell office:value-type="float" office:value="876351" calcext:value-type="float">
            <text:p>87635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876351" calcext:value-type="float">
            <text:p>876351</text:p>
          </table:table-cell>
          <table:table-cell table:formula="of:=[.E139]-[.I1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0-1-s843367405c761697.ukp</text:p>
          </table:table-cell>
          <table:table-cell office:value-type="float" office:value="0.00465969" calcext:value-type="float">
            <text:p>0.00465969</text:p>
          </table:table-cell>
          <table:table-cell office:value-type="float" office:value="0.03" calcext:value-type="float">
            <text:p>0.03</text:p>
          </table:table-cell>
          <table:table-cell office:value-type="float" office:value="16180" calcext:value-type="float">
            <text:p>16180</text:p>
          </table:table-cell>
          <table:table-cell office:value-type="float" office:value="761697" calcext:value-type="float">
            <text:p>76169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64" calcext:value-type="float">
            <text:p>7364</text:p>
          </table:table-cell>
          <table:table-cell office:value-type="float" office:value="761697" calcext:value-type="float">
            <text:p>761697</text:p>
          </table:table-cell>
          <table:table-cell table:formula="of:=[.E140]-[.I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0-0-s827183242c746133.ukp</text:p>
          </table:table-cell>
          <table:table-cell office:value-type="float" office:value="0.00461922" calcext:value-type="float">
            <text:p>0.00461922</text:p>
          </table:table-cell>
          <table:table-cell office:value-type="float" office:value="0.04" calcext:value-type="float">
            <text:p>0.04</text:p>
          </table:table-cell>
          <table:table-cell office:value-type="float" office:value="15928" calcext:value-type="float">
            <text:p>15928</text:p>
          </table:table-cell>
          <table:table-cell office:value-type="float" office:value="746133" calcext:value-type="float">
            <text:p>7461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44" calcext:value-type="float">
            <text:p>7444</text:p>
          </table:table-cell>
          <table:table-cell office:value-type="float" office:value="746133" calcext:value-type="float">
            <text:p>746133</text:p>
          </table:table-cell>
          <table:table-cell table:formula="of:=[.E141]-[.I1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5000-4-s721215008c527444.ukp</text:p>
          </table:table-cell>
          <table:table-cell office:value-type="float" office:value="0.00457722" calcext:value-type="float">
            <text:p>0.00457722</text:p>
          </table:table-cell>
          <table:table-cell office:value-type="float" office:value="0.02" calcext:value-type="float">
            <text:p>0.02</text:p>
          </table:table-cell>
          <table:table-cell office:value-type="float" office:value="12368" calcext:value-type="float">
            <text:p>12368</text:p>
          </table:table-cell>
          <table:table-cell office:value-type="float" office:value="527444" calcext:value-type="float">
            <text:p>52744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6" calcext:value-type="float">
            <text:p>5856</text:p>
          </table:table-cell>
          <table:table-cell office:value-type="float" office:value="527444" calcext:value-type="float">
            <text:p>527444</text:p>
          </table:table-cell>
          <table:table-cell table:formula="of:=[.E142]-[.I1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0-9-s126456688c892278.ukp</text:p>
          </table:table-cell>
          <table:table-cell office:value-type="float" office:value="0.00446581" calcext:value-type="float">
            <text:p>0.00446581</text:p>
          </table:table-cell>
          <table:table-cell office:value-type="float" office:value="0.03" calcext:value-type="float">
            <text:p>0.03</text:p>
          </table:table-cell>
          <table:table-cell office:value-type="float" office:value="19016" calcext:value-type="float">
            <text:p>19016</text:p>
          </table:table-cell>
          <table:table-cell office:value-type="float" office:value="892278" calcext:value-type="float">
            <text:p>89227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892278" calcext:value-type="float">
            <text:p>892278</text:p>
          </table:table-cell>
          <table:table-cell table:formula="of:=[.E143]-[.I1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5000-7-s177710744c867650.ukp</text:p>
          </table:table-cell>
          <table:table-cell office:value-type="float" office:value="0.00438404" calcext:value-type="float">
            <text:p>0.00438404</text:p>
          </table:table-cell>
          <table:table-cell office:value-type="float" office:value="0.01" calcext:value-type="float">
            <text:p>0.01</text:p>
          </table:table-cell>
          <table:table-cell office:value-type="float" office:value="17796" calcext:value-type="float">
            <text:p>17796</text:p>
          </table:table-cell>
          <table:table-cell office:value-type="float" office:value="867650" calcext:value-type="float">
            <text:p>86765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4" calcext:value-type="float">
            <text:p>5804</text:p>
          </table:table-cell>
          <table:table-cell office:value-type="float" office:value="867650" calcext:value-type="float">
            <text:p>867650</text:p>
          </table:table-cell>
          <table:table-cell table:formula="of:=[.E144]-[.I1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0-9-s126456688c572196.ukp</text:p>
          </table:table-cell>
          <table:table-cell office:value-type="float" office:value="0.00430381" calcext:value-type="float">
            <text:p>0.00430381</text:p>
          </table:table-cell>
          <table:table-cell office:value-type="float" office:value="0.03" calcext:value-type="float">
            <text:p>0.03</text:p>
          </table:table-cell>
          <table:table-cell office:value-type="float" office:value="13124" calcext:value-type="float">
            <text:p>13124</text:p>
          </table:table-cell>
          <table:table-cell office:value-type="float" office:value="572196" calcext:value-type="float">
            <text:p>57219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572196" calcext:value-type="float">
            <text:p>572196</text:p>
          </table:table-cell>
          <table:table-cell table:formula="of:=[.E145]-[.I1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5000-6-s227708629c829407.ukp</text:p>
          </table:table-cell>
          <table:table-cell office:value-type="float" office:value="0.00418413" calcext:value-type="float">
            <text:p>0.00418413</text:p>
          </table:table-cell>
          <table:table-cell office:value-type="float" office:value="0.01" calcext:value-type="float">
            <text:p>0.01</text:p>
          </table:table-cell>
          <table:table-cell office:value-type="float" office:value="17208" calcext:value-type="float">
            <text:p>17208</text:p>
          </table:table-cell>
          <table:table-cell office:value-type="float" office:value="829407" calcext:value-type="float">
            <text:p>8294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829407" calcext:value-type="float">
            <text:p>829407</text:p>
          </table:table-cell>
          <table:table-cell table:formula="of:=[.E146]-[.I1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5000-5-s110877071c665496.ukp</text:p>
          </table:table-cell>
          <table:table-cell office:value-type="float" office:value="0.00413961" calcext:value-type="float">
            <text:p>0.00413961</text:p>
          </table:table-cell>
          <table:table-cell office:value-type="float" office:value="0.01" calcext:value-type="float">
            <text:p>0.01</text:p>
          </table:table-cell>
          <table:table-cell office:value-type="float" office:value="15396" calcext:value-type="float">
            <text:p>15396</text:p>
          </table:table-cell>
          <table:table-cell office:value-type="float" office:value="665496" calcext:value-type="float">
            <text:p>66549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665496" calcext:value-type="float">
            <text:p>665496</text:p>
          </table:table-cell>
          <table:table-cell table:formula="of:=[.E147]-[.I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0-8-s991580855c506357.ukp</text:p>
          </table:table-cell>
          <table:table-cell office:value-type="float" office:value="0.00411759" calcext:value-type="float">
            <text:p>0.00411759</text:p>
          </table:table-cell>
          <table:table-cell office:value-type="float" office:value="0.03" calcext:value-type="float">
            <text:p>0.03</text:p>
          </table:table-cell>
          <table:table-cell office:value-type="float" office:value="11964" calcext:value-type="float">
            <text:p>11964</text:p>
          </table:table-cell>
          <table:table-cell office:value-type="float" office:value="506357" calcext:value-type="float">
            <text:p>50635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2" calcext:value-type="float">
            <text:p>6372</text:p>
          </table:table-cell>
          <table:table-cell office:value-type="float" office:value="506357" calcext:value-type="float">
            <text:p>506357</text:p>
          </table:table-cell>
          <table:table-cell table:formula="of:=[.E148]-[.I1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0-3-s780179313c775969.ukp</text:p>
          </table:table-cell>
          <table:table-cell office:value-type="float" office:value="0.00407431" calcext:value-type="float">
            <text:p>0.00407431</text:p>
          </table:table-cell>
          <table:table-cell office:value-type="float" office:value="0.03" calcext:value-type="float">
            <text:p>0.03</text:p>
          </table:table-cell>
          <table:table-cell office:value-type="float" office:value="17120" calcext:value-type="float">
            <text:p>17120</text:p>
          </table:table-cell>
          <table:table-cell office:value-type="float" office:value="775969" calcext:value-type="float">
            <text:p>77596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24" calcext:value-type="float">
            <text:p>7924</text:p>
          </table:table-cell>
          <table:table-cell office:value-type="float" office:value="775969" calcext:value-type="float">
            <text:p>775969</text:p>
          </table:table-cell>
          <table:table-cell table:formula="of:=[.E149]-[.I1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-6-s227708629c997370.ukp</text:p>
          </table:table-cell>
          <table:table-cell office:value-type="float" office:value="0.00403673" calcext:value-type="float">
            <text:p>0.00403673</text:p>
          </table:table-cell>
          <table:table-cell office:value-type="float" office:value="0.01" calcext:value-type="float">
            <text:p>0.01</text:p>
          </table:table-cell>
          <table:table-cell office:value-type="float" office:value="19780" calcext:value-type="float">
            <text:p>19780</text:p>
          </table:table-cell>
          <table:table-cell office:value-type="float" office:value="997370" calcext:value-type="float">
            <text:p>99737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3976" calcext:value-type="float">
            <text:p>3976</text:p>
          </table:table-cell>
          <table:table-cell office:value-type="float" office:value="997370" calcext:value-type="float">
            <text:p>997370</text:p>
          </table:table-cell>
          <table:table-cell table:formula="of:=[.E150]-[.I1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5000-2-s528806317c962340.ukp</text:p>
          </table:table-cell>
          <table:table-cell office:value-type="float" office:value="0.00400949" calcext:value-type="float">
            <text:p>0.00400949</text:p>
          </table:table-cell>
          <table:table-cell office:value-type="float" office:value="0.01" calcext:value-type="float">
            <text:p>0.01</text:p>
          </table:table-cell>
          <table:table-cell office:value-type="float" office:value="20152" calcext:value-type="float">
            <text:p>20152</text:p>
          </table:table-cell>
          <table:table-cell office:value-type="float" office:value="962340" calcext:value-type="float">
            <text:p>9623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962340" calcext:value-type="float">
            <text:p>962340</text:p>
          </table:table-cell>
          <table:table-cell table:formula="of:=[.E151]-[.I1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0-8-s991580855c972757.ukp</text:p>
          </table:table-cell>
          <table:table-cell office:value-type="float" office:value="0.00399774" calcext:value-type="float">
            <text:p>0.00399774</text:p>
          </table:table-cell>
          <table:table-cell office:value-type="float" office:value="0.03" calcext:value-type="float">
            <text:p>0.03</text:p>
          </table:table-cell>
          <table:table-cell office:value-type="float" office:value="20256" calcext:value-type="float">
            <text:p>20256</text:p>
          </table:table-cell>
          <table:table-cell office:value-type="float" office:value="972757" calcext:value-type="float">
            <text:p>97275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72" calcext:value-type="float">
            <text:p>8072</text:p>
          </table:table-cell>
          <table:table-cell office:value-type="float" office:value="972757" calcext:value-type="float">
            <text:p>972757</text:p>
          </table:table-cell>
          <table:table-cell table:formula="of:=[.E152]-[.I1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5000-1-s843367405c616321.ukp</text:p>
          </table:table-cell>
          <table:table-cell office:value-type="float" office:value="0.00398873" calcext:value-type="float">
            <text:p>0.00398873</text:p>
          </table:table-cell>
          <table:table-cell office:value-type="float" office:value="0.01" calcext:value-type="float">
            <text:p>0.01</text:p>
          </table:table-cell>
          <table:table-cell office:value-type="float" office:value="14592" calcext:value-type="float">
            <text:p>14592</text:p>
          </table:table-cell>
          <table:table-cell office:value-type="float" office:value="616321" calcext:value-type="float">
            <text:p>61632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84" calcext:value-type="float">
            <text:p>7784</text:p>
          </table:table-cell>
          <table:table-cell office:value-type="float" office:value="616321" calcext:value-type="float">
            <text:p>616321</text:p>
          </table:table-cell>
          <table:table-cell table:formula="of:=[.E153]-[.I1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5000-6-s227708629c866107.ukp</text:p>
          </table:table-cell>
          <table:table-cell office:value-type="float" office:value="0.00391907" calcext:value-type="float">
            <text:p>0.00391907</text:p>
          </table:table-cell>
          <table:table-cell office:value-type="float" office:value="0.01" calcext:value-type="float">
            <text:p>0.01</text:p>
          </table:table-cell>
          <table:table-cell office:value-type="float" office:value="18632" calcext:value-type="float">
            <text:p>18632</text:p>
          </table:table-cell>
          <table:table-cell office:value-type="float" office:value="866107" calcext:value-type="float">
            <text:p>86610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96" calcext:value-type="float">
            <text:p>7396</text:p>
          </table:table-cell>
          <table:table-cell office:value-type="float" office:value="866107" calcext:value-type="float">
            <text:p>866107</text:p>
          </table:table-cell>
          <table:table-cell table:formula="of:=[.E154]-[.I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5000-8-s991580855c979726.ukp</text:p>
          </table:table-cell>
          <table:table-cell office:value-type="float" office:value="0.00374295" calcext:value-type="float">
            <text:p>0.00374295</text:p>
          </table:table-cell>
          <table:table-cell office:value-type="float" office:value="0.01" calcext:value-type="float">
            <text:p>0.01</text:p>
          </table:table-cell>
          <table:table-cell office:value-type="float" office:value="20188" calcext:value-type="float">
            <text:p>20188</text:p>
          </table:table-cell>
          <table:table-cell office:value-type="float" office:value="979726" calcext:value-type="float">
            <text:p>9797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32" calcext:value-type="float">
            <text:p>7732</text:p>
          </table:table-cell>
          <table:table-cell office:value-type="float" office:value="979726" calcext:value-type="float">
            <text:p>979726</text:p>
          </table:table-cell>
          <table:table-cell table:formula="of:=[.E155]-[.I1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0-1-s843367405c724816.ukp</text:p>
          </table:table-cell>
          <table:table-cell office:value-type="float" office:value="0.00370018" calcext:value-type="float">
            <text:p>0.00370018</text:p>
          </table:table-cell>
          <table:table-cell office:value-type="float" office:value="0.03" calcext:value-type="float">
            <text:p>0.03</text:p>
          </table:table-cell>
          <table:table-cell office:value-type="float" office:value="16320" calcext:value-type="float">
            <text:p>16320</text:p>
          </table:table-cell>
          <table:table-cell office:value-type="float" office:value="724816" calcext:value-type="float">
            <text:p>7248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24816" calcext:value-type="float">
            <text:p>724816</text:p>
          </table:table-cell>
          <table:table-cell table:formula="of:=[.E156]-[.I1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5000-4-s721215008c534924.ukp</text:p>
          </table:table-cell>
          <table:table-cell office:value-type="float" office:value="0.00368825" calcext:value-type="float">
            <text:p>0.00368825</text:p>
          </table:table-cell>
          <table:table-cell office:value-type="float" office:value="0.01" calcext:value-type="float">
            <text:p>0.01</text:p>
          </table:table-cell>
          <table:table-cell office:value-type="float" office:value="13324" calcext:value-type="float">
            <text:p>13324</text:p>
          </table:table-cell>
          <table:table-cell office:value-type="float" office:value="534924" calcext:value-type="float">
            <text:p>5349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534924" calcext:value-type="float">
            <text:p>534924</text:p>
          </table:table-cell>
          <table:table-cell table:formula="of:=[.E157]-[.I1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0-7-s177710744c841524.ukp</text:p>
          </table:table-cell>
          <table:table-cell office:value-type="float" office:value="0.00363506" calcext:value-type="float">
            <text:p>0.00363506</text:p>
          </table:table-cell>
          <table:table-cell office:value-type="float" office:value="0.02" calcext:value-type="float">
            <text:p>0.02</text:p>
          </table:table-cell>
          <table:table-cell office:value-type="float" office:value="18140" calcext:value-type="float">
            <text:p>18140</text:p>
          </table:table-cell>
          <table:table-cell office:value-type="float" office:value="841524" calcext:value-type="float">
            <text:p>8415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48" calcext:value-type="float">
            <text:p>7348</text:p>
          </table:table-cell>
          <table:table-cell office:value-type="float" office:value="841524" calcext:value-type="float">
            <text:p>841524</text:p>
          </table:table-cell>
          <table:table-cell table:formula="of:=[.E158]-[.I1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0-1-s843367405c687899.ukp</text:p>
          </table:table-cell>
          <table:table-cell office:value-type="float" office:value="0.00360095" calcext:value-type="float">
            <text:p>0.00360095</text:p>
          </table:table-cell>
          <table:table-cell office:value-type="float" office:value="0.03" calcext:value-type="float">
            <text:p>0.03</text:p>
          </table:table-cell>
          <table:table-cell office:value-type="float" office:value="15748" calcext:value-type="float">
            <text:p>15748</text:p>
          </table:table-cell>
          <table:table-cell office:value-type="float" office:value="687899" calcext:value-type="float">
            <text:p>6878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6" calcext:value-type="float">
            <text:p>7716</text:p>
          </table:table-cell>
          <table:table-cell office:value-type="float" office:value="687899" calcext:value-type="float">
            <text:p>687899</text:p>
          </table:table-cell>
          <table:table-cell table:formula="of:=[.E159]-[.I1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0-6-s227708629c819173.ukp</text:p>
          </table:table-cell>
          <table:table-cell office:value-type="float" office:value="0.0035198" calcext:value-type="float">
            <text:p>0.0035198</text:p>
          </table:table-cell>
          <table:table-cell office:value-type="float" office:value="0.02" calcext:value-type="float">
            <text:p>0.02</text:p>
          </table:table-cell>
          <table:table-cell office:value-type="float" office:value="17656" calcext:value-type="float">
            <text:p>17656</text:p>
          </table:table-cell>
          <table:table-cell office:value-type="float" office:value="819173" calcext:value-type="float">
            <text:p>81917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44" calcext:value-type="float">
            <text:p>7344</text:p>
          </table:table-cell>
          <table:table-cell office:value-type="float" office:value="819173" calcext:value-type="float">
            <text:p>819173</text:p>
          </table:table-cell>
          <table:table-cell table:formula="of:=[.E160]-[.I1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5000-5-s110877071c698449.ukp</text:p>
          </table:table-cell>
          <table:table-cell office:value-type="float" office:value="0.00345734" calcext:value-type="float">
            <text:p>0.00345734</text:p>
          </table:table-cell>
          <table:table-cell office:value-type="float" office:value="0.01" calcext:value-type="float">
            <text:p>0.01</text:p>
          </table:table-cell>
          <table:table-cell office:value-type="float" office:value="15276" calcext:value-type="float">
            <text:p>15276</text:p>
          </table:table-cell>
          <table:table-cell office:value-type="float" office:value="698449" calcext:value-type="float">
            <text:p>6984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698449" calcext:value-type="float">
            <text:p>698449</text:p>
          </table:table-cell>
          <table:table-cell table:formula="of:=[.E161]-[.I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0-8-s991580855c907022.ukp</text:p>
          </table:table-cell>
          <table:table-cell office:value-type="float" office:value="0.00344051" calcext:value-type="float">
            <text:p>0.00344051</text:p>
          </table:table-cell>
          <table:table-cell office:value-type="float" office:value="0.02" calcext:value-type="float">
            <text:p>0.02</text:p>
          </table:table-cell>
          <table:table-cell office:value-type="float" office:value="19248" calcext:value-type="float">
            <text:p>19248</text:p>
          </table:table-cell>
          <table:table-cell office:value-type="float" office:value="907022" calcext:value-type="float">
            <text:p>90702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92" calcext:value-type="float">
            <text:p>6292</text:p>
          </table:table-cell>
          <table:table-cell office:value-type="float" office:value="907022" calcext:value-type="float">
            <text:p>907022</text:p>
          </table:table-cell>
          <table:table-cell table:formula="of:=[.E162]-[.I1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5000-8-s991580855c959858.ukp</text:p>
          </table:table-cell>
          <table:table-cell office:value-type="float" office:value="0.00342718" calcext:value-type="float">
            <text:p>0.00342718</text:p>
          </table:table-cell>
          <table:table-cell office:value-type="float" office:value="0.02" calcext:value-type="float">
            <text:p>0.02</text:p>
          </table:table-cell>
          <table:table-cell office:value-type="float" office:value="20128" calcext:value-type="float">
            <text:p>20128</text:p>
          </table:table-cell>
          <table:table-cell office:value-type="float" office:value="959858" calcext:value-type="float">
            <text:p>9598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72" calcext:value-type="float">
            <text:p>7472</text:p>
          </table:table-cell>
          <table:table-cell office:value-type="float" office:value="959858" calcext:value-type="float">
            <text:p>959858</text:p>
          </table:table-cell>
          <table:table-cell table:formula="of:=[.E163]-[.I1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5000-1-s843367405c913433.ukp</text:p>
          </table:table-cell>
          <table:table-cell office:value-type="float" office:value="0.00342666" calcext:value-type="float">
            <text:p>0.00342666</text:p>
          </table:table-cell>
          <table:table-cell office:value-type="float" office:value="0.01" calcext:value-type="float">
            <text:p>0.01</text:p>
          </table:table-cell>
          <table:table-cell office:value-type="float" office:value="18552" calcext:value-type="float">
            <text:p>18552</text:p>
          </table:table-cell>
          <table:table-cell office:value-type="float" office:value="913433" calcext:value-type="float">
            <text:p>9134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913433" calcext:value-type="float">
            <text:p>913433</text:p>
          </table:table-cell>
          <table:table-cell table:formula="of:=[.E164]-[.I1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5000-2-s528806317c833814.ukp</text:p>
          </table:table-cell>
          <table:table-cell office:value-type="float" office:value="0.00339131" calcext:value-type="float">
            <text:p>0.00339131</text:p>
          </table:table-cell>
          <table:table-cell office:value-type="float" office:value="0.01" calcext:value-type="float">
            <text:p>0.01</text:p>
          </table:table-cell>
          <table:table-cell office:value-type="float" office:value="17216" calcext:value-type="float">
            <text:p>17216</text:p>
          </table:table-cell>
          <table:table-cell office:value-type="float" office:value="833814" calcext:value-type="float">
            <text:p>83381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4" calcext:value-type="float">
            <text:p>5904</text:p>
          </table:table-cell>
          <table:table-cell office:value-type="float" office:value="833814" calcext:value-type="float">
            <text:p>833814</text:p>
          </table:table-cell>
          <table:table-cell table:formula="of:=[.E165]-[.I1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5000-5-s110877071c915598.ukp</text:p>
          </table:table-cell>
          <table:table-cell office:value-type="float" office:value="0.00337225" calcext:value-type="float">
            <text:p>0.00337225</text:p>
          </table:table-cell>
          <table:table-cell office:value-type="float" office:value="0.01" calcext:value-type="float">
            <text:p>0.01</text:p>
          </table:table-cell>
          <table:table-cell office:value-type="float" office:value="19424" calcext:value-type="float">
            <text:p>19424</text:p>
          </table:table-cell>
          <table:table-cell office:value-type="float" office:value="915598" calcext:value-type="float">
            <text:p>9155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8" calcext:value-type="float">
            <text:p>5908</text:p>
          </table:table-cell>
          <table:table-cell office:value-type="float" office:value="915598" calcext:value-type="float">
            <text:p>915598</text:p>
          </table:table-cell>
          <table:table-cell table:formula="of:=[.E166]-[.I1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5000-9-s126456688c734476.ukp</text:p>
          </table:table-cell>
          <table:table-cell office:value-type="float" office:value="0.00336368" calcext:value-type="float">
            <text:p>0.00336368</text:p>
          </table:table-cell>
          <table:table-cell office:value-type="float" office:value="0.01" calcext:value-type="float">
            <text:p>0.01</text:p>
          </table:table-cell>
          <table:table-cell office:value-type="float" office:value="15716" calcext:value-type="float">
            <text:p>15716</text:p>
          </table:table-cell>
          <table:table-cell office:value-type="float" office:value="734476" calcext:value-type="float">
            <text:p>73447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734476" calcext:value-type="float">
            <text:p>734476</text:p>
          </table:table-cell>
          <table:table-cell table:formula="of:=[.E167]-[.I1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-3-s780179313c898184.ukp</text:p>
          </table:table-cell>
          <table:table-cell office:value-type="float" office:value="0.00335725" calcext:value-type="float">
            <text:p>0.00335725</text:p>
          </table:table-cell>
          <table:table-cell office:value-type="float" office:value="0.01" calcext:value-type="float">
            <text:p>0.01</text:p>
          </table:table-cell>
          <table:table-cell office:value-type="float" office:value="18144" calcext:value-type="float">
            <text:p>18144</text:p>
          </table:table-cell>
          <table:table-cell office:value-type="float" office:value="898184" calcext:value-type="float">
            <text:p>8981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104" calcext:value-type="float">
            <text:p>6104</text:p>
          </table:table-cell>
          <table:table-cell office:value-type="float" office:value="898184" calcext:value-type="float">
            <text:p>898184</text:p>
          </table:table-cell>
          <table:table-cell table:formula="of:=[.E168]-[.I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5000-4-s721215008c947772.ukp</text:p>
          </table:table-cell>
          <table:table-cell office:value-type="float" office:value="0.00333851" calcext:value-type="float">
            <text:p>0.00333851</text:p>
          </table:table-cell>
          <table:table-cell office:value-type="float" office:value="0.02" calcext:value-type="float">
            <text:p>0.02</text:p>
          </table:table-cell>
          <table:table-cell office:value-type="float" office:value="19948" calcext:value-type="float">
            <text:p>19948</text:p>
          </table:table-cell>
          <table:table-cell office:value-type="float" office:value="947772" calcext:value-type="float">
            <text:p>94777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947772" calcext:value-type="float">
            <text:p>947772</text:p>
          </table:table-cell>
          <table:table-cell table:formula="of:=[.E169]-[.I1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5000-3-s780179313c975126.ukp</text:p>
          </table:table-cell>
          <table:table-cell office:value-type="float" office:value="0.0033383" calcext:value-type="float">
            <text:p>0.0033383</text:p>
          </table:table-cell>
          <table:table-cell office:value-type="float" office:value="0.01" calcext:value-type="float">
            <text:p>0.01</text:p>
          </table:table-cell>
          <table:table-cell office:value-type="float" office:value="20332" calcext:value-type="float">
            <text:p>20332</text:p>
          </table:table-cell>
          <table:table-cell office:value-type="float" office:value="975126" calcext:value-type="float">
            <text:p>97512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28" calcext:value-type="float">
            <text:p>7328</text:p>
          </table:table-cell>
          <table:table-cell office:value-type="float" office:value="975126" calcext:value-type="float">
            <text:p>975126</text:p>
          </table:table-cell>
          <table:table-cell table:formula="of:=[.E170]-[.I1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0-3-s780179313c856339.ukp</text:p>
          </table:table-cell>
          <table:table-cell office:value-type="float" office:value="0.00331543" calcext:value-type="float">
            <text:p>0.00331543</text:p>
          </table:table-cell>
          <table:table-cell office:value-type="float" office:value="0.02" calcext:value-type="float">
            <text:p>0.02</text:p>
          </table:table-cell>
          <table:table-cell office:value-type="float" office:value="18404" calcext:value-type="float">
            <text:p>18404</text:p>
          </table:table-cell>
          <table:table-cell office:value-type="float" office:value="856339" calcext:value-type="float">
            <text:p>85633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88" calcext:value-type="float">
            <text:p>6288</text:p>
          </table:table-cell>
          <table:table-cell office:value-type="float" office:value="856339" calcext:value-type="float">
            <text:p>856339</text:p>
          </table:table-cell>
          <table:table-cell table:formula="of:=[.E171]-[.I1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5000-2-s528806317c747924.ukp</text:p>
          </table:table-cell>
          <table:table-cell office:value-type="float" office:value="0.00328772" calcext:value-type="float">
            <text:p>0.00328772</text:p>
          </table:table-cell>
          <table:table-cell office:value-type="float" office:value="0.01" calcext:value-type="float">
            <text:p>0.01</text:p>
          </table:table-cell>
          <table:table-cell office:value-type="float" office:value="16652" calcext:value-type="float">
            <text:p>16652</text:p>
          </table:table-cell>
          <table:table-cell office:value-type="float" office:value="747924" calcext:value-type="float">
            <text:p>7479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747924" calcext:value-type="float">
            <text:p>747924</text:p>
          </table:table-cell>
          <table:table-cell table:formula="of:=[.E172]-[.I1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5000-3-s780179313c817500.ukp</text:p>
          </table:table-cell>
          <table:table-cell office:value-type="float" office:value="0.00327226" calcext:value-type="float">
            <text:p>0.00327226</text:p>
          </table:table-cell>
          <table:table-cell office:value-type="float" office:value="0.02" calcext:value-type="float">
            <text:p>0.02</text:p>
          </table:table-cell>
          <table:table-cell office:value-type="float" office:value="17924" calcext:value-type="float">
            <text:p>17924</text:p>
          </table:table-cell>
          <table:table-cell office:value-type="float" office:value="817500" calcext:value-type="float">
            <text:p>8175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52" calcext:value-type="float">
            <text:p>5952</text:p>
          </table:table-cell>
          <table:table-cell office:value-type="float" office:value="817500" calcext:value-type="float">
            <text:p>817500</text:p>
          </table:table-cell>
          <table:table-cell table:formula="of:=[.E173]-[.I1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5000-4-s721215008c918348.ukp</text:p>
          </table:table-cell>
          <table:table-cell office:value-type="float" office:value="0.0032536" calcext:value-type="float">
            <text:p>0.0032536</text:p>
          </table:table-cell>
          <table:table-cell office:value-type="float" office:value="0.01" calcext:value-type="float">
            <text:p>0.01</text:p>
          </table:table-cell>
          <table:table-cell office:value-type="float" office:value="18444" calcext:value-type="float">
            <text:p>18444</text:p>
          </table:table-cell>
          <table:table-cell office:value-type="float" office:value="918348" calcext:value-type="float">
            <text:p>91834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8" calcext:value-type="float">
            <text:p>5908</text:p>
          </table:table-cell>
          <table:table-cell office:value-type="float" office:value="918348" calcext:value-type="float">
            <text:p>918348</text:p>
          </table:table-cell>
          <table:table-cell table:formula="of:=[.E174]-[.I1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5000-9-s126456688c933306.ukp</text:p>
          </table:table-cell>
          <table:table-cell office:value-type="float" office:value="0.00323821" calcext:value-type="float">
            <text:p>0.00323821</text:p>
          </table:table-cell>
          <table:table-cell office:value-type="float" office:value="0.01" calcext:value-type="float">
            <text:p>0.01</text:p>
          </table:table-cell>
          <table:table-cell office:value-type="float" office:value="19704" calcext:value-type="float">
            <text:p>19704</text:p>
          </table:table-cell>
          <table:table-cell office:value-type="float" office:value="933306" calcext:value-type="float">
            <text:p>93330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12" calcext:value-type="float">
            <text:p>5912</text:p>
          </table:table-cell>
          <table:table-cell office:value-type="float" office:value="933306" calcext:value-type="float">
            <text:p>933306</text:p>
          </table:table-cell>
          <table:table-cell table:formula="of:=[.E175]-[.I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5000-3-s780179313c615523.ukp</text:p>
          </table:table-cell>
          <table:table-cell office:value-type="float" office:value="0.00321832" calcext:value-type="float">
            <text:p>0.00321832</text:p>
          </table:table-cell>
          <table:table-cell office:value-type="float" office:value="0.01" calcext:value-type="float">
            <text:p>0.01</text:p>
          </table:table-cell>
          <table:table-cell office:value-type="float" office:value="14736" calcext:value-type="float">
            <text:p>14736</text:p>
          </table:table-cell>
          <table:table-cell office:value-type="float" office:value="615523" calcext:value-type="float">
            <text:p>6155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615523" calcext:value-type="float">
            <text:p>615523</text:p>
          </table:table-cell>
          <table:table-cell table:formula="of:=[.E176]-[.I1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5000-3-s780179313c736513.ukp</text:p>
          </table:table-cell>
          <table:table-cell office:value-type="float" office:value="0.00318027" calcext:value-type="float">
            <text:p>0.00318027</text:p>
          </table:table-cell>
          <table:table-cell office:value-type="float" office:value="0.01" calcext:value-type="float">
            <text:p>0.01</text:p>
          </table:table-cell>
          <table:table-cell office:value-type="float" office:value="16532" calcext:value-type="float">
            <text:p>16532</text:p>
          </table:table-cell>
          <table:table-cell office:value-type="float" office:value="736513" calcext:value-type="float">
            <text:p>7365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8" calcext:value-type="float">
            <text:p>5868</text:p>
          </table:table-cell>
          <table:table-cell office:value-type="float" office:value="736513" calcext:value-type="float">
            <text:p>736513</text:p>
          </table:table-cell>
          <table:table-cell table:formula="of:=[.E177]-[.I1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5000-3-s780179313c888331.ukp</text:p>
          </table:table-cell>
          <table:table-cell office:value-type="float" office:value="0.00315268" calcext:value-type="float">
            <text:p>0.00315268</text:p>
          </table:table-cell>
          <table:table-cell office:value-type="float" office:value="0.01" calcext:value-type="float">
            <text:p>0.01</text:p>
          </table:table-cell>
          <table:table-cell office:value-type="float" office:value="18260" calcext:value-type="float">
            <text:p>18260</text:p>
          </table:table-cell>
          <table:table-cell office:value-type="float" office:value="888331" calcext:value-type="float">
            <text:p>88833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96" calcext:value-type="float">
            <text:p>5896</text:p>
          </table:table-cell>
          <table:table-cell office:value-type="float" office:value="888331" calcext:value-type="float">
            <text:p>888331</text:p>
          </table:table-cell>
          <table:table-cell table:formula="of:=[.E178]-[.I1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-0-s827183242c702436.ukp</text:p>
          </table:table-cell>
          <table:table-cell office:value-type="float" office:value="0.00314814" calcext:value-type="float">
            <text:p>0.00314814</text:p>
          </table:table-cell>
          <table:table-cell office:value-type="float" office:value="0.02" calcext:value-type="float">
            <text:p>0.02</text:p>
          </table:table-cell>
          <table:table-cell office:value-type="float" office:value="15832" calcext:value-type="float">
            <text:p>15832</text:p>
          </table:table-cell>
          <table:table-cell office:value-type="float" office:value="702436" calcext:value-type="float">
            <text:p>70243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4484" calcext:value-type="float">
            <text:p>4484</text:p>
          </table:table-cell>
          <table:table-cell office:value-type="float" office:value="702436" calcext:value-type="float">
            <text:p>702436</text:p>
          </table:table-cell>
          <table:table-cell table:formula="of:=[.E179]-[.I1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0-6-s227708629c868429.ukp</text:p>
          </table:table-cell>
          <table:table-cell office:value-type="float" office:value="0.00314603" calcext:value-type="float">
            <text:p>0.00314603</text:p>
          </table:table-cell>
          <table:table-cell office:value-type="float" office:value="0.02" calcext:value-type="float">
            <text:p>0.02</text:p>
          </table:table-cell>
          <table:table-cell office:value-type="float" office:value="17876" calcext:value-type="float">
            <text:p>17876</text:p>
          </table:table-cell>
          <table:table-cell office:value-type="float" office:value="868429" calcext:value-type="float">
            <text:p>8684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868429" calcext:value-type="float">
            <text:p>868429</text:p>
          </table:table-cell>
          <table:table-cell table:formula="of:=[.E180]-[.I1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5000-7-s177710744c998133.ukp</text:p>
          </table:table-cell>
          <table:table-cell office:value-type="float" office:value="0.00313951" calcext:value-type="float">
            <text:p>0.00313951</text:p>
          </table:table-cell>
          <table:table-cell office:value-type="float" office:value="0.01" calcext:value-type="float">
            <text:p>0.01</text:p>
          </table:table-cell>
          <table:table-cell office:value-type="float" office:value="20600" calcext:value-type="float">
            <text:p>20600</text:p>
          </table:table-cell>
          <table:table-cell office:value-type="float" office:value="998133" calcext:value-type="float">
            <text:p>99813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4" calcext:value-type="float">
            <text:p>5804</text:p>
          </table:table-cell>
          <table:table-cell office:value-type="float" office:value="998133" calcext:value-type="float">
            <text:p>998133</text:p>
          </table:table-cell>
          <table:table-cell table:formula="of:=[.E181]-[.I1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5000-2-s528806317c766032.ukp</text:p>
          </table:table-cell>
          <table:table-cell office:value-type="float" office:value="0.00313151" calcext:value-type="float">
            <text:p>0.00313151</text:p>
          </table:table-cell>
          <table:table-cell office:value-type="float" office:value="0.01" calcext:value-type="float">
            <text:p>0.01</text:p>
          </table:table-cell>
          <table:table-cell office:value-type="float" office:value="16284" calcext:value-type="float">
            <text:p>16284</text:p>
          </table:table-cell>
          <table:table-cell office:value-type="float" office:value="766032" calcext:value-type="float">
            <text:p>76603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04" calcext:value-type="float">
            <text:p>7404</text:p>
          </table:table-cell>
          <table:table-cell office:value-type="float" office:value="766032" calcext:value-type="float">
            <text:p>766032</text:p>
          </table:table-cell>
          <table:table-cell table:formula="of:=[.E182]-[.I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0-4-s721215008c528703.ukp</text:p>
          </table:table-cell>
          <table:table-cell office:value-type="float" office:value="0.0031286" calcext:value-type="float">
            <text:p>0.0031286</text:p>
          </table:table-cell>
          <table:table-cell office:value-type="float" office:value="0.02" calcext:value-type="float">
            <text:p>0.02</text:p>
          </table:table-cell>
          <table:table-cell office:value-type="float" office:value="13372" calcext:value-type="float">
            <text:p>13372</text:p>
          </table:table-cell>
          <table:table-cell office:value-type="float" office:value="528703" calcext:value-type="float">
            <text:p>52870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528703" calcext:value-type="float">
            <text:p>528703</text:p>
          </table:table-cell>
          <table:table-cell table:formula="of:=[.E183]-[.I1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0-7-s177710744c891811.ukp</text:p>
          </table:table-cell>
          <table:table-cell office:value-type="float" office:value="0.00312249" calcext:value-type="float">
            <text:p>0.00312249</text:p>
          </table:table-cell>
          <table:table-cell office:value-type="float" office:value="0.02" calcext:value-type="float">
            <text:p>0.02</text:p>
          </table:table-cell>
          <table:table-cell office:value-type="float" office:value="18120" calcext:value-type="float">
            <text:p>18120</text:p>
          </table:table-cell>
          <table:table-cell office:value-type="float" office:value="891811" calcext:value-type="float">
            <text:p>89181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891811" calcext:value-type="float">
            <text:p>891811</text:p>
          </table:table-cell>
          <table:table-cell table:formula="of:=[.E184]-[.I1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5000-2-s528806317c663041.ukp</text:p>
          </table:table-cell>
          <table:table-cell office:value-type="float" office:value="0.00310701" calcext:value-type="float">
            <text:p>0.00310701</text:p>
          </table:table-cell>
          <table:table-cell office:value-type="float" office:value="0.02" calcext:value-type="float">
            <text:p>0.02</text:p>
          </table:table-cell>
          <table:table-cell office:value-type="float" office:value="15452" calcext:value-type="float">
            <text:p>15452</text:p>
          </table:table-cell>
          <table:table-cell office:value-type="float" office:value="663041" calcext:value-type="float">
            <text:p>66304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663041" calcext:value-type="float">
            <text:p>663041</text:p>
          </table:table-cell>
          <table:table-cell table:formula="of:=[.E185]-[.I1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5000-5-s110877071c818842.ukp</text:p>
          </table:table-cell>
          <table:table-cell office:value-type="float" office:value="0.00309697" calcext:value-type="float">
            <text:p>0.00309697</text:p>
          </table:table-cell>
          <table:table-cell office:value-type="float" office:value="0.02" calcext:value-type="float">
            <text:p>0.02</text:p>
          </table:table-cell>
          <table:table-cell office:value-type="float" office:value="17928" calcext:value-type="float">
            <text:p>17928</text:p>
          </table:table-cell>
          <table:table-cell office:value-type="float" office:value="818842" calcext:value-type="float">
            <text:p>8188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8" calcext:value-type="float">
            <text:p>5868</text:p>
          </table:table-cell>
          <table:table-cell office:value-type="float" office:value="818842" calcext:value-type="float">
            <text:p>818842</text:p>
          </table:table-cell>
          <table:table-cell table:formula="of:=[.E186]-[.I1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0-6-s227708629c960084.ukp</text:p>
          </table:table-cell>
          <table:table-cell office:value-type="float" office:value="0.00308345" calcext:value-type="float">
            <text:p>0.00308345</text:p>
          </table:table-cell>
          <table:table-cell office:value-type="float" office:value="0.03" calcext:value-type="float">
            <text:p>0.03</text:p>
          </table:table-cell>
          <table:table-cell office:value-type="float" office:value="19256" calcext:value-type="float">
            <text:p>19256</text:p>
          </table:table-cell>
          <table:table-cell office:value-type="float" office:value="960084" calcext:value-type="float">
            <text:p>9600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0" calcext:value-type="float">
            <text:p>6420</text:p>
          </table:table-cell>
          <table:table-cell office:value-type="float" office:value="960084" calcext:value-type="float">
            <text:p>960084</text:p>
          </table:table-cell>
          <table:table-cell table:formula="of:=[.E187]-[.I1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5000-7-s177710744c889537.ukp</text:p>
          </table:table-cell>
          <table:table-cell office:value-type="float" office:value="0.00303976" calcext:value-type="float">
            <text:p>0.00303976</text:p>
          </table:table-cell>
          <table:table-cell office:value-type="float" office:value="0.01" calcext:value-type="float">
            <text:p>0.01</text:p>
          </table:table-cell>
          <table:table-cell office:value-type="float" office:value="18940" calcext:value-type="float">
            <text:p>18940</text:p>
          </table:table-cell>
          <table:table-cell office:value-type="float" office:value="889537" calcext:value-type="float">
            <text:p>88953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20" calcext:value-type="float">
            <text:p>5820</text:p>
          </table:table-cell>
          <table:table-cell office:value-type="float" office:value="889537" calcext:value-type="float">
            <text:p>889537</text:p>
          </table:table-cell>
          <table:table-cell table:formula="of:=[.E188]-[.I1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0-1-s843367405c890345.ukp</text:p>
          </table:table-cell>
          <table:table-cell office:value-type="float" office:value="0.00302644" calcext:value-type="float">
            <text:p>0.00302644</text:p>
          </table:table-cell>
          <table:table-cell office:value-type="float" office:value="0.02" calcext:value-type="float">
            <text:p>0.02</text:p>
          </table:table-cell>
          <table:table-cell office:value-type="float" office:value="18104" calcext:value-type="float">
            <text:p>18104</text:p>
          </table:table-cell>
          <table:table-cell office:value-type="float" office:value="890345" calcext:value-type="float">
            <text:p>89034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890345" calcext:value-type="float">
            <text:p>890345</text:p>
          </table:table-cell>
          <table:table-cell table:formula="of:=[.E189]-[.I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0-6-s227708629c775731.ukp</text:p>
          </table:table-cell>
          <table:table-cell office:value-type="float" office:value="0.00302639" calcext:value-type="float">
            <text:p>0.00302639</text:p>
          </table:table-cell>
          <table:table-cell office:value-type="float" office:value="0.02" calcext:value-type="float">
            <text:p>0.02</text:p>
          </table:table-cell>
          <table:table-cell office:value-type="float" office:value="17216" calcext:value-type="float">
            <text:p>17216</text:p>
          </table:table-cell>
          <table:table-cell office:value-type="float" office:value="775731" calcext:value-type="float">
            <text:p>77573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775731" calcext:value-type="float">
            <text:p>775731</text:p>
          </table:table-cell>
          <table:table-cell table:formula="of:=[.E190]-[.I1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0-0-s827183242c508284.ukp</text:p>
          </table:table-cell>
          <table:table-cell office:value-type="float" office:value="0.00302408" calcext:value-type="float">
            <text:p>0.00302408</text:p>
          </table:table-cell>
          <table:table-cell office:value-type="float" office:value="0.04" calcext:value-type="float">
            <text:p>0.04</text:p>
          </table:table-cell>
          <table:table-cell office:value-type="float" office:value="13000" calcext:value-type="float">
            <text:p>13000</text:p>
          </table:table-cell>
          <table:table-cell office:value-type="float" office:value="508284" calcext:value-type="float">
            <text:p>5082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56" calcext:value-type="float">
            <text:p>7556</text:p>
          </table:table-cell>
          <table:table-cell office:value-type="float" office:value="508284" calcext:value-type="float">
            <text:p>508284</text:p>
          </table:table-cell>
          <table:table-cell table:formula="of:=[.E191]-[.I1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5000-0-s827183242c714600.ukp</text:p>
          </table:table-cell>
          <table:table-cell office:value-type="float" office:value="0.00301307" calcext:value-type="float">
            <text:p>0.00301307</text:p>
          </table:table-cell>
          <table:table-cell office:value-type="float" office:value="0.01" calcext:value-type="float">
            <text:p>0.01</text:p>
          </table:table-cell>
          <table:table-cell office:value-type="float" office:value="16324" calcext:value-type="float">
            <text:p>16324</text:p>
          </table:table-cell>
          <table:table-cell office:value-type="float" office:value="714600" calcext:value-type="float">
            <text:p>7146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714600" calcext:value-type="float">
            <text:p>714600</text:p>
          </table:table-cell>
          <table:table-cell table:formula="of:=[.E192]-[.I1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0-4-s721215008c714434.ukp</text:p>
          </table:table-cell>
          <table:table-cell office:value-type="float" office:value="0.00299348" calcext:value-type="float">
            <text:p>0.00299348</text:p>
          </table:table-cell>
          <table:table-cell office:value-type="float" office:value="0.02" calcext:value-type="float">
            <text:p>0.02</text:p>
          </table:table-cell>
          <table:table-cell office:value-type="float" office:value="16228" calcext:value-type="float">
            <text:p>16228</text:p>
          </table:table-cell>
          <table:table-cell office:value-type="float" office:value="714434" calcext:value-type="float">
            <text:p>71443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714434" calcext:value-type="float">
            <text:p>714434</text:p>
          </table:table-cell>
          <table:table-cell table:formula="of:=[.E193]-[.I1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5000-1-s843367405c781022.ukp</text:p>
          </table:table-cell>
          <table:table-cell office:value-type="float" office:value="0.00299082" calcext:value-type="float">
            <text:p>0.00299082</text:p>
          </table:table-cell>
          <table:table-cell office:value-type="float" office:value="0.01" calcext:value-type="float">
            <text:p>0.01</text:p>
          </table:table-cell>
          <table:table-cell office:value-type="float" office:value="17408" calcext:value-type="float">
            <text:p>17408</text:p>
          </table:table-cell>
          <table:table-cell office:value-type="float" office:value="781022" calcext:value-type="float">
            <text:p>78102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8" calcext:value-type="float">
            <text:p>5888</text:p>
          </table:table-cell>
          <table:table-cell office:value-type="float" office:value="781022" calcext:value-type="float">
            <text:p>781022</text:p>
          </table:table-cell>
          <table:table-cell table:formula="of:=[.E194]-[.I1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-0-s827183242c913363.ukp</text:p>
          </table:table-cell>
          <table:table-cell office:value-type="float" office:value="0.00299054" calcext:value-type="float">
            <text:p>0.00299054</text:p>
          </table:table-cell>
          <table:table-cell office:value-type="float" office:value="0.02" calcext:value-type="float">
            <text:p>0.02</text:p>
          </table:table-cell>
          <table:table-cell office:value-type="float" office:value="19200" calcext:value-type="float">
            <text:p>19200</text:p>
          </table:table-cell>
          <table:table-cell office:value-type="float" office:value="913363" calcext:value-type="float">
            <text:p>9133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4124" calcext:value-type="float">
            <text:p>4124</text:p>
          </table:table-cell>
          <table:table-cell office:value-type="float" office:value="913363" calcext:value-type="float">
            <text:p>913363</text:p>
          </table:table-cell>
          <table:table-cell table:formula="of:=[.E195]-[.I1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0-1-s843367405c758616.ukp</text:p>
          </table:table-cell>
          <table:table-cell office:value-type="float" office:value="0.0029799" calcext:value-type="float">
            <text:p>0.0029799</text:p>
          </table:table-cell>
          <table:table-cell office:value-type="float" office:value="0.02" calcext:value-type="float">
            <text:p>0.02</text:p>
          </table:table-cell>
          <table:table-cell office:value-type="float" office:value="16832" calcext:value-type="float">
            <text:p>16832</text:p>
          </table:table-cell>
          <table:table-cell office:value-type="float" office:value="758616" calcext:value-type="float">
            <text:p>75861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758616" calcext:value-type="float">
            <text:p>758616</text:p>
          </table:table-cell>
          <table:table-cell table:formula="of:=[.E196]-[.I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0-2-s528806317c780373.ukp</text:p>
          </table:table-cell>
          <table:table-cell office:value-type="float" office:value="0.00296073" calcext:value-type="float">
            <text:p>0.00296073</text:p>
          </table:table-cell>
          <table:table-cell office:value-type="float" office:value="0.03" calcext:value-type="float">
            <text:p>0.03</text:p>
          </table:table-cell>
          <table:table-cell office:value-type="float" office:value="16276" calcext:value-type="float">
            <text:p>16276</text:p>
          </table:table-cell>
          <table:table-cell office:value-type="float" office:value="780373" calcext:value-type="float">
            <text:p>78037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08" calcext:value-type="float">
            <text:p>8008</text:p>
          </table:table-cell>
          <table:table-cell office:value-type="float" office:value="780373" calcext:value-type="float">
            <text:p>780373</text:p>
          </table:table-cell>
          <table:table-cell table:formula="of:=[.E197]-[.I1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0-1-s843367405c786199.ukp</text:p>
          </table:table-cell>
          <table:table-cell office:value-type="float" office:value="0.00293232" calcext:value-type="float">
            <text:p>0.00293232</text:p>
          </table:table-cell>
          <table:table-cell office:value-type="float" office:value="0.02" calcext:value-type="float">
            <text:p>0.02</text:p>
          </table:table-cell>
          <table:table-cell office:value-type="float" office:value="16536" calcext:value-type="float">
            <text:p>16536</text:p>
          </table:table-cell>
          <table:table-cell office:value-type="float" office:value="786199" calcext:value-type="float">
            <text:p>7861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86199" calcext:value-type="float">
            <text:p>786199</text:p>
          </table:table-cell>
          <table:table-cell table:formula="of:=[.E198]-[.I1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0-7-s177710744c921100.ukp</text:p>
          </table:table-cell>
          <table:table-cell office:value-type="float" office:value="0.00291714" calcext:value-type="float">
            <text:p>0.00291714</text:p>
          </table:table-cell>
          <table:table-cell office:value-type="float" office:value="0.02" calcext:value-type="float">
            <text:p>0.02</text:p>
          </table:table-cell>
          <table:table-cell office:value-type="float" office:value="18628" calcext:value-type="float">
            <text:p>18628</text:p>
          </table:table-cell>
          <table:table-cell office:value-type="float" office:value="921100" calcext:value-type="float">
            <text:p>9211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0" calcext:value-type="float">
            <text:p>7820</text:p>
          </table:table-cell>
          <table:table-cell office:value-type="float" office:value="921100" calcext:value-type="float">
            <text:p>921100</text:p>
          </table:table-cell>
          <table:table-cell table:formula="of:=[.E199]-[.I1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5000-4-s721215008c822573.ukp</text:p>
          </table:table-cell>
          <table:table-cell office:value-type="float" office:value="0.00290984" calcext:value-type="float">
            <text:p>0.00290984</text:p>
          </table:table-cell>
          <table:table-cell office:value-type="float" office:value="0.01" calcext:value-type="float">
            <text:p>0.01</text:p>
          </table:table-cell>
          <table:table-cell office:value-type="float" office:value="17088" calcext:value-type="float">
            <text:p>17088</text:p>
          </table:table-cell>
          <table:table-cell office:value-type="float" office:value="822573" calcext:value-type="float">
            <text:p>82257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24" calcext:value-type="float">
            <text:p>5824</text:p>
          </table:table-cell>
          <table:table-cell office:value-type="float" office:value="822573" calcext:value-type="float">
            <text:p>822573</text:p>
          </table:table-cell>
          <table:table-cell table:formula="of:=[.E200]-[.I2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0-0-s827183242c835092.ukp</text:p>
          </table:table-cell>
          <table:table-cell office:value-type="float" office:value="0.00290518" calcext:value-type="float">
            <text:p>0.00290518</text:p>
          </table:table-cell>
          <table:table-cell office:value-type="float" office:value="0.04" calcext:value-type="float">
            <text:p>0.04</text:p>
          </table:table-cell>
          <table:table-cell office:value-type="float" office:value="17424" calcext:value-type="float">
            <text:p>17424</text:p>
          </table:table-cell>
          <table:table-cell office:value-type="float" office:value="835092" calcext:value-type="float">
            <text:p>83509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32" calcext:value-type="float">
            <text:p>7632</text:p>
          </table:table-cell>
          <table:table-cell office:value-type="float" office:value="835092" calcext:value-type="float">
            <text:p>835092</text:p>
          </table:table-cell>
          <table:table-cell table:formula="of:=[.E201]-[.I2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5000-2-s528806317c884319.ukp</text:p>
          </table:table-cell>
          <table:table-cell office:value-type="float" office:value="0.0028954" calcext:value-type="float">
            <text:p>0.0028954</text:p>
          </table:table-cell>
          <table:table-cell office:value-type="float" office:value="0.01" calcext:value-type="float">
            <text:p>0.01</text:p>
          </table:table-cell>
          <table:table-cell office:value-type="float" office:value="18168" calcext:value-type="float">
            <text:p>18168</text:p>
          </table:table-cell>
          <table:table-cell office:value-type="float" office:value="884319" calcext:value-type="float">
            <text:p>88431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8" calcext:value-type="float">
            <text:p>5968</text:p>
          </table:table-cell>
          <table:table-cell office:value-type="float" office:value="884319" calcext:value-type="float">
            <text:p>884319</text:p>
          </table:table-cell>
          <table:table-cell table:formula="of:=[.E202]-[.I2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0-8-s991580855c641656.ukp</text:p>
          </table:table-cell>
          <table:table-cell office:value-type="float" office:value="0.00289185" calcext:value-type="float">
            <text:p>0.00289185</text:p>
          </table:table-cell>
          <table:table-cell office:value-type="float" office:value="0.02" calcext:value-type="float">
            <text:p>0.02</text:p>
          </table:table-cell>
          <table:table-cell office:value-type="float" office:value="15044" calcext:value-type="float">
            <text:p>15044</text:p>
          </table:table-cell>
          <table:table-cell office:value-type="float" office:value="641656" calcext:value-type="float">
            <text:p>641656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41656" calcext:value-type="float">
            <text:p>641656</text:p>
          </table:table-cell>
          <table:table-cell table:formula="of:=[.E203]-[.I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5000-5-s110877071c910113.ukp</text:p>
          </table:table-cell>
          <table:table-cell office:value-type="float" office:value="0.00288343" calcext:value-type="float">
            <text:p>0.00288343</text:p>
          </table:table-cell>
          <table:table-cell office:value-type="float" office:value="0.01" calcext:value-type="float">
            <text:p>0.01</text:p>
          </table:table-cell>
          <table:table-cell office:value-type="float" office:value="18612" calcext:value-type="float">
            <text:p>18612</text:p>
          </table:table-cell>
          <table:table-cell office:value-type="float" office:value="910113" calcext:value-type="float">
            <text:p>9101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4" calcext:value-type="float">
            <text:p>5864</text:p>
          </table:table-cell>
          <table:table-cell office:value-type="float" office:value="910113" calcext:value-type="float">
            <text:p>910113</text:p>
          </table:table-cell>
          <table:table-cell table:formula="of:=[.E204]-[.I2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5000-6-s227708629c915098.ukp</text:p>
          </table:table-cell>
          <table:table-cell office:value-type="float" office:value="0.00287932" calcext:value-type="float">
            <text:p>0.00287932</text:p>
          </table:table-cell>
          <table:table-cell office:value-type="float" office:value="0.01" calcext:value-type="float">
            <text:p>0.01</text:p>
          </table:table-cell>
          <table:table-cell office:value-type="float" office:value="18700" calcext:value-type="float">
            <text:p>18700</text:p>
          </table:table-cell>
          <table:table-cell office:value-type="float" office:value="915098" calcext:value-type="float">
            <text:p>9150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915098" calcext:value-type="float">
            <text:p>915098</text:p>
          </table:table-cell>
          <table:table-cell table:formula="of:=[.E205]-[.I2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5000-7-s177710744c955831.ukp</text:p>
          </table:table-cell>
          <table:table-cell office:value-type="float" office:value="0.00287826" calcext:value-type="float">
            <text:p>0.00287826</text:p>
          </table:table-cell>
          <table:table-cell office:value-type="float" office:value="0.01" calcext:value-type="float">
            <text:p>0.01</text:p>
          </table:table-cell>
          <table:table-cell office:value-type="float" office:value="19192" calcext:value-type="float">
            <text:p>19192</text:p>
          </table:table-cell>
          <table:table-cell office:value-type="float" office:value="955831" calcext:value-type="float">
            <text:p>95583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8" calcext:value-type="float">
            <text:p>5908</text:p>
          </table:table-cell>
          <table:table-cell office:value-type="float" office:value="955831" calcext:value-type="float">
            <text:p>955831</text:p>
          </table:table-cell>
          <table:table-cell table:formula="of:=[.E206]-[.I2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5000-0-s827183242c519941.ukp</text:p>
          </table:table-cell>
          <table:table-cell office:value-type="float" office:value="0.00287657" calcext:value-type="float">
            <text:p>0.00287657</text:p>
          </table:table-cell>
          <table:table-cell office:value-type="float" office:value="0.01" calcext:value-type="float">
            <text:p>0.01</text:p>
          </table:table-cell>
          <table:table-cell office:value-type="float" office:value="13224" calcext:value-type="float">
            <text:p>13224</text:p>
          </table:table-cell>
          <table:table-cell office:value-type="float" office:value="519941" calcext:value-type="float">
            <text:p>51994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16" calcext:value-type="float">
            <text:p>5816</text:p>
          </table:table-cell>
          <table:table-cell office:value-type="float" office:value="519941" calcext:value-type="float">
            <text:p>519941</text:p>
          </table:table-cell>
          <table:table-cell table:formula="of:=[.E207]-[.I2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5000-8-s991580855c818898.ukp</text:p>
          </table:table-cell>
          <table:table-cell office:value-type="float" office:value="0.00287087" calcext:value-type="float">
            <text:p>0.00287087</text:p>
          </table:table-cell>
          <table:table-cell office:value-type="float" office:value="0.01" calcext:value-type="float">
            <text:p>0.01</text:p>
          </table:table-cell>
          <table:table-cell office:value-type="float" office:value="16992" calcext:value-type="float">
            <text:p>16992</text:p>
          </table:table-cell>
          <table:table-cell office:value-type="float" office:value="818898" calcext:value-type="float">
            <text:p>8188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12" calcext:value-type="float">
            <text:p>5912</text:p>
          </table:table-cell>
          <table:table-cell office:value-type="float" office:value="818898" calcext:value-type="float">
            <text:p>818898</text:p>
          </table:table-cell>
          <table:table-cell table:formula="of:=[.E208]-[.I2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5000-1-s843367405c706481.ukp</text:p>
          </table:table-cell>
          <table:table-cell office:value-type="float" office:value="0.00286506" calcext:value-type="float">
            <text:p>0.00286506</text:p>
          </table:table-cell>
          <table:table-cell office:value-type="float" office:value="0.01" calcext:value-type="float">
            <text:p>0.01</text:p>
          </table:table-cell>
          <table:table-cell office:value-type="float" office:value="16100" calcext:value-type="float">
            <text:p>16100</text:p>
          </table:table-cell>
          <table:table-cell office:value-type="float" office:value="706481" calcext:value-type="float">
            <text:p>70648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16" calcext:value-type="float">
            <text:p>7416</text:p>
          </table:table-cell>
          <table:table-cell office:value-type="float" office:value="706481" calcext:value-type="float">
            <text:p>706481</text:p>
          </table:table-cell>
          <table:table-cell table:formula="of:=[.E209]-[.I2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0-9-s126456688c646208.ukp</text:p>
          </table:table-cell>
          <table:table-cell office:value-type="float" office:value="0.00286393" calcext:value-type="float">
            <text:p>0.00286393</text:p>
          </table:table-cell>
          <table:table-cell office:value-type="float" office:value="0.03" calcext:value-type="float">
            <text:p>0.03</text:p>
          </table:table-cell>
          <table:table-cell office:value-type="float" office:value="15192" calcext:value-type="float">
            <text:p>15192</text:p>
          </table:table-cell>
          <table:table-cell office:value-type="float" office:value="646208" calcext:value-type="float">
            <text:p>64620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48" calcext:value-type="float">
            <text:p>7848</text:p>
          </table:table-cell>
          <table:table-cell office:value-type="float" office:value="646208" calcext:value-type="float">
            <text:p>646208</text:p>
          </table:table-cell>
          <table:table-cell table:formula="of:=[.E210]-[.I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5000-2-s528806317c898111.ukp</text:p>
          </table:table-cell>
          <table:table-cell office:value-type="float" office:value="0.00285103" calcext:value-type="float">
            <text:p>0.00285103</text:p>
          </table:table-cell>
          <table:table-cell office:value-type="float" office:value="0.01" calcext:value-type="float">
            <text:p>0.01</text:p>
          </table:table-cell>
          <table:table-cell office:value-type="float" office:value="18380" calcext:value-type="float">
            <text:p>18380</text:p>
          </table:table-cell>
          <table:table-cell office:value-type="float" office:value="898111" calcext:value-type="float">
            <text:p>89811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28" calcext:value-type="float">
            <text:p>5828</text:p>
          </table:table-cell>
          <table:table-cell office:value-type="float" office:value="898111" calcext:value-type="float">
            <text:p>898111</text:p>
          </table:table-cell>
          <table:table-cell table:formula="of:=[.E211]-[.I2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5000-1-s843367405c722247.ukp</text:p>
          </table:table-cell>
          <table:table-cell office:value-type="float" office:value="0.00283839" calcext:value-type="float">
            <text:p>0.00283839</text:p>
          </table:table-cell>
          <table:table-cell office:value-type="float" office:value="0.01" calcext:value-type="float">
            <text:p>0.01</text:p>
          </table:table-cell>
          <table:table-cell office:value-type="float" office:value="16260" calcext:value-type="float">
            <text:p>16260</text:p>
          </table:table-cell>
          <table:table-cell office:value-type="float" office:value="722247" calcext:value-type="float">
            <text:p>7222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722247" calcext:value-type="float">
            <text:p>722247</text:p>
          </table:table-cell>
          <table:table-cell table:formula="of:=[.E212]-[.I2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-5-s110877071c821271.ukp</text:p>
          </table:table-cell>
          <table:table-cell office:value-type="float" office:value="0.00283536" calcext:value-type="float">
            <text:p>0.00283536</text:p>
          </table:table-cell>
          <table:table-cell office:value-type="float" office:value="0" calcext:value-type="float">
            <text:p>0</text:p>
          </table:table-cell>
          <table:table-cell office:value-type="float" office:value="16896" calcext:value-type="float">
            <text:p>16896</text:p>
          </table:table-cell>
          <table:table-cell office:value-type="float" office:value="821271" calcext:value-type="float">
            <text:p>82127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821271" calcext:value-type="float">
            <text:p>821271</text:p>
          </table:table-cell>
          <table:table-cell table:formula="of:=[.E213]-[.I2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0-1-s843367405c606409.ukp</text:p>
          </table:table-cell>
          <table:table-cell office:value-type="float" office:value="0.00282749" calcext:value-type="float">
            <text:p>0.00282749</text:p>
          </table:table-cell>
          <table:table-cell office:value-type="float" office:value="0.02" calcext:value-type="float">
            <text:p>0.02</text:p>
          </table:table-cell>
          <table:table-cell office:value-type="float" office:value="14588" calcext:value-type="float">
            <text:p>14588</text:p>
          </table:table-cell>
          <table:table-cell office:value-type="float" office:value="606409" calcext:value-type="float">
            <text:p>60640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606409" calcext:value-type="float">
            <text:p>606409</text:p>
          </table:table-cell>
          <table:table-cell table:formula="of:=[.E214]-[.I2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5000-9-s126456688c962935.ukp</text:p>
          </table:table-cell>
          <table:table-cell office:value-type="float" office:value="0.00280226" calcext:value-type="float">
            <text:p>0.00280226</text:p>
          </table:table-cell>
          <table:table-cell office:value-type="float" office:value="0.01" calcext:value-type="float">
            <text:p>0.01</text:p>
          </table:table-cell>
          <table:table-cell office:value-type="float" office:value="19412" calcext:value-type="float">
            <text:p>19412</text:p>
          </table:table-cell>
          <table:table-cell office:value-type="float" office:value="962935" calcext:value-type="float">
            <text:p>96293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64" calcext:value-type="float">
            <text:p>5964</text:p>
          </table:table-cell>
          <table:table-cell office:value-type="float" office:value="962935" calcext:value-type="float">
            <text:p>962935</text:p>
          </table:table-cell>
          <table:table-cell table:formula="of:=[.E215]-[.I2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5000-6-s227708629c702084.ukp</text:p>
          </table:table-cell>
          <table:table-cell office:value-type="float" office:value="0.00277969" calcext:value-type="float">
            <text:p>0.00277969</text:p>
          </table:table-cell>
          <table:table-cell office:value-type="float" office:value="0.01" calcext:value-type="float">
            <text:p>0.01</text:p>
          </table:table-cell>
          <table:table-cell office:value-type="float" office:value="16144" calcext:value-type="float">
            <text:p>16144</text:p>
          </table:table-cell>
          <table:table-cell office:value-type="float" office:value="702084" calcext:value-type="float">
            <text:p>70208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702084" calcext:value-type="float">
            <text:p>702084</text:p>
          </table:table-cell>
          <table:table-cell table:formula="of:=[.E216]-[.I2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5000-0-s827183242c868164.ukp</text:p>
          </table:table-cell>
          <table:table-cell office:value-type="float" office:value="0.00277865" calcext:value-type="float">
            <text:p>0.00277865</text:p>
          </table:table-cell>
          <table:table-cell office:value-type="float" office:value="0.01" calcext:value-type="float">
            <text:p>0.01</text:p>
          </table:table-cell>
          <table:table-cell office:value-type="float" office:value="17868" calcext:value-type="float">
            <text:p>17868</text:p>
          </table:table-cell>
          <table:table-cell office:value-type="float" office:value="868164" calcext:value-type="float">
            <text:p>8681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868164" calcext:value-type="float">
            <text:p>868164</text:p>
          </table:table-cell>
          <table:table-cell table:formula="of:=[.E217]-[.I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0-7-s177710744c908287.ukp</text:p>
          </table:table-cell>
          <table:table-cell office:value-type="float" office:value="0.00277254" calcext:value-type="float">
            <text:p>0.00277254</text:p>
          </table:table-cell>
          <table:table-cell office:value-type="float" office:value="0.02" calcext:value-type="float">
            <text:p>0.02</text:p>
          </table:table-cell>
          <table:table-cell office:value-type="float" office:value="18464" calcext:value-type="float">
            <text:p>18464</text:p>
          </table:table-cell>
          <table:table-cell office:value-type="float" office:value="908287" calcext:value-type="float">
            <text:p>90828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12" calcext:value-type="float">
            <text:p>7712</text:p>
          </table:table-cell>
          <table:table-cell office:value-type="float" office:value="908287" calcext:value-type="float">
            <text:p>908287</text:p>
          </table:table-cell>
          <table:table-cell table:formula="of:=[.E218]-[.I2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0-5-s110877071c757113.ukp</text:p>
          </table:table-cell>
          <table:table-cell office:value-type="float" office:value="0.00276421" calcext:value-type="float">
            <text:p>0.00276421</text:p>
          </table:table-cell>
          <table:table-cell office:value-type="float" office:value="0.03" calcext:value-type="float">
            <text:p>0.03</text:p>
          </table:table-cell>
          <table:table-cell office:value-type="float" office:value="16056" calcext:value-type="float">
            <text:p>16056</text:p>
          </table:table-cell>
          <table:table-cell office:value-type="float" office:value="757113" calcext:value-type="float">
            <text:p>75711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757113" calcext:value-type="float">
            <text:p>757113</text:p>
          </table:table-cell>
          <table:table-cell table:formula="of:=[.E219]-[.I2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0-5-s110877071c794434.ukp</text:p>
          </table:table-cell>
          <table:table-cell office:value-type="float" office:value="0.00274719" calcext:value-type="float">
            <text:p>0.00274719</text:p>
          </table:table-cell>
          <table:table-cell office:value-type="float" office:value="0.02" calcext:value-type="float">
            <text:p>0.02</text:p>
          </table:table-cell>
          <table:table-cell office:value-type="float" office:value="16548" calcext:value-type="float">
            <text:p>16548</text:p>
          </table:table-cell>
          <table:table-cell office:value-type="float" office:value="794434" calcext:value-type="float">
            <text:p>79443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794434" calcext:value-type="float">
            <text:p>794434</text:p>
          </table:table-cell>
          <table:table-cell table:formula="of:=[.E220]-[.I2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-8-s991580855c810058.ukp</text:p>
          </table:table-cell>
          <table:table-cell office:value-type="float" office:value="0.00274234" calcext:value-type="float">
            <text:p>0.00274234</text:p>
          </table:table-cell>
          <table:table-cell office:value-type="float" office:value="0" calcext:value-type="float">
            <text:p>0</text:p>
          </table:table-cell>
          <table:table-cell office:value-type="float" office:value="16584" calcext:value-type="float">
            <text:p>16584</text:p>
          </table:table-cell>
          <table:table-cell office:value-type="float" office:value="810058" calcext:value-type="float">
            <text:p>8100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3928" calcext:value-type="float">
            <text:p>3928</text:p>
          </table:table-cell>
          <table:table-cell office:value-type="float" office:value="810058" calcext:value-type="float">
            <text:p>810058</text:p>
          </table:table-cell>
          <table:table-cell table:formula="of:=[.E221]-[.I2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0-9-s126456688c585653.ukp</text:p>
          </table:table-cell>
          <table:table-cell office:value-type="float" office:value="0.00272945" calcext:value-type="float">
            <text:p>0.00272945</text:p>
          </table:table-cell>
          <table:table-cell office:value-type="float" office:value="0.03" calcext:value-type="float">
            <text:p>0.03</text:p>
          </table:table-cell>
          <table:table-cell office:value-type="float" office:value="13308" calcext:value-type="float">
            <text:p>13308</text:p>
          </table:table-cell>
          <table:table-cell office:value-type="float" office:value="585653" calcext:value-type="float">
            <text:p>58565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6" calcext:value-type="float">
            <text:p>6356</text:p>
          </table:table-cell>
          <table:table-cell office:value-type="float" office:value="585653" calcext:value-type="float">
            <text:p>585653</text:p>
          </table:table-cell>
          <table:table-cell table:formula="of:=[.E222]-[.I2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5000-0-s827183242c614699.ukp</text:p>
          </table:table-cell>
          <table:table-cell office:value-type="float" office:value="0.00272685" calcext:value-type="float">
            <text:p>0.00272685</text:p>
          </table:table-cell>
          <table:table-cell office:value-type="float" office:value="0.01" calcext:value-type="float">
            <text:p>0.01</text:p>
          </table:table-cell>
          <table:table-cell office:value-type="float" office:value="14568" calcext:value-type="float">
            <text:p>14568</text:p>
          </table:table-cell>
          <table:table-cell office:value-type="float" office:value="614699" calcext:value-type="float">
            <text:p>61469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614699" calcext:value-type="float">
            <text:p>614699</text:p>
          </table:table-cell>
          <table:table-cell table:formula="of:=[.E223]-[.I2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5000-3-s780179313c777991.ukp</text:p>
          </table:table-cell>
          <table:table-cell office:value-type="float" office:value="0.00270851" calcext:value-type="float">
            <text:p>0.00270851</text:p>
          </table:table-cell>
          <table:table-cell office:value-type="float" office:value="0.01" calcext:value-type="float">
            <text:p>0.01</text:p>
          </table:table-cell>
          <table:table-cell office:value-type="float" office:value="16480" calcext:value-type="float">
            <text:p>16480</text:p>
          </table:table-cell>
          <table:table-cell office:value-type="float" office:value="777991" calcext:value-type="float">
            <text:p>77799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777991" calcext:value-type="float">
            <text:p>777991</text:p>
          </table:table-cell>
          <table:table-cell table:formula="of:=[.E224]-[.I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5000-0-s827183242c602764.ukp</text:p>
          </table:table-cell>
          <table:table-cell office:value-type="float" office:value="0.00270676" calcext:value-type="float">
            <text:p>0.00270676</text:p>
          </table:table-cell>
          <table:table-cell office:value-type="float" office:value="0.01" calcext:value-type="float">
            <text:p>0.01</text:p>
          </table:table-cell>
          <table:table-cell office:value-type="float" office:value="14560" calcext:value-type="float">
            <text:p>14560</text:p>
          </table:table-cell>
          <table:table-cell office:value-type="float" office:value="602764" calcext:value-type="float">
            <text:p>60276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12" calcext:value-type="float">
            <text:p>5812</text:p>
          </table:table-cell>
          <table:table-cell office:value-type="float" office:value="602764" calcext:value-type="float">
            <text:p>602764</text:p>
          </table:table-cell>
          <table:table-cell table:formula="of:=[.E225]-[.I2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5000-6-s227708629c554798.ukp</text:p>
          </table:table-cell>
          <table:table-cell office:value-type="float" office:value="0.00269265" calcext:value-type="float">
            <text:p>0.00269265</text:p>
          </table:table-cell>
          <table:table-cell office:value-type="float" office:value="0.01" calcext:value-type="float">
            <text:p>0.01</text:p>
          </table:table-cell>
          <table:table-cell office:value-type="float" office:value="13676" calcext:value-type="float">
            <text:p>13676</text:p>
          </table:table-cell>
          <table:table-cell office:value-type="float" office:value="554798" calcext:value-type="float">
            <text:p>55479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76" calcext:value-type="float">
            <text:p>7476</text:p>
          </table:table-cell>
          <table:table-cell office:value-type="float" office:value="554798" calcext:value-type="float">
            <text:p>554798</text:p>
          </table:table-cell>
          <table:table-cell table:formula="of:=[.E226]-[.I2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5000-8-s991580855c676792.ukp</text:p>
          </table:table-cell>
          <table:table-cell office:value-type="float" office:value="0.00264733" calcext:value-type="float">
            <text:p>0.00264733</text:p>
          </table:table-cell>
          <table:table-cell office:value-type="float" office:value="0.01" calcext:value-type="float">
            <text:p>0.01</text:p>
          </table:table-cell>
          <table:table-cell office:value-type="float" office:value="15684" calcext:value-type="float">
            <text:p>15684</text:p>
          </table:table-cell>
          <table:table-cell office:value-type="float" office:value="676792" calcext:value-type="float">
            <text:p>67679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64" calcext:value-type="float">
            <text:p>7564</text:p>
          </table:table-cell>
          <table:table-cell office:value-type="float" office:value="676792" calcext:value-type="float">
            <text:p>676792</text:p>
          </table:table-cell>
          <table:table-cell table:formula="of:=[.E227]-[.I2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0-0-s827183242c544223.ukp</text:p>
          </table:table-cell>
          <table:table-cell office:value-type="float" office:value="0.00263911" calcext:value-type="float">
            <text:p>0.00263911</text:p>
          </table:table-cell>
          <table:table-cell office:value-type="float" office:value="0.04" calcext:value-type="float">
            <text:p>0.04</text:p>
          </table:table-cell>
          <table:table-cell office:value-type="float" office:value="13592" calcext:value-type="float">
            <text:p>13592</text:p>
          </table:table-cell>
          <table:table-cell office:value-type="float" office:value="544223" calcext:value-type="float">
            <text:p>54422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0" calcext:value-type="float">
            <text:p>6420</text:p>
          </table:table-cell>
          <table:table-cell office:value-type="float" office:value="544223" calcext:value-type="float">
            <text:p>544223</text:p>
          </table:table-cell>
          <table:table-cell table:formula="of:=[.E228]-[.I2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5000-5-s110877071c593661.ukp</text:p>
          </table:table-cell>
          <table:table-cell office:value-type="float" office:value="0.00263734" calcext:value-type="float">
            <text:p>0.00263734</text:p>
          </table:table-cell>
          <table:table-cell office:value-type="float" office:value="0.01" calcext:value-type="float">
            <text:p>0.01</text:p>
          </table:table-cell>
          <table:table-cell office:value-type="float" office:value="14380" calcext:value-type="float">
            <text:p>14380</text:p>
          </table:table-cell>
          <table:table-cell office:value-type="float" office:value="593661" calcext:value-type="float">
            <text:p>59366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593661" calcext:value-type="float">
            <text:p>593661</text:p>
          </table:table-cell>
          <table:table-cell table:formula="of:=[.E229]-[.I2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0-2-s528806317c717163.ukp</text:p>
          </table:table-cell>
          <table:table-cell office:value-type="float" office:value="0.00262623" calcext:value-type="float">
            <text:p>0.00262623</text:p>
          </table:table-cell>
          <table:table-cell office:value-type="float" office:value="0.02" calcext:value-type="float">
            <text:p>0.02</text:p>
          </table:table-cell>
          <table:table-cell office:value-type="float" office:value="15380" calcext:value-type="float">
            <text:p>15380</text:p>
          </table:table-cell>
          <table:table-cell office:value-type="float" office:value="717163" calcext:value-type="float">
            <text:p>7171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04" calcext:value-type="float">
            <text:p>8004</text:p>
          </table:table-cell>
          <table:table-cell office:value-type="float" office:value="717163" calcext:value-type="float">
            <text:p>717163</text:p>
          </table:table-cell>
          <table:table-cell table:formula="of:=[.E230]-[.I2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0-4-s721215008c717530.ukp</text:p>
          </table:table-cell>
          <table:table-cell office:value-type="float" office:value="0.00260923" calcext:value-type="float">
            <text:p>0.00260923</text:p>
          </table:table-cell>
          <table:table-cell office:value-type="float" office:value="0.02" calcext:value-type="float">
            <text:p>0.02</text:p>
          </table:table-cell>
          <table:table-cell office:value-type="float" office:value="16152" calcext:value-type="float">
            <text:p>16152</text:p>
          </table:table-cell>
          <table:table-cell office:value-type="float" office:value="717530" calcext:value-type="float">
            <text:p>71753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717530" calcext:value-type="float">
            <text:p>717530</text:p>
          </table:table-cell>
          <table:table-cell table:formula="of:=[.E231]-[.I2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5000-0-s827183242c743140.ukp</text:p>
          </table:table-cell>
          <table:table-cell office:value-type="float" office:value="0.00259214" calcext:value-type="float">
            <text:p>0.00259214</text:p>
          </table:table-cell>
          <table:table-cell office:value-type="float" office:value="0.01" calcext:value-type="float">
            <text:p>0.01</text:p>
          </table:table-cell>
          <table:table-cell office:value-type="float" office:value="15972" calcext:value-type="float">
            <text:p>15972</text:p>
          </table:table-cell>
          <table:table-cell office:value-type="float" office:value="743140" calcext:value-type="float">
            <text:p>7431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office:value-type="float" office:value="743140" calcext:value-type="float">
            <text:p>743140</text:p>
          </table:table-cell>
          <table:table-cell table:formula="of:=[.E232]-[.I2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0-5-s110877071c534895.ukp</text:p>
          </table:table-cell>
          <table:table-cell office:value-type="float" office:value="0.00258308" calcext:value-type="float">
            <text:p>0.00258308</text:p>
          </table:table-cell>
          <table:table-cell office:value-type="float" office:value="0.03" calcext:value-type="float">
            <text:p>0.03</text:p>
          </table:table-cell>
          <table:table-cell office:value-type="float" office:value="12636" calcext:value-type="float">
            <text:p>12636</text:p>
          </table:table-cell>
          <table:table-cell office:value-type="float" office:value="534895" calcext:value-type="float">
            <text:p>53489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28" calcext:value-type="float">
            <text:p>7928</text:p>
          </table:table-cell>
          <table:table-cell office:value-type="float" office:value="534895" calcext:value-type="float">
            <text:p>534895</text:p>
          </table:table-cell>
          <table:table-cell table:formula="of:=[.E233]-[.I2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0-8-s991580855c640540.ukp</text:p>
          </table:table-cell>
          <table:table-cell office:value-type="float" office:value="0.00258257" calcext:value-type="float">
            <text:p>0.00258257</text:p>
          </table:table-cell>
          <table:table-cell office:value-type="float" office:value="0.02" calcext:value-type="float">
            <text:p>0.02</text:p>
          </table:table-cell>
          <table:table-cell office:value-type="float" office:value="14320" calcext:value-type="float">
            <text:p>14320</text:p>
          </table:table-cell>
          <table:table-cell office:value-type="float" office:value="640540" calcext:value-type="float">
            <text:p>64054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96" calcext:value-type="float">
            <text:p>7396</text:p>
          </table:table-cell>
          <table:table-cell office:value-type="float" office:value="640540" calcext:value-type="float">
            <text:p>640540</text:p>
          </table:table-cell>
          <table:table-cell table:formula="of:=[.E234]-[.I2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2000-7-s177710744c646245.ukp</text:p>
          </table:table-cell>
          <table:table-cell office:value-type="float" office:value="0.00258184" calcext:value-type="float">
            <text:p>0.00258184</text:p>
          </table:table-cell>
          <table:table-cell office:value-type="float" office:value="0.01" calcext:value-type="float">
            <text:p>0.01</text:p>
          </table:table-cell>
          <table:table-cell office:value-type="float" office:value="15156" calcext:value-type="float">
            <text:p>15156</text:p>
          </table:table-cell>
          <table:table-cell office:value-type="float" office:value="646245" calcext:value-type="float">
            <text:p>64624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5600" calcext:value-type="float">
            <text:p>5600</text:p>
          </table:table-cell>
          <table:table-cell office:value-type="float" office:value="646245" calcext:value-type="float">
            <text:p>646245</text:p>
          </table:table-cell>
          <table:table-cell table:formula="of:=[.E235]-[.I2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5000-9-s126456688c556794.ukp</text:p>
          </table:table-cell>
          <table:table-cell office:value-type="float" office:value="0.00258144" calcext:value-type="float">
            <text:p>0.00258144</text:p>
          </table:table-cell>
          <table:table-cell office:value-type="float" office:value="0.01" calcext:value-type="float">
            <text:p>0.01</text:p>
          </table:table-cell>
          <table:table-cell office:value-type="float" office:value="13796" calcext:value-type="float">
            <text:p>13796</text:p>
          </table:table-cell>
          <table:table-cell office:value-type="float" office:value="556794" calcext:value-type="float">
            <text:p>55679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office:value-type="float" office:value="556794" calcext:value-type="float">
            <text:p>556794</text:p>
          </table:table-cell>
          <table:table-cell table:formula="of:=[.E236]-[.I2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5000-7-s177710744c742667.ukp</text:p>
          </table:table-cell>
          <table:table-cell office:value-type="float" office:value="0.00258052" calcext:value-type="float">
            <text:p>0.00258052</text:p>
          </table:table-cell>
          <table:table-cell office:value-type="float" office:value="0.01" calcext:value-type="float">
            <text:p>0.01</text:p>
          </table:table-cell>
          <table:table-cell office:value-type="float" office:value="15928" calcext:value-type="float">
            <text:p>15928</text:p>
          </table:table-cell>
          <table:table-cell office:value-type="float" office:value="742667" calcext:value-type="float">
            <text:p>74266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742667" calcext:value-type="float">
            <text:p>742667</text:p>
          </table:table-cell>
          <table:table-cell table:formula="of:=[.E237]-[.I2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0-0-s827183242c676550.ukp</text:p>
          </table:table-cell>
          <table:table-cell office:value-type="float" office:value="0.0025691" calcext:value-type="float">
            <text:p>0.0025691</text:p>
          </table:table-cell>
          <table:table-cell office:value-type="float" office:value="0.04" calcext:value-type="float">
            <text:p>0.04</text:p>
          </table:table-cell>
          <table:table-cell office:value-type="float" office:value="14880" calcext:value-type="float">
            <text:p>14880</text:p>
          </table:table-cell>
          <table:table-cell office:value-type="float" office:value="676550" calcext:value-type="float">
            <text:p>67655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4" calcext:value-type="float">
            <text:p>6384</text:p>
          </table:table-cell>
          <table:table-cell office:value-type="float" office:value="676550" calcext:value-type="float">
            <text:p>676550</text:p>
          </table:table-cell>
          <table:table-cell table:formula="of:=[.E238]-[.I2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5000-7-s177710744c587849.ukp</text:p>
          </table:table-cell>
          <table:table-cell office:value-type="float" office:value="0.00255541" calcext:value-type="float">
            <text:p>0.00255541</text:p>
          </table:table-cell>
          <table:table-cell office:value-type="float" office:value="0.01" calcext:value-type="float">
            <text:p>0.01</text:p>
          </table:table-cell>
          <table:table-cell office:value-type="float" office:value="14308" calcext:value-type="float">
            <text:p>14308</text:p>
          </table:table-cell>
          <table:table-cell office:value-type="float" office:value="587849" calcext:value-type="float">
            <text:p>58784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587849" calcext:value-type="float">
            <text:p>587849</text:p>
          </table:table-cell>
          <table:table-cell table:formula="of:=[.E239]-[.I2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5000-2-s528806317c565762.ukp</text:p>
          </table:table-cell>
          <table:table-cell office:value-type="float" office:value="0.00253529" calcext:value-type="float">
            <text:p>0.00253529</text:p>
          </table:table-cell>
          <table:table-cell office:value-type="float" office:value="0.01" calcext:value-type="float">
            <text:p>0.01</text:p>
          </table:table-cell>
          <table:table-cell office:value-type="float" office:value="14016" calcext:value-type="float">
            <text:p>14016</text:p>
          </table:table-cell>
          <table:table-cell office:value-type="float" office:value="565762" calcext:value-type="float">
            <text:p>56576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72" calcext:value-type="float">
            <text:p>7872</text:p>
          </table:table-cell>
          <table:table-cell office:value-type="float" office:value="565762" calcext:value-type="float">
            <text:p>565762</text:p>
          </table:table-cell>
          <table:table-cell table:formula="of:=[.E240]-[.I2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5000-1-s843367405c811729.ukp</text:p>
          </table:table-cell>
          <table:table-cell office:value-type="float" office:value="0.00253161" calcext:value-type="float">
            <text:p>0.00253161</text:p>
          </table:table-cell>
          <table:table-cell office:value-type="float" office:value="0.01" calcext:value-type="float">
            <text:p>0.01</text:p>
          </table:table-cell>
          <table:table-cell office:value-type="float" office:value="16848" calcext:value-type="float">
            <text:p>16848</text:p>
          </table:table-cell>
          <table:table-cell office:value-type="float" office:value="811729" calcext:value-type="float">
            <text:p>811729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56" calcext:value-type="float">
            <text:p>5856</text:p>
          </table:table-cell>
          <table:table-cell office:value-type="float" office:value="811729" calcext:value-type="float">
            <text:p>811729</text:p>
          </table:table-cell>
          <table:table-cell table:formula="of:=[.E241]-[.I2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5000-9-s126456688c886947.ukp</text:p>
          </table:table-cell>
          <table:table-cell office:value-type="float" office:value="0.00252217" calcext:value-type="float">
            <text:p>0.00252217</text:p>
          </table:table-cell>
          <table:table-cell office:value-type="float" office:value="0.01" calcext:value-type="float">
            <text:p>0.01</text:p>
          </table:table-cell>
          <table:table-cell office:value-type="float" office:value="18072" calcext:value-type="float">
            <text:p>18072</text:p>
          </table:table-cell>
          <table:table-cell office:value-type="float" office:value="886947" calcext:value-type="float">
            <text:p>886947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12" calcext:value-type="float">
            <text:p>5912</text:p>
          </table:table-cell>
          <table:table-cell office:value-type="float" office:value="886947" calcext:value-type="float">
            <text:p>886947</text:p>
          </table:table-cell>
          <table:table-cell table:formula="of:=[.E242]-[.I2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-4-s721215008c753624.ukp</text:p>
          </table:table-cell>
          <table:table-cell office:value-type="float" office:value="0.00249796" calcext:value-type="float">
            <text:p>0.00249796</text:p>
          </table:table-cell>
          <table:table-cell office:value-type="float" office:value="0" calcext:value-type="float">
            <text:p>0</text:p>
          </table:table-cell>
          <table:table-cell office:value-type="float" office:value="15924" calcext:value-type="float">
            <text:p>15924</text:p>
          </table:table-cell>
          <table:table-cell office:value-type="float" office:value="753624" calcext:value-type="float">
            <text:p>7536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4340" calcext:value-type="float">
            <text:p>4340</text:p>
          </table:table-cell>
          <table:table-cell office:value-type="float" office:value="753624" calcext:value-type="float">
            <text:p>753624</text:p>
          </table:table-cell>
          <table:table-cell table:formula="of:=[.E243]-[.I2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0-3-s780179313c680171.ukp</text:p>
          </table:table-cell>
          <table:table-cell office:value-type="float" office:value="0.00245674" calcext:value-type="float">
            <text:p>0.00245674</text:p>
          </table:table-cell>
          <table:table-cell office:value-type="float" office:value="0.02" calcext:value-type="float">
            <text:p>0.02</text:p>
          </table:table-cell>
          <table:table-cell office:value-type="float" office:value="14832" calcext:value-type="float">
            <text:p>14832</text:p>
          </table:table-cell>
          <table:table-cell office:value-type="float" office:value="680171" calcext:value-type="float">
            <text:p>68017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680171" calcext:value-type="float">
            <text:p>680171</text:p>
          </table:table-cell>
          <table:table-cell table:formula="of:=[.E244]-[.I2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5000-0-s827183242c723463.ukp</text:p>
          </table:table-cell>
          <table:table-cell office:value-type="float" office:value="0.00244529" calcext:value-type="float">
            <text:p>0.00244529</text:p>
          </table:table-cell>
          <table:table-cell office:value-type="float" office:value="0.01" calcext:value-type="float">
            <text:p>0.01</text:p>
          </table:table-cell>
          <table:table-cell office:value-type="float" office:value="15672" calcext:value-type="float">
            <text:p>15672</text:p>
          </table:table-cell>
          <table:table-cell office:value-type="float" office:value="723463" calcext:value-type="float">
            <text:p>72346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723463" calcext:value-type="float">
            <text:p>723463</text:p>
          </table:table-cell>
          <table:table-cell table:formula="of:=[.E245]-[.I2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0-0-s827183242c692993.ukp</text:p>
          </table:table-cell>
          <table:table-cell office:value-type="float" office:value="0.0024222" calcext:value-type="float">
            <text:p>0.0024222</text:p>
          </table:table-cell>
          <table:table-cell office:value-type="float" office:value="0.03" calcext:value-type="float">
            <text:p>0.03</text:p>
          </table:table-cell>
          <table:table-cell office:value-type="float" office:value="15004" calcext:value-type="float">
            <text:p>15004</text:p>
          </table:table-cell>
          <table:table-cell office:value-type="float" office:value="692993" calcext:value-type="float">
            <text:p>692993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692993" calcext:value-type="float">
            <text:p>692993</text:p>
          </table:table-cell>
          <table:table-cell table:formula="of:=[.E246]-[.I2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0-9-s126456688c597881.ukp</text:p>
          </table:table-cell>
          <table:table-cell office:value-type="float" office:value="0.00239381" calcext:value-type="float">
            <text:p>0.00239381</text:p>
          </table:table-cell>
          <table:table-cell office:value-type="float" office:value="0.03" calcext:value-type="float">
            <text:p>0.03</text:p>
          </table:table-cell>
          <table:table-cell office:value-type="float" office:value="13624" calcext:value-type="float">
            <text:p>13624</text:p>
          </table:table-cell>
          <table:table-cell office:value-type="float" office:value="597881" calcext:value-type="float">
            <text:p>597881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20" calcext:value-type="float">
            <text:p>7620</text:p>
          </table:table-cell>
          <table:table-cell office:value-type="float" office:value="597881" calcext:value-type="float">
            <text:p>597881</text:p>
          </table:table-cell>
          <table:table-cell table:formula="of:=[.E247]-[.I2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5000-9-s126456688c692500.ukp</text:p>
          </table:table-cell>
          <table:table-cell office:value-type="float" office:value="0.00238822" calcext:value-type="float">
            <text:p>0.00238822</text:p>
          </table:table-cell>
          <table:table-cell office:value-type="float" office:value="0.01" calcext:value-type="float">
            <text:p>0.01</text:p>
          </table:table-cell>
          <table:table-cell office:value-type="float" office:value="15136" calcext:value-type="float">
            <text:p>15136</text:p>
          </table:table-cell>
          <table:table-cell office:value-type="float" office:value="692500" calcext:value-type="float">
            <text:p>69250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692500" calcext:value-type="float">
            <text:p>692500</text:p>
          </table:table-cell>
          <table:table-cell table:formula="of:=[.E248]-[.I2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5000-7-s177710744c588624.ukp</text:p>
          </table:table-cell>
          <table:table-cell office:value-type="float" office:value="0.00232647" calcext:value-type="float">
            <text:p>0.00232647</text:p>
          </table:table-cell>
          <table:table-cell office:value-type="float" office:value="0.01" calcext:value-type="float">
            <text:p>0.01</text:p>
          </table:table-cell>
          <table:table-cell office:value-type="float" office:value="13468" calcext:value-type="float">
            <text:p>13468</text:p>
          </table:table-cell>
          <table:table-cell office:value-type="float" office:value="588624" calcext:value-type="float">
            <text:p>588624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588624" calcext:value-type="float">
            <text:p>588624</text:p>
          </table:table-cell>
          <table:table-cell table:formula="of:=[.E249]-[.I2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5000-3-s780179313c595758.ukp</text:p>
          </table:table-cell>
          <table:table-cell office:value-type="float" office:value="0.00230331" calcext:value-type="float">
            <text:p>0.00230331</text:p>
          </table:table-cell>
          <table:table-cell office:value-type="float" office:value="0.01" calcext:value-type="float">
            <text:p>0.01</text:p>
          </table:table-cell>
          <table:table-cell office:value-type="float" office:value="13528" calcext:value-type="float">
            <text:p>13528</text:p>
          </table:table-cell>
          <table:table-cell office:value-type="float" office:value="595758" calcext:value-type="float">
            <text:p>595758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56" calcext:value-type="float">
            <text:p>7556</text:p>
          </table:table-cell>
          <table:table-cell office:value-type="float" office:value="595758" calcext:value-type="float">
            <text:p>595758</text:p>
          </table:table-cell>
          <table:table-cell table:formula="of:=[.E250]-[.I2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-7-s177710744c605365.ukp</text:p>
          </table:table-cell>
          <table:table-cell office:value-type="float" office:value="0.0022752" calcext:value-type="float">
            <text:p>0.0022752</text:p>
          </table:table-cell>
          <table:table-cell office:value-type="float" office:value="0" calcext:value-type="float">
            <text:p>0</text:p>
          </table:table-cell>
          <table:table-cell office:value-type="float" office:value="13620" calcext:value-type="float">
            <text:p>13620</text:p>
          </table:table-cell>
          <table:table-cell office:value-type="float" office:value="605365" calcext:value-type="float">
            <text:p>60536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3964" calcext:value-type="float">
            <text:p>3964</text:p>
          </table:table-cell>
          <table:table-cell office:value-type="float" office:value="605365" calcext:value-type="float">
            <text:p>605365</text:p>
          </table:table-cell>
          <table:table-cell table:formula="of:=[.E251]-[.I2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5000-1-s843367405c575765.ukp</text:p>
          </table:table-cell>
          <table:table-cell office:value-type="float" office:value="0.00224772" calcext:value-type="float">
            <text:p>0.00224772</text:p>
          </table:table-cell>
          <table:table-cell office:value-type="float" office:value="0.01" calcext:value-type="float">
            <text:p>0.01</text:p>
          </table:table-cell>
          <table:table-cell office:value-type="float" office:value="13264" calcext:value-type="float">
            <text:p>13264</text:p>
          </table:table-cell>
          <table:table-cell office:value-type="float" office:value="575765" calcext:value-type="float">
            <text:p>57576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575765" calcext:value-type="float">
            <text:p>575765</text:p>
          </table:table-cell>
          <table:table-cell table:formula="of:=[.E252]-[.I2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5000-6-s227708629c579842.ukp</text:p>
          </table:table-cell>
          <table:table-cell office:value-type="float" office:value="0.0021992" calcext:value-type="float">
            <text:p>0.0021992</text:p>
          </table:table-cell>
          <table:table-cell office:value-type="float" office:value="0.01" calcext:value-type="float">
            <text:p>0.01</text:p>
          </table:table-cell>
          <table:table-cell office:value-type="float" office:value="13240" calcext:value-type="float">
            <text:p>13240</text:p>
          </table:table-cell>
          <table:table-cell office:value-type="float" office:value="579842" calcext:value-type="float">
            <text:p>57984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579842" calcext:value-type="float">
            <text:p>579842</text:p>
          </table:table-cell>
          <table:table-cell table:formula="of:=[.E253]-[.I2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5000-8-s991580855c558792.ukp</text:p>
          </table:table-cell>
          <table:table-cell office:value-type="float" office:value="0.00216984" calcext:value-type="float">
            <text:p>0.00216984</text:p>
          </table:table-cell>
          <table:table-cell office:value-type="float" office:value="0.03" calcext:value-type="float">
            <text:p>0.03</text:p>
          </table:table-cell>
          <table:table-cell office:value-type="float" office:value="12968" calcext:value-type="float">
            <text:p>12968</text:p>
          </table:table-cell>
          <table:table-cell office:value-type="float" office:value="558792" calcext:value-type="float">
            <text:p>558792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64" calcext:value-type="float">
            <text:p>5864</text:p>
          </table:table-cell>
          <table:table-cell office:value-type="float" office:value="558792" calcext:value-type="float">
            <text:p>558792</text:p>
          </table:table-cell>
          <table:table-cell table:formula="of:=[.E254]-[.I2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5000-1-s843367405c563850.ukp</text:p>
          </table:table-cell>
          <table:table-cell office:value-type="float" office:value="0.00212905" calcext:value-type="float">
            <text:p>0.00212905</text:p>
          </table:table-cell>
          <table:table-cell office:value-type="float" office:value="0.01" calcext:value-type="float">
            <text:p>0.01</text:p>
          </table:table-cell>
          <table:table-cell office:value-type="float" office:value="12976" calcext:value-type="float">
            <text:p>12976</text:p>
          </table:table-cell>
          <table:table-cell office:value-type="float" office:value="563850" calcext:value-type="float">
            <text:p>563850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880" calcext:value-type="float">
            <text:p>5880</text:p>
          </table:table-cell>
          <table:table-cell office:value-type="float" office:value="563850" calcext:value-type="float">
            <text:p>563850</text:p>
          </table:table-cell>
          <table:table-cell table:formula="of:=[.E255]-[.I2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5000-8-s991580855c627425.ukp</text:p>
          </table:table-cell>
          <table:table-cell office:value-type="float" office:value="0.00211688" calcext:value-type="float">
            <text:p>0.00211688</text:p>
          </table:table-cell>
          <table:table-cell office:value-type="float" office:value="0.01" calcext:value-type="float">
            <text:p>0.01</text:p>
          </table:table-cell>
          <table:table-cell office:value-type="float" office:value="14220" calcext:value-type="float">
            <text:p>14220</text:p>
          </table:table-cell>
          <table:table-cell office:value-type="float" office:value="627425" calcext:value-type="float">
            <text:p>627425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5908" calcext:value-type="float">
            <text:p>5908</text:p>
          </table:table-cell>
          <table:table-cell office:value-type="float" office:value="627425" calcext:value-type="float">
            <text:p>627425</text:p>
          </table:table-cell>
          <table:table-cell table:formula="of:=[.E256]-[.I2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2000-0-s827183242c801096.ukp</text:p>
          </table:table-cell>
          <table:table-cell office:value-type="float" office:value="0.00516367" calcext:value-type="float">
            <text:p>0.00516367</text:p>
          </table:table-cell>
          <table:table-cell office:value-type="float" office:value="0.01" calcext:value-type="float">
            <text:p>0.01</text:p>
          </table:table-cell>
          <table:table-cell office:value-type="float" office:value="17348" calcext:value-type="float">
            <text:p>17348</text:p>
          </table:table-cell>
          <table:table-cell office:value-type="float" office:value="801096" calcext:value-type="float">
            <text:p>80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float" office:value="801096" calcext:value-type="float">
            <text:p>801096</text:p>
          </table:table-cell>
          <table:table-cell table:formula="of:=[.E257]-[.I2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-4-s721215008c904217.ukp</text:p>
          </table:table-cell>
          <table:table-cell office:value-type="float" office:value="0.00474969" calcext:value-type="float">
            <text:p>0.00474969</text:p>
          </table:table-cell>
          <table:table-cell office:value-type="float" office:value="0.01" calcext:value-type="float">
            <text:p>0.01</text:p>
          </table:table-cell>
          <table:table-cell office:value-type="float" office:value="18860" calcext:value-type="float">
            <text:p>18860</text:p>
          </table:table-cell>
          <table:table-cell office:value-type="float" office:value="904217" calcext:value-type="float">
            <text:p>904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0" calcext:value-type="float">
            <text:p>3880</text:p>
          </table:table-cell>
          <table:table-cell office:value-type="float" office:value="904217" calcext:value-type="float">
            <text:p>904217</text:p>
          </table:table-cell>
          <table:table-cell table:formula="of:=[.E258]-[.I2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2000-4-s721215008c980510.ukp</text:p>
          </table:table-cell>
          <table:table-cell office:value-type="float" office:value="0.00419873" calcext:value-type="float">
            <text:p>0.00419873</text:p>
          </table:table-cell>
          <table:table-cell office:value-type="float" office:value="0.01" calcext:value-type="float">
            <text:p>0.01</text:p>
          </table:table-cell>
          <table:table-cell office:value-type="float" office:value="19304" calcext:value-type="float">
            <text:p>19304</text:p>
          </table:table-cell>
          <table:table-cell office:value-type="float" office:value="980510" calcext:value-type="float">
            <text:p>980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office:value-type="float" office:value="980510" calcext:value-type="float">
            <text:p>980510</text:p>
          </table:table-cell>
          <table:table-cell table:formula="of:=[.E259]-[.I2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-3-s780179313c947405.ukp</text:p>
          </table:table-cell>
          <table:table-cell office:value-type="float" office:value="0.00411759" calcext:value-type="float">
            <text:p>0.00411759</text:p>
          </table:table-cell>
          <table:table-cell office:value-type="float" office:value="0.01" calcext:value-type="float">
            <text:p>0.01</text:p>
          </table:table-cell>
          <table:table-cell office:value-type="float" office:value="19772" calcext:value-type="float">
            <text:p>19772</text:p>
          </table:table-cell>
          <table:table-cell office:value-type="float" office:value="947405" calcext:value-type="float">
            <text:p>947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office:value-type="float" office:value="947405" calcext:value-type="float">
            <text:p>947405</text:p>
          </table:table-cell>
          <table:table-cell table:formula="of:=[.E260]-[.I2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2000-0-s827183242c735111.ukp</text:p>
          </table:table-cell>
          <table:table-cell office:value-type="float" office:value="0.00387997" calcext:value-type="float">
            <text:p>0.00387997</text:p>
          </table:table-cell>
          <table:table-cell office:value-type="float" office:value="0.01" calcext:value-type="float">
            <text:p>0.01</text:p>
          </table:table-cell>
          <table:table-cell office:value-type="float" office:value="15664" calcext:value-type="float">
            <text:p>15664</text:p>
          </table:table-cell>
          <table:table-cell office:value-type="float" office:value="735111" calcext:value-type="float">
            <text:p>735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office:value-type="float" office:value="735111" calcext:value-type="float">
            <text:p>735111</text:p>
          </table:table-cell>
          <table:table-cell table:formula="of:=[.E261]-[.I2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2000-8-s991580855c972562.ukp</text:p>
          </table:table-cell>
          <table:table-cell office:value-type="float" office:value="0.00381945" calcext:value-type="float">
            <text:p>0.00381945</text:p>
          </table:table-cell>
          <table:table-cell office:value-type="float" office:value="0.01" calcext:value-type="float">
            <text:p>0.01</text:p>
          </table:table-cell>
          <table:table-cell office:value-type="float" office:value="19512" calcext:value-type="float">
            <text:p>19512</text:p>
          </table:table-cell>
          <table:table-cell office:value-type="float" office:value="972562" calcext:value-type="float">
            <text:p>972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972562" calcext:value-type="float">
            <text:p>972562</text:p>
          </table:table-cell>
          <table:table-cell table:formula="of:=[.E262]-[.I2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5000-5-s110877071c763250.ukp</text:p>
          </table:table-cell>
          <table:table-cell office:value-type="float" office:value="0.00381753" calcext:value-type="float">
            <text:p>0.00381753</text:p>
          </table:table-cell>
          <table:table-cell office:value-type="float" office:value="0.01" calcext:value-type="float">
            <text:p>0.01</text:p>
          </table:table-cell>
          <table:table-cell office:value-type="float" office:value="16976" calcext:value-type="float">
            <text:p>16976</text:p>
          </table:table-cell>
          <table:table-cell office:value-type="float" office:value="763250" calcext:value-type="float">
            <text:p>763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6" calcext:value-type="float">
            <text:p>5876</text:p>
          </table:table-cell>
          <table:table-cell office:value-type="float" office:value="763250" calcext:value-type="float">
            <text:p>763250</text:p>
          </table:table-cell>
          <table:table-cell table:formula="of:=[.E263]-[.I2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50000n2000-1-s843367405c717370.ukp</text:p>
          </table:table-cell>
          <table:table-cell office:value-type="float" office:value="0.0037778" calcext:value-type="float">
            <text:p>0.0037778</text:p>
          </table:table-cell>
          <table:table-cell office:value-type="float" office:value="0.01" calcext:value-type="float">
            <text:p>0.01</text:p>
          </table:table-cell>
          <table:table-cell office:value-type="float" office:value="15072" calcext:value-type="float">
            <text:p>15072</text:p>
          </table:table-cell>
          <table:table-cell office:value-type="float" office:value="717370" calcext:value-type="float">
            <text:p>717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64" calcext:value-type="float">
            <text:p>6264</text:p>
          </table:table-cell>
          <table:table-cell office:value-type="float" office:value="717370" calcext:value-type="float">
            <text:p>717370</text:p>
          </table:table-cell>
          <table:table-cell table:formula="of:=[.E264]-[.I2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-9-s126456688c869402.ukp</text:p>
          </table:table-cell>
          <table:table-cell office:value-type="float" office:value="0.00372844" calcext:value-type="float">
            <text:p>0.00372844</text:p>
          </table:table-cell>
          <table:table-cell office:value-type="float" office:value="0" calcext:value-type="float">
            <text:p>0</text:p>
          </table:table-cell>
          <table:table-cell office:value-type="float" office:value="18456" calcext:value-type="float">
            <text:p>18456</text:p>
          </table:table-cell>
          <table:table-cell office:value-type="float" office:value="869402" calcext:value-type="float">
            <text:p>86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office:value-type="float" office:value="869402" calcext:value-type="float">
            <text:p>869402</text:p>
          </table:table-cell>
          <table:table-cell table:formula="of:=[.E265]-[.I2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5000-6-s227708629c927319.ukp</text:p>
          </table:table-cell>
          <table:table-cell office:value-type="float" office:value="0.00365655" calcext:value-type="float">
            <text:p>0.00365655</text:p>
          </table:table-cell>
          <table:table-cell office:value-type="float" office:value="0.01" calcext:value-type="float">
            <text:p>0.01</text:p>
          </table:table-cell>
          <table:table-cell office:value-type="float" office:value="19668" calcext:value-type="float">
            <text:p>19668</text:p>
          </table:table-cell>
          <table:table-cell office:value-type="float" office:value="927319" calcext:value-type="float">
            <text:p>927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4" calcext:value-type="float">
            <text:p>5884</text:p>
          </table:table-cell>
          <table:table-cell office:value-type="float" office:value="927319" calcext:value-type="float">
            <text:p>927319</text:p>
          </table:table-cell>
          <table:table-cell table:formula="of:=[.E266]-[.I2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0wmax100000n2000-9-s126456688c833361.ukp</text:p>
          </table:table-cell>
          <table:table-cell office:value-type="float" office:value="0.00365457" calcext:value-type="float">
            <text:p>0.00365457</text:p>
          </table:table-cell>
          <table:table-cell office:value-type="float" office:value="0.01" calcext:value-type="float">
            <text:p>0.01</text:p>
          </table:table-cell>
          <table:table-cell office:value-type="float" office:value="17924" calcext:value-type="float">
            <text:p>17924</text:p>
          </table:table-cell>
          <table:table-cell office:value-type="float" office:value="833361" calcext:value-type="float">
            <text:p>833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0" calcext:value-type="float">
            <text:p>6460</text:p>
          </table:table-cell>
          <table:table-cell office:value-type="float" office:value="833361" calcext:value-type="float">
            <text:p>833361</text:p>
          </table:table-cell>
          <table:table-cell table:formula="of:=[.E267]-[.I2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2000-8-s991580855c816330.ukp</text:p>
          </table:table-cell>
          <table:table-cell office:value-type="float" office:value="0.00364392" calcext:value-type="float">
            <text:p>0.00364392</text:p>
          </table:table-cell>
          <table:table-cell office:value-type="float" office:value="0.01" calcext:value-type="float">
            <text:p>0.01</text:p>
          </table:table-cell>
          <table:table-cell office:value-type="float" office:value="17528" calcext:value-type="float">
            <text:p>17528</text:p>
          </table:table-cell>
          <table:table-cell office:value-type="float" office:value="816330" calcext:value-type="float">
            <text:p>8163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8" calcext:value-type="float">
            <text:p>4348</text:p>
          </table:table-cell>
          <table:table-cell office:value-type="float" office:value="816330" calcext:value-type="float">
            <text:p>816330</text:p>
          </table:table-cell>
          <table:table-cell table:formula="of:=[.E268]-[.I2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-7-s177710744c961618.ukp</text:p>
          </table:table-cell>
          <table:table-cell office:value-type="float" office:value="0.00360276" calcext:value-type="float">
            <text:p>0.00360276</text:p>
          </table:table-cell>
          <table:table-cell office:value-type="float" office:value="0" calcext:value-type="float">
            <text:p>0</text:p>
          </table:table-cell>
          <table:table-cell office:value-type="float" office:value="19168" calcext:value-type="float">
            <text:p>19168</text:p>
          </table:table-cell>
          <table:table-cell office:value-type="float" office:value="961618" calcext:value-type="float">
            <text:p>961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6" calcext:value-type="float">
            <text:p>3816</text:p>
          </table:table-cell>
          <table:table-cell office:value-type="float" office:value="961618" calcext:value-type="float">
            <text:p>961618</text:p>
          </table:table-cell>
          <table:table-cell table:formula="of:=[.E269]-[.I2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5000-4-s721215008c701200.ukp</text:p>
          </table:table-cell>
          <table:table-cell office:value-type="float" office:value="0.00352671" calcext:value-type="float">
            <text:p>0.00352671</text:p>
          </table:table-cell>
          <table:table-cell office:value-type="float" office:value="0.01" calcext:value-type="float">
            <text:p>0.01</text:p>
          </table:table-cell>
          <table:table-cell office:value-type="float" office:value="15960" calcext:value-type="float">
            <text:p>15960</text:p>
          </table:table-cell>
          <table:table-cell office:value-type="float" office:value="701200" calcext:value-type="float">
            <text:p>70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48" calcext:value-type="float">
            <text:p>5848</text:p>
          </table:table-cell>
          <table:table-cell office:value-type="float" office:value="701200" calcext:value-type="float">
            <text:p>701200</text:p>
          </table:table-cell>
          <table:table-cell table:formula="of:=[.E270]-[.I2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2000-2-s528806317c914458.ukp</text:p>
          </table:table-cell>
          <table:table-cell office:value-type="float" office:value="0.00352399" calcext:value-type="float">
            <text:p>0.00352399</text:p>
          </table:table-cell>
          <table:table-cell office:value-type="float" office:value="0.01" calcext:value-type="float">
            <text:p>0.01</text:p>
          </table:table-cell>
          <table:table-cell office:value-type="float" office:value="19132" calcext:value-type="float">
            <text:p>19132</text:p>
          </table:table-cell>
          <table:table-cell office:value-type="float" office:value="914458" calcext:value-type="float">
            <text:p>914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64" calcext:value-type="float">
            <text:p>7364</text:p>
          </table:table-cell>
          <table:table-cell office:value-type="float" office:value="914458" calcext:value-type="float">
            <text:p>914458</text:p>
          </table:table-cell>
          <table:table-cell table:formula="of:=[.E271]-[.I2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-5-s110877071c920920.ukp</text:p>
          </table:table-cell>
          <table:table-cell office:value-type="float" office:value="0.00349631" calcext:value-type="float">
            <text:p>0.00349631</text:p>
          </table:table-cell>
          <table:table-cell office:value-type="float" office:value="0.01" calcext:value-type="float">
            <text:p>0.01</text:p>
          </table:table-cell>
          <table:table-cell office:value-type="float" office:value="19252" calcext:value-type="float">
            <text:p>19252</text:p>
          </table:table-cell>
          <table:table-cell office:value-type="float" office:value="920920" calcext:value-type="float">
            <text:p>920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6" calcext:value-type="float">
            <text:p>3896</text:p>
          </table:table-cell>
          <table:table-cell office:value-type="float" office:value="920920" calcext:value-type="float">
            <text:p>920920</text:p>
          </table:table-cell>
          <table:table-cell table:formula="of:=[.E272]-[.I2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0-5-s110877071c927298.ukp</text:p>
          </table:table-cell>
          <table:table-cell office:value-type="float" office:value="0.00343425" calcext:value-type="float">
            <text:p>0.00343425</text:p>
          </table:table-cell>
          <table:table-cell office:value-type="float" office:value="0.03" calcext:value-type="float">
            <text:p>0.03</text:p>
          </table:table-cell>
          <table:table-cell office:value-type="float" office:value="19776" calcext:value-type="float">
            <text:p>19776</text:p>
          </table:table-cell>
          <table:table-cell office:value-type="float" office:value="927298" calcext:value-type="float">
            <text:p>927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927298" calcext:value-type="float">
            <text:p>927298</text:p>
          </table:table-cell>
          <table:table-cell table:formula="of:=[.E273]-[.I2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5000-0-s827183242c885889.ukp</text:p>
          </table:table-cell>
          <table:table-cell office:value-type="float" office:value="0.00341908" calcext:value-type="float">
            <text:p>0.00341908</text:p>
          </table:table-cell>
          <table:table-cell office:value-type="float" office:value="0.01" calcext:value-type="float">
            <text:p>0.01</text:p>
          </table:table-cell>
          <table:table-cell office:value-type="float" office:value="18128" calcext:value-type="float">
            <text:p>18128</text:p>
          </table:table-cell>
          <table:table-cell office:value-type="float" office:value="885889" calcext:value-type="float">
            <text:p>885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72" calcext:value-type="float">
            <text:p>5872</text:p>
          </table:table-cell>
          <table:table-cell office:value-type="float" office:value="885889" calcext:value-type="float">
            <text:p>885889</text:p>
          </table:table-cell>
          <table:table-cell table:formula="of:=[.E274]-[.I2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-7-s177710744c921854.ukp</text:p>
          </table:table-cell>
          <table:table-cell office:value-type="float" office:value="0.00340181" calcext:value-type="float">
            <text:p>0.00340181</text:p>
          </table:table-cell>
          <table:table-cell office:value-type="float" office:value="0.01" calcext:value-type="float">
            <text:p>0.01</text:p>
          </table:table-cell>
          <table:table-cell office:value-type="float" office:value="18320" calcext:value-type="float">
            <text:p>18320</text:p>
          </table:table-cell>
          <table:table-cell office:value-type="float" office:value="921854" calcext:value-type="float">
            <text:p>921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office:value-type="float" office:value="921854" calcext:value-type="float">
            <text:p>921854</text:p>
          </table:table-cell>
          <table:table-cell table:formula="of:=[.E275]-[.I2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2000-6-s227708629c855086.ukp</text:p>
          </table:table-cell>
          <table:table-cell office:value-type="float" office:value="0.00339324" calcext:value-type="float">
            <text:p>0.00339324</text:p>
          </table:table-cell>
          <table:table-cell office:value-type="float" office:value="0.01" calcext:value-type="float">
            <text:p>0.01</text:p>
          </table:table-cell>
          <table:table-cell office:value-type="float" office:value="18140" calcext:value-type="float">
            <text:p>18140</text:p>
          </table:table-cell>
          <table:table-cell office:value-type="float" office:value="855086" calcext:value-type="float">
            <text:p>855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2" calcext:value-type="float">
            <text:p>4392</text:p>
          </table:table-cell>
          <table:table-cell office:value-type="float" office:value="855086" calcext:value-type="float">
            <text:p>855086</text:p>
          </table:table-cell>
          <table:table-cell table:formula="of:=[.E276]-[.I2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0-2-s528806317c962915.ukp</text:p>
          </table:table-cell>
          <table:table-cell office:value-type="float" office:value="0.00336567" calcext:value-type="float">
            <text:p>0.00336567</text:p>
          </table:table-cell>
          <table:table-cell office:value-type="float" office:value="0.03" calcext:value-type="float">
            <text:p>0.03</text:p>
          </table:table-cell>
          <table:table-cell office:value-type="float" office:value="20060" calcext:value-type="float">
            <text:p>20060</text:p>
          </table:table-cell>
          <table:table-cell office:value-type="float" office:value="962915" calcext:value-type="float">
            <text:p>96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52" calcext:value-type="float">
            <text:p>7352</text:p>
          </table:table-cell>
          <table:table-cell office:value-type="float" office:value="962915" calcext:value-type="float">
            <text:p>962915</text:p>
          </table:table-cell>
          <table:table-cell table:formula="of:=[.E277]-[.I2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5000-9-s126456688c799946.ukp</text:p>
          </table:table-cell>
          <table:table-cell office:value-type="float" office:value="0.00333597" calcext:value-type="float">
            <text:p>0.00333597</text:p>
          </table:table-cell>
          <table:table-cell office:value-type="float" office:value="0.01" calcext:value-type="float">
            <text:p>0.01</text:p>
          </table:table-cell>
          <table:table-cell office:value-type="float" office:value="17556" calcext:value-type="float">
            <text:p>17556</text:p>
          </table:table-cell>
          <table:table-cell office:value-type="float" office:value="799946" calcext:value-type="float">
            <text:p>799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20" calcext:value-type="float">
            <text:p>7520</text:p>
          </table:table-cell>
          <table:table-cell office:value-type="float" office:value="799946" calcext:value-type="float">
            <text:p>799946</text:p>
          </table:table-cell>
          <table:table-cell table:formula="of:=[.E278]-[.I2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-1-s843367405c679686.ukp</text:p>
          </table:table-cell>
          <table:table-cell office:value-type="float" office:value="0.00331576" calcext:value-type="float">
            <text:p>0.00331576</text:p>
          </table:table-cell>
          <table:table-cell office:value-type="float" office:value="0.01" calcext:value-type="float">
            <text:p>0.01</text:p>
          </table:table-cell>
          <table:table-cell office:value-type="float" office:value="15464" calcext:value-type="float">
            <text:p>15464</text:p>
          </table:table-cell>
          <table:table-cell office:value-type="float" office:value="679686" calcext:value-type="float">
            <text:p>679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2" calcext:value-type="float">
            <text:p>5752</text:p>
          </table:table-cell>
          <table:table-cell office:value-type="float" office:value="679686" calcext:value-type="float">
            <text:p>679686</text:p>
          </table:table-cell>
          <table:table-cell table:formula="of:=[.E279]-[.I2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-2-s528806317c717062.ukp</text:p>
          </table:table-cell>
          <table:table-cell office:value-type="float" office:value="0.00329926" calcext:value-type="float">
            <text:p>0.00329926</text:p>
          </table:table-cell>
          <table:table-cell office:value-type="float" office:value="0" calcext:value-type="float">
            <text:p>0</text:p>
          </table:table-cell>
          <table:table-cell office:value-type="float" office:value="16144" calcext:value-type="float">
            <text:p>16144</text:p>
          </table:table-cell>
          <table:table-cell office:value-type="float" office:value="717062" calcext:value-type="float">
            <text:p>717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4" calcext:value-type="float">
            <text:p>5744</text:p>
          </table:table-cell>
          <table:table-cell office:value-type="float" office:value="717062" calcext:value-type="float">
            <text:p>717062</text:p>
          </table:table-cell>
          <table:table-cell table:formula="of:=[.E280]-[.I2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2000-1-s843367405c674749.ukp</text:p>
          </table:table-cell>
          <table:table-cell office:value-type="float" office:value="0.00329447" calcext:value-type="float">
            <text:p>0.00329447</text:p>
          </table:table-cell>
          <table:table-cell office:value-type="float" office:value="0.01" calcext:value-type="float">
            <text:p>0.01</text:p>
          </table:table-cell>
          <table:table-cell office:value-type="float" office:value="15352" calcext:value-type="float">
            <text:p>15352</text:p>
          </table:table-cell>
          <table:table-cell office:value-type="float" office:value="674749" calcext:value-type="float">
            <text:p>674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office:value-type="float" office:value="674749" calcext:value-type="float">
            <text:p>674749</text:p>
          </table:table-cell>
          <table:table-cell table:formula="of:=[.E281]-[.I2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0-7-s177710744c926728.ukp</text:p>
          </table:table-cell>
          <table:table-cell office:value-type="float" office:value="0.00329049" calcext:value-type="float">
            <text:p>0.00329049</text:p>
          </table:table-cell>
          <table:table-cell office:value-type="float" office:value="0.02" calcext:value-type="float">
            <text:p>0.02</text:p>
          </table:table-cell>
          <table:table-cell office:value-type="float" office:value="19592" calcext:value-type="float">
            <text:p>19592</text:p>
          </table:table-cell>
          <table:table-cell office:value-type="float" office:value="926728" calcext:value-type="float">
            <text:p>926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6" calcext:value-type="float">
            <text:p>7576</text:p>
          </table:table-cell>
          <table:table-cell office:value-type="float" office:value="926728" calcext:value-type="float">
            <text:p>926728</text:p>
          </table:table-cell>
          <table:table-cell table:formula="of:=[.E282]-[.I2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-9-s126456688c990447.ukp</text:p>
          </table:table-cell>
          <table:table-cell office:value-type="float" office:value="0.00326798" calcext:value-type="float">
            <text:p>0.00326798</text:p>
          </table:table-cell>
          <table:table-cell office:value-type="float" office:value="0" calcext:value-type="float">
            <text:p>0</text:p>
          </table:table-cell>
          <table:table-cell office:value-type="float" office:value="19776" calcext:value-type="float">
            <text:p>19776</text:p>
          </table:table-cell>
          <table:table-cell office:value-type="float" office:value="990447" calcext:value-type="float">
            <text:p>990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52" calcext:value-type="float">
            <text:p>5752</text:p>
          </table:table-cell>
          <table:table-cell office:value-type="float" office:value="990447" calcext:value-type="float">
            <text:p>990447</text:p>
          </table:table-cell>
          <table:table-cell table:formula="of:=[.E283]-[.I2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2000-4-s721215008c779730.ukp</text:p>
          </table:table-cell>
          <table:table-cell office:value-type="float" office:value="0.00325336" calcext:value-type="float">
            <text:p>0.00325336</text:p>
          </table:table-cell>
          <table:table-cell office:value-type="float" office:value="0.01" calcext:value-type="float">
            <text:p>0.01</text:p>
          </table:table-cell>
          <table:table-cell office:value-type="float" office:value="17012" calcext:value-type="float">
            <text:p>17012</text:p>
          </table:table-cell>
          <table:table-cell office:value-type="float" office:value="779730" calcext:value-type="float">
            <text:p>779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8" calcext:value-type="float">
            <text:p>4348</text:p>
          </table:table-cell>
          <table:table-cell office:value-type="float" office:value="779730" calcext:value-type="float">
            <text:p>779730</text:p>
          </table:table-cell>
          <table:table-cell table:formula="of:=[.E284]-[.I2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-6-s227708629c897210.ukp</text:p>
          </table:table-cell>
          <table:table-cell office:value-type="float" office:value="0.0032506" calcext:value-type="float">
            <text:p>0.0032506</text:p>
          </table:table-cell>
          <table:table-cell office:value-type="float" office:value="0" calcext:value-type="float">
            <text:p>0</text:p>
          </table:table-cell>
          <table:table-cell office:value-type="float" office:value="18976" calcext:value-type="float">
            <text:p>18976</text:p>
          </table:table-cell>
          <table:table-cell office:value-type="float" office:value="897210" calcext:value-type="float">
            <text:p>897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0" calcext:value-type="float">
            <text:p>3780</text:p>
          </table:table-cell>
          <table:table-cell office:value-type="float" office:value="897210" calcext:value-type="float">
            <text:p>897210</text:p>
          </table:table-cell>
          <table:table-cell table:formula="of:=[.E285]-[.I2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-3-s780179313c942575.ukp</text:p>
          </table:table-cell>
          <table:table-cell office:value-type="float" office:value="0.00322353" calcext:value-type="float">
            <text:p>0.00322353</text:p>
          </table:table-cell>
          <table:table-cell office:value-type="float" office:value="0" calcext:value-type="float">
            <text:p>0</text:p>
          </table:table-cell>
          <table:table-cell office:value-type="float" office:value="19300" calcext:value-type="float">
            <text:p>19300</text:p>
          </table:table-cell>
          <table:table-cell office:value-type="float" office:value="942575" calcext:value-type="float">
            <text:p>942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6" calcext:value-type="float">
            <text:p>3796</text:p>
          </table:table-cell>
          <table:table-cell office:value-type="float" office:value="942575" calcext:value-type="float">
            <text:p>942575</text:p>
          </table:table-cell>
          <table:table-cell table:formula="of:=[.E286]-[.I2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2000-9-s126456688c955846.ukp</text:p>
          </table:table-cell>
          <table:table-cell office:value-type="float" office:value="0.00319681" calcext:value-type="float">
            <text:p>0.00319681</text:p>
          </table:table-cell>
          <table:table-cell office:value-type="float" office:value="0.01" calcext:value-type="float">
            <text:p>0.01</text:p>
          </table:table-cell>
          <table:table-cell office:value-type="float" office:value="19876" calcext:value-type="float">
            <text:p>19876</text:p>
          </table:table-cell>
          <table:table-cell office:value-type="float" office:value="955846" calcext:value-type="float">
            <text:p>955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4" calcext:value-type="float">
            <text:p>4324</text:p>
          </table:table-cell>
          <table:table-cell office:value-type="float" office:value="955846" calcext:value-type="float">
            <text:p>955846</text:p>
          </table:table-cell>
          <table:table-cell table:formula="of:=[.E287]-[.I2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-9-s126456688c853648.ukp</text:p>
          </table:table-cell>
          <table:table-cell office:value-type="float" office:value="0.00319131" calcext:value-type="float">
            <text:p>0.00319131</text:p>
          </table:table-cell>
          <table:table-cell office:value-type="float" office:value="0" calcext:value-type="float">
            <text:p>0</text:p>
          </table:table-cell>
          <table:table-cell office:value-type="float" office:value="18036" calcext:value-type="float">
            <text:p>18036</text:p>
          </table:table-cell>
          <table:table-cell office:value-type="float" office:value="853648" calcext:value-type="float">
            <text:p>853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  <table:table-cell office:value-type="float" office:value="853648" calcext:value-type="float">
            <text:p>853648</text:p>
          </table:table-cell>
          <table:table-cell table:formula="of:=[.E288]-[.I2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-5-s110877071c904309.ukp</text:p>
          </table:table-cell>
          <table:table-cell office:value-type="float" office:value="0.0031875" calcext:value-type="float">
            <text:p>0.0031875</text:p>
          </table:table-cell>
          <table:table-cell office:value-type="float" office:value="0.01" calcext:value-type="float">
            <text:p>0.01</text:p>
          </table:table-cell>
          <table:table-cell office:value-type="float" office:value="18052" calcext:value-type="float">
            <text:p>18052</text:p>
          </table:table-cell>
          <table:table-cell office:value-type="float" office:value="904309" calcext:value-type="float">
            <text:p>904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48" calcext:value-type="float">
            <text:p>5748</text:p>
          </table:table-cell>
          <table:table-cell office:value-type="float" office:value="904309" calcext:value-type="float">
            <text:p>904309</text:p>
          </table:table-cell>
          <table:table-cell table:formula="of:=[.E289]-[.I2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0-5-s110877071c652960.ukp</text:p>
          </table:table-cell>
          <table:table-cell office:value-type="float" office:value="0.00318001" calcext:value-type="float">
            <text:p>0.00318001</text:p>
          </table:table-cell>
          <table:table-cell office:value-type="float" office:value="0.02" calcext:value-type="float">
            <text:p>0.02</text:p>
          </table:table-cell>
          <table:table-cell office:value-type="float" office:value="15488" calcext:value-type="float">
            <text:p>15488</text:p>
          </table:table-cell>
          <table:table-cell office:value-type="float" office:value="652960" calcext:value-type="float">
            <text:p>652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0" calcext:value-type="float">
            <text:p>7420</text:p>
          </table:table-cell>
          <table:table-cell office:value-type="float" office:value="652960" calcext:value-type="float">
            <text:p>652960</text:p>
          </table:table-cell>
          <table:table-cell table:formula="of:=[.E290]-[.I2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-7-s177710744c872546.ukp</text:p>
          </table:table-cell>
          <table:table-cell office:value-type="float" office:value="0.00317641" calcext:value-type="float">
            <text:p>0.00317641</text:p>
          </table:table-cell>
          <table:table-cell office:value-type="float" office:value="0" calcext:value-type="float">
            <text:p>0</text:p>
          </table:table-cell>
          <table:table-cell office:value-type="float" office:value="18476" calcext:value-type="float">
            <text:p>18476</text:p>
          </table:table-cell>
          <table:table-cell office:value-type="float" office:value="872546" calcext:value-type="float">
            <text:p>872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office:value-type="float" office:value="872546" calcext:value-type="float">
            <text:p>872546</text:p>
          </table:table-cell>
          <table:table-cell table:formula="of:=[.E291]-[.I2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-3-s780179313c947511.ukp</text:p>
          </table:table-cell>
          <table:table-cell office:value-type="float" office:value="0.00317152" calcext:value-type="float">
            <text:p>0.00317152</text:p>
          </table:table-cell>
          <table:table-cell office:value-type="float" office:value="0" calcext:value-type="float">
            <text:p>0</text:p>
          </table:table-cell>
          <table:table-cell office:value-type="float" office:value="19656" calcext:value-type="float">
            <text:p>19656</text:p>
          </table:table-cell>
          <table:table-cell office:value-type="float" office:value="947511" calcext:value-type="float">
            <text:p>947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2" calcext:value-type="float">
            <text:p>3892</text:p>
          </table:table-cell>
          <table:table-cell office:value-type="float" office:value="947511" calcext:value-type="float">
            <text:p>947511</text:p>
          </table:table-cell>
          <table:table-cell table:formula="of:=[.E292]-[.I2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2000-2-s528806317c949226.ukp</text:p>
          </table:table-cell>
          <table:table-cell office:value-type="float" office:value="0.00316912" calcext:value-type="float">
            <text:p>0.00316912</text:p>
          </table:table-cell>
          <table:table-cell office:value-type="float" office:value="0.01" calcext:value-type="float">
            <text:p>0.01</text:p>
          </table:table-cell>
          <table:table-cell office:value-type="float" office:value="19008" calcext:value-type="float">
            <text:p>19008</text:p>
          </table:table-cell>
          <table:table-cell office:value-type="float" office:value="949226" calcext:value-type="float">
            <text:p>949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8" calcext:value-type="float">
            <text:p>4348</text:p>
          </table:table-cell>
          <table:table-cell office:value-type="float" office:value="949226" calcext:value-type="float">
            <text:p>949226</text:p>
          </table:table-cell>
          <table:table-cell table:formula="of:=[.E293]-[.I2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2000-5-s110877071c842723.ukp</text:p>
          </table:table-cell>
          <table:table-cell office:value-type="float" office:value="0.00313923" calcext:value-type="float">
            <text:p>0.00313923</text:p>
          </table:table-cell>
          <table:table-cell office:value-type="float" office:value="0.01" calcext:value-type="float">
            <text:p>0.01</text:p>
          </table:table-cell>
          <table:table-cell office:value-type="float" office:value="18036" calcext:value-type="float">
            <text:p>18036</text:p>
          </table:table-cell>
          <table:table-cell office:value-type="float" office:value="842723" calcext:value-type="float">
            <text:p>842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842723" calcext:value-type="float">
            <text:p>842723</text:p>
          </table:table-cell>
          <table:table-cell table:formula="of:=[.E294]-[.I2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2000-4-s721215008c680270.ukp</text:p>
          </table:table-cell>
          <table:table-cell office:value-type="float" office:value="0.00311168" calcext:value-type="float">
            <text:p>0.00311168</text:p>
          </table:table-cell>
          <table:table-cell office:value-type="float" office:value="0.01" calcext:value-type="float">
            <text:p>0.01</text:p>
          </table:table-cell>
          <table:table-cell office:value-type="float" office:value="15528" calcext:value-type="float">
            <text:p>15528</text:p>
          </table:table-cell>
          <table:table-cell office:value-type="float" office:value="680270" calcext:value-type="float">
            <text:p>680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8" calcext:value-type="float">
            <text:p>4308</text:p>
          </table:table-cell>
          <table:table-cell office:value-type="float" office:value="680270" calcext:value-type="float">
            <text:p>680270</text:p>
          </table:table-cell>
          <table:table-cell table:formula="of:=[.E295]-[.I2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2000-3-s780179313c767623.ukp</text:p>
          </table:table-cell>
          <table:table-cell office:value-type="float" office:value="0.00310224" calcext:value-type="float">
            <text:p>0.00310224</text:p>
          </table:table-cell>
          <table:table-cell office:value-type="float" office:value="0.01" calcext:value-type="float">
            <text:p>0.01</text:p>
          </table:table-cell>
          <table:table-cell office:value-type="float" office:value="16736" calcext:value-type="float">
            <text:p>16736</text:p>
          </table:table-cell>
          <table:table-cell office:value-type="float" office:value="767623" calcext:value-type="float">
            <text:p>767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float" office:value="767623" calcext:value-type="float">
            <text:p>767623</text:p>
          </table:table-cell>
          <table:table-cell table:formula="of:=[.E296]-[.I2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2000-0-s827183242c896153.ukp</text:p>
          </table:table-cell>
          <table:table-cell office:value-type="float" office:value="0.00306598" calcext:value-type="float">
            <text:p>0.00306598</text:p>
          </table:table-cell>
          <table:table-cell office:value-type="float" office:value="0.01" calcext:value-type="float">
            <text:p>0.01</text:p>
          </table:table-cell>
          <table:table-cell office:value-type="float" office:value="18260" calcext:value-type="float">
            <text:p>18260</text:p>
          </table:table-cell>
          <table:table-cell office:value-type="float" office:value="896153" calcext:value-type="float">
            <text:p>896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6" calcext:value-type="float">
            <text:p>4276</text:p>
          </table:table-cell>
          <table:table-cell office:value-type="float" office:value="896153" calcext:value-type="float">
            <text:p>896153</text:p>
          </table:table-cell>
          <table:table-cell table:formula="of:=[.E297]-[.I2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2000-8-s991580855c733977.ukp</text:p>
          </table:table-cell>
          <table:table-cell office:value-type="float" office:value="0.00305956" calcext:value-type="float">
            <text:p>0.00305956</text:p>
          </table:table-cell>
          <table:table-cell office:value-type="float" office:value="0.01" calcext:value-type="float">
            <text:p>0.01</text:p>
          </table:table-cell>
          <table:table-cell office:value-type="float" office:value="16320" calcext:value-type="float">
            <text:p>16320</text:p>
          </table:table-cell>
          <table:table-cell office:value-type="float" office:value="733977" calcext:value-type="float">
            <text:p>73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2" calcext:value-type="float">
            <text:p>4432</text:p>
          </table:table-cell>
          <table:table-cell office:value-type="float" office:value="733977" calcext:value-type="float">
            <text:p>733977</text:p>
          </table:table-cell>
          <table:table-cell table:formula="of:=[.E298]-[.I2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2000-9-s126456688c764660.ukp</text:p>
          </table:table-cell>
          <table:table-cell office:value-type="float" office:value="0.00304657" calcext:value-type="float">
            <text:p>0.00304657</text:p>
          </table:table-cell>
          <table:table-cell office:value-type="float" office:value="0.01" calcext:value-type="float">
            <text:p>0.01</text:p>
          </table:table-cell>
          <table:table-cell office:value-type="float" office:value="16940" calcext:value-type="float">
            <text:p>16940</text:p>
          </table:table-cell>
          <table:table-cell office:value-type="float" office:value="764660" calcext:value-type="float">
            <text:p>7646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2" calcext:value-type="float">
            <text:p>4352</text:p>
          </table:table-cell>
          <table:table-cell office:value-type="float" office:value="764660" calcext:value-type="float">
            <text:p>764660</text:p>
          </table:table-cell>
          <table:table-cell table:formula="of:=[.E299]-[.I2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2000-5-s110877071c821634.ukp</text:p>
          </table:table-cell>
          <table:table-cell office:value-type="float" office:value="0.00303594" calcext:value-type="float">
            <text:p>0.00303594</text:p>
          </table:table-cell>
          <table:table-cell office:value-type="float" office:value="0.01" calcext:value-type="float">
            <text:p>0.01</text:p>
          </table:table-cell>
          <table:table-cell office:value-type="float" office:value="17664" calcext:value-type="float">
            <text:p>17664</text:p>
          </table:table-cell>
          <table:table-cell office:value-type="float" office:value="821634" calcext:value-type="float">
            <text:p>821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4" calcext:value-type="float">
            <text:p>4284</text:p>
          </table:table-cell>
          <table:table-cell office:value-type="float" office:value="821634" calcext:value-type="float">
            <text:p>821634</text:p>
          </table:table-cell>
          <table:table-cell table:formula="of:=[.E300]-[.I3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2000-7-s177710744c516153.ukp</text:p>
          </table:table-cell>
          <table:table-cell office:value-type="float" office:value="0.0030309" calcext:value-type="float">
            <text:p>0.0030309</text:p>
          </table:table-cell>
          <table:table-cell office:value-type="float" office:value="0.01" calcext:value-type="float">
            <text:p>0.01</text:p>
          </table:table-cell>
          <table:table-cell office:value-type="float" office:value="13064" calcext:value-type="float">
            <text:p>13064</text:p>
          </table:table-cell>
          <table:table-cell office:value-type="float" office:value="516153" calcext:value-type="float">
            <text:p>516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float" office:value="516153" calcext:value-type="float">
            <text:p>516153</text:p>
          </table:table-cell>
          <table:table-cell table:formula="of:=[.E301]-[.I3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-0-s827183242c934712.ukp</text:p>
          </table:table-cell>
          <table:table-cell office:value-type="float" office:value="0.00302569" calcext:value-type="float">
            <text:p>0.00302569</text:p>
          </table:table-cell>
          <table:table-cell office:value-type="float" office:value="0.01" calcext:value-type="float">
            <text:p>0.01</text:p>
          </table:table-cell>
          <table:table-cell office:value-type="float" office:value="19440" calcext:value-type="float">
            <text:p>19440</text:p>
          </table:table-cell>
          <table:table-cell office:value-type="float" office:value="934712" calcext:value-type="float">
            <text:p>93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0" calcext:value-type="float">
            <text:p>3780</text:p>
          </table:table-cell>
          <table:table-cell office:value-type="float" office:value="934712" calcext:value-type="float">
            <text:p>934712</text:p>
          </table:table-cell>
          <table:table-cell table:formula="of:=[.E302]-[.I3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-9-s126456688c935549.ukp</text:p>
          </table:table-cell>
          <table:table-cell office:value-type="float" office:value="0.00302513" calcext:value-type="float">
            <text:p>0.00302513</text:p>
          </table:table-cell>
          <table:table-cell office:value-type="float" office:value="0" calcext:value-type="float">
            <text:p>0</text:p>
          </table:table-cell>
          <table:table-cell office:value-type="float" office:value="18648" calcext:value-type="float">
            <text:p>18648</text:p>
          </table:table-cell>
          <table:table-cell office:value-type="float" office:value="935549" calcext:value-type="float">
            <text:p>935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4" calcext:value-type="float">
            <text:p>3804</text:p>
          </table:table-cell>
          <table:table-cell office:value-type="float" office:value="935549" calcext:value-type="float">
            <text:p>935549</text:p>
          </table:table-cell>
          <table:table-cell table:formula="of:=[.E303]-[.I3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-7-s177710744c880033.ukp</text:p>
          </table:table-cell>
          <table:table-cell office:value-type="float" office:value="0.00297912" calcext:value-type="float">
            <text:p>0.00297912</text:p>
          </table:table-cell>
          <table:table-cell office:value-type="float" office:value="0" calcext:value-type="float">
            <text:p>0</text:p>
          </table:table-cell>
          <table:table-cell office:value-type="float" office:value="18584" calcext:value-type="float">
            <text:p>18584</text:p>
          </table:table-cell>
          <table:table-cell office:value-type="float" office:value="880033" calcext:value-type="float">
            <text:p>880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  <table:table-cell office:value-type="float" office:value="880033" calcext:value-type="float">
            <text:p>880033</text:p>
          </table:table-cell>
          <table:table-cell table:formula="of:=[.E304]-[.I3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5000-9-s126456688c828941.ukp</text:p>
          </table:table-cell>
          <table:table-cell office:value-type="float" office:value="0.00296553" calcext:value-type="float">
            <text:p>0.00296553</text:p>
          </table:table-cell>
          <table:table-cell office:value-type="float" office:value="0.01" calcext:value-type="float">
            <text:p>0.01</text:p>
          </table:table-cell>
          <table:table-cell office:value-type="float" office:value="18044" calcext:value-type="float">
            <text:p>18044</text:p>
          </table:table-cell>
          <table:table-cell office:value-type="float" office:value="828941" calcext:value-type="float">
            <text:p>828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32" calcext:value-type="float">
            <text:p>7432</text:p>
          </table:table-cell>
          <table:table-cell office:value-type="float" office:value="828941" calcext:value-type="float">
            <text:p>828941</text:p>
          </table:table-cell>
          <table:table-cell table:formula="of:=[.E305]-[.I3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2000-6-s227708629c783259.ukp</text:p>
          </table:table-cell>
          <table:table-cell office:value-type="float" office:value="0.00296122" calcext:value-type="float">
            <text:p>0.00296122</text:p>
          </table:table-cell>
          <table:table-cell office:value-type="float" office:value="0.01" calcext:value-type="float">
            <text:p>0.01</text:p>
          </table:table-cell>
          <table:table-cell office:value-type="float" office:value="16456" calcext:value-type="float">
            <text:p>16456</text:p>
          </table:table-cell>
          <table:table-cell office:value-type="float" office:value="783259" calcext:value-type="float">
            <text:p>783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  <table:table-cell office:value-type="float" office:value="783259" calcext:value-type="float">
            <text:p>783259</text:p>
          </table:table-cell>
          <table:table-cell table:formula="of:=[.E306]-[.I3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2000-0-s827183242c854861.ukp</text:p>
          </table:table-cell>
          <table:table-cell office:value-type="float" office:value="0.00295733" calcext:value-type="float">
            <text:p>0.00295733</text:p>
          </table:table-cell>
          <table:table-cell office:value-type="float" office:value="0.01" calcext:value-type="float">
            <text:p>0.01</text:p>
          </table:table-cell>
          <table:table-cell office:value-type="float" office:value="17308" calcext:value-type="float">
            <text:p>17308</text:p>
          </table:table-cell>
          <table:table-cell office:value-type="float" office:value="854861" calcext:value-type="float">
            <text:p>854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0" calcext:value-type="float">
            <text:p>4280</text:p>
          </table:table-cell>
          <table:table-cell office:value-type="float" office:value="854861" calcext:value-type="float">
            <text:p>854861</text:p>
          </table:table-cell>
          <table:table-cell table:formula="of:=[.E307]-[.I3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-2-s528806317c930355.ukp</text:p>
          </table:table-cell>
          <table:table-cell office:value-type="float" office:value="0.00294263" calcext:value-type="float">
            <text:p>0.00294263</text:p>
          </table:table-cell>
          <table:table-cell office:value-type="float" office:value="0.01" calcext:value-type="float">
            <text:p>0.01</text:p>
          </table:table-cell>
          <table:table-cell office:value-type="float" office:value="19504" calcext:value-type="float">
            <text:p>19504</text:p>
          </table:table-cell>
          <table:table-cell office:value-type="float" office:value="930355" calcext:value-type="float">
            <text:p>930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4" calcext:value-type="float">
            <text:p>3804</text:p>
          </table:table-cell>
          <table:table-cell office:value-type="float" office:value="930355" calcext:value-type="float">
            <text:p>930355</text:p>
          </table:table-cell>
          <table:table-cell table:formula="of:=[.E308]-[.I3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2000-3-s780179313c847262.ukp</text:p>
          </table:table-cell>
          <table:table-cell office:value-type="float" office:value="0.00294258" calcext:value-type="float">
            <text:p>0.00294258</text:p>
          </table:table-cell>
          <table:table-cell office:value-type="float" office:value="0.01" calcext:value-type="float">
            <text:p>0.01</text:p>
          </table:table-cell>
          <table:table-cell office:value-type="float" office:value="18164" calcext:value-type="float">
            <text:p>18164</text:p>
          </table:table-cell>
          <table:table-cell office:value-type="float" office:value="847262" calcext:value-type="float">
            <text:p>84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8" calcext:value-type="float">
            <text:p>4388</text:p>
          </table:table-cell>
          <table:table-cell office:value-type="float" office:value="847262" calcext:value-type="float">
            <text:p>847262</text:p>
          </table:table-cell>
          <table:table-cell table:formula="of:=[.E309]-[.I3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-0-s827183242c685864.ukp</text:p>
          </table:table-cell>
          <table:table-cell office:value-type="float" office:value="0.00293947" calcext:value-type="float">
            <text:p>0.00293947</text:p>
          </table:table-cell>
          <table:table-cell office:value-type="float" office:value="0.01" calcext:value-type="float">
            <text:p>0.01</text:p>
          </table:table-cell>
          <table:table-cell office:value-type="float" office:value="14916" calcext:value-type="float">
            <text:p>14916</text:p>
          </table:table-cell>
          <table:table-cell office:value-type="float" office:value="685864" calcext:value-type="float">
            <text:p>685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2" calcext:value-type="float">
            <text:p>5732</text:p>
          </table:table-cell>
          <table:table-cell office:value-type="float" office:value="685864" calcext:value-type="float">
            <text:p>685864</text:p>
          </table:table-cell>
          <table:table-cell table:formula="of:=[.E310]-[.I3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2000-3-s780179313c933740.ukp</text:p>
          </table:table-cell>
          <table:table-cell office:value-type="float" office:value="0.00292382" calcext:value-type="float">
            <text:p>0.00292382</text:p>
          </table:table-cell>
          <table:table-cell office:value-type="float" office:value="0.01" calcext:value-type="float">
            <text:p>0.01</text:p>
          </table:table-cell>
          <table:table-cell office:value-type="float" office:value="19464" calcext:value-type="float">
            <text:p>19464</text:p>
          </table:table-cell>
          <table:table-cell office:value-type="float" office:value="933740" calcext:value-type="float">
            <text:p>9337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2" calcext:value-type="float">
            <text:p>4452</text:p>
          </table:table-cell>
          <table:table-cell office:value-type="float" office:value="933740" calcext:value-type="float">
            <text:p>933740</text:p>
          </table:table-cell>
          <table:table-cell table:formula="of:=[.E311]-[.I3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2000-8-s991580855c677631.ukp</text:p>
          </table:table-cell>
          <table:table-cell office:value-type="float" office:value="0.00291996" calcext:value-type="float">
            <text:p>0.00291996</text:p>
          </table:table-cell>
          <table:table-cell office:value-type="float" office:value="0.01" calcext:value-type="float">
            <text:p>0.01</text:p>
          </table:table-cell>
          <table:table-cell office:value-type="float" office:value="14704" calcext:value-type="float">
            <text:p>14704</text:p>
          </table:table-cell>
          <table:table-cell office:value-type="float" office:value="677631" calcext:value-type="float">
            <text:p>677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4" calcext:value-type="float">
            <text:p>4284</text:p>
          </table:table-cell>
          <table:table-cell office:value-type="float" office:value="677631" calcext:value-type="float">
            <text:p>677631</text:p>
          </table:table-cell>
          <table:table-cell table:formula="of:=[.E312]-[.I3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2000-3-s780179313c994428.ukp</text:p>
          </table:table-cell>
          <table:table-cell office:value-type="float" office:value="0.00291872" calcext:value-type="float">
            <text:p>0.00291872</text:p>
          </table:table-cell>
          <table:table-cell office:value-type="float" office:value="0.01" calcext:value-type="float">
            <text:p>0.01</text:p>
          </table:table-cell>
          <table:table-cell office:value-type="float" office:value="19696" calcext:value-type="float">
            <text:p>19696</text:p>
          </table:table-cell>
          <table:table-cell office:value-type="float" office:value="994428" calcext:value-type="float">
            <text:p>99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0" calcext:value-type="float">
            <text:p>4280</text:p>
          </table:table-cell>
          <table:table-cell office:value-type="float" office:value="994428" calcext:value-type="float">
            <text:p>994428</text:p>
          </table:table-cell>
          <table:table-cell table:formula="of:=[.E313]-[.I3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2000-5-s110877071c577917.ukp</text:p>
          </table:table-cell>
          <table:table-cell office:value-type="float" office:value="0.00291828" calcext:value-type="float">
            <text:p>0.00291828</text:p>
          </table:table-cell>
          <table:table-cell office:value-type="float" office:value="0.01" calcext:value-type="float">
            <text:p>0.01</text:p>
          </table:table-cell>
          <table:table-cell office:value-type="float" office:value="13752" calcext:value-type="float">
            <text:p>13752</text:p>
          </table:table-cell>
          <table:table-cell office:value-type="float" office:value="577917" calcext:value-type="float">
            <text:p>577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office:value-type="float" office:value="577917" calcext:value-type="float">
            <text:p>577917</text:p>
          </table:table-cell>
          <table:table-cell table:formula="of:=[.E314]-[.I3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5000-8-s991580855c800253.ukp</text:p>
          </table:table-cell>
          <table:table-cell office:value-type="float" office:value="0.00290094" calcext:value-type="float">
            <text:p>0.00290094</text:p>
          </table:table-cell>
          <table:table-cell office:value-type="float" office:value="0.02" calcext:value-type="float">
            <text:p>0.02</text:p>
          </table:table-cell>
          <table:table-cell office:value-type="float" office:value="17448" calcext:value-type="float">
            <text:p>17448</text:p>
          </table:table-cell>
          <table:table-cell office:value-type="float" office:value="800253" calcext:value-type="float">
            <text:p>800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8" calcext:value-type="float">
            <text:p>5868</text:p>
          </table:table-cell>
          <table:table-cell office:value-type="float" office:value="800253" calcext:value-type="float">
            <text:p>800253</text:p>
          </table:table-cell>
          <table:table-cell table:formula="of:=[.E315]-[.I3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2000-1-s843367405c677154.ukp</text:p>
          </table:table-cell>
          <table:table-cell office:value-type="float" office:value="0.00289839" calcext:value-type="float">
            <text:p>0.00289839</text:p>
          </table:table-cell>
          <table:table-cell office:value-type="float" office:value="0.01" calcext:value-type="float">
            <text:p>0.01</text:p>
          </table:table-cell>
          <table:table-cell office:value-type="float" office:value="15336" calcext:value-type="float">
            <text:p>15336</text:p>
          </table:table-cell>
          <table:table-cell office:value-type="float" office:value="677154" calcext:value-type="float">
            <text:p>677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4" calcext:value-type="float">
            <text:p>4364</text:p>
          </table:table-cell>
          <table:table-cell office:value-type="float" office:value="677154" calcext:value-type="float">
            <text:p>677154</text:p>
          </table:table-cell>
          <table:table-cell table:formula="of:=[.E316]-[.I3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2000-8-s991580855c820778.ukp</text:p>
          </table:table-cell>
          <table:table-cell office:value-type="float" office:value="0.00289404" calcext:value-type="float">
            <text:p>0.00289404</text:p>
          </table:table-cell>
          <table:table-cell office:value-type="float" office:value="0.01" calcext:value-type="float">
            <text:p>0.01</text:p>
          </table:table-cell>
          <table:table-cell office:value-type="float" office:value="17576" calcext:value-type="float">
            <text:p>17576</text:p>
          </table:table-cell>
          <table:table-cell office:value-type="float" office:value="820778" calcext:value-type="float">
            <text:p>82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8" calcext:value-type="float">
            <text:p>4328</text:p>
          </table:table-cell>
          <table:table-cell office:value-type="float" office:value="820778" calcext:value-type="float">
            <text:p>820778</text:p>
          </table:table-cell>
          <table:table-cell table:formula="of:=[.E317]-[.I3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2000-9-s126456688c785219.ukp</text:p>
          </table:table-cell>
          <table:table-cell office:value-type="float" office:value="0.00289211" calcext:value-type="float">
            <text:p>0.00289211</text:p>
          </table:table-cell>
          <table:table-cell office:value-type="float" office:value="0.01" calcext:value-type="float">
            <text:p>0.01</text:p>
          </table:table-cell>
          <table:table-cell office:value-type="float" office:value="16320" calcext:value-type="float">
            <text:p>16320</text:p>
          </table:table-cell>
          <table:table-cell office:value-type="float" office:value="785219" calcext:value-type="float">
            <text:p>785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float" office:value="785219" calcext:value-type="float">
            <text:p>785219</text:p>
          </table:table-cell>
          <table:table-cell table:formula="of:=[.E318]-[.I3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-5-s110877071c758279.ukp</text:p>
          </table:table-cell>
          <table:table-cell office:value-type="float" office:value="0.00288426" calcext:value-type="float">
            <text:p>0.00288426</text:p>
          </table:table-cell>
          <table:table-cell office:value-type="float" office:value="0.01" calcext:value-type="float">
            <text:p>0.01</text:p>
          </table:table-cell>
          <table:table-cell office:value-type="float" office:value="16576" calcext:value-type="float">
            <text:p>16576</text:p>
          </table:table-cell>
          <table:table-cell office:value-type="float" office:value="758279" calcext:value-type="float">
            <text:p>758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758279" calcext:value-type="float">
            <text:p>758279</text:p>
          </table:table-cell>
          <table:table-cell table:formula="of:=[.E319]-[.I3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2000-4-s721215008c829591.ukp</text:p>
          </table:table-cell>
          <table:table-cell office:value-type="float" office:value="0.00287143" calcext:value-type="float">
            <text:p>0.00287143</text:p>
          </table:table-cell>
          <table:table-cell office:value-type="float" office:value="0.01" calcext:value-type="float">
            <text:p>0.01</text:p>
          </table:table-cell>
          <table:table-cell office:value-type="float" office:value="17276" calcext:value-type="float">
            <text:p>17276</text:p>
          </table:table-cell>
          <table:table-cell office:value-type="float" office:value="829591" calcext:value-type="float">
            <text:p>829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  <table:table-cell office:value-type="float" office:value="829591" calcext:value-type="float">
            <text:p>829591</text:p>
          </table:table-cell>
          <table:table-cell table:formula="of:=[.E320]-[.I3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5000-4-s721215008c722598.ukp</text:p>
          </table:table-cell>
          <table:table-cell office:value-type="float" office:value="0.00286722" calcext:value-type="float">
            <text:p>0.00286722</text:p>
          </table:table-cell>
          <table:table-cell office:value-type="float" office:value="0.01" calcext:value-type="float">
            <text:p>0.01</text:p>
          </table:table-cell>
          <table:table-cell office:value-type="float" office:value="16448" calcext:value-type="float">
            <text:p>16448</text:p>
          </table:table-cell>
          <table:table-cell office:value-type="float" office:value="722598" calcext:value-type="float">
            <text:p>722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8" calcext:value-type="float">
            <text:p>5808</text:p>
          </table:table-cell>
          <table:table-cell office:value-type="float" office:value="722598" calcext:value-type="float">
            <text:p>722598</text:p>
          </table:table-cell>
          <table:table-cell table:formula="of:=[.E321]-[.I3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2000-6-s227708629c880921.ukp</text:p>
          </table:table-cell>
          <table:table-cell office:value-type="float" office:value="0.00286418" calcext:value-type="float">
            <text:p>0.00286418</text:p>
          </table:table-cell>
          <table:table-cell office:value-type="float" office:value="0.01" calcext:value-type="float">
            <text:p>0.01</text:p>
          </table:table-cell>
          <table:table-cell office:value-type="float" office:value="18636" calcext:value-type="float">
            <text:p>18636</text:p>
          </table:table-cell>
          <table:table-cell office:value-type="float" office:value="880921" calcext:value-type="float">
            <text:p>880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6" calcext:value-type="float">
            <text:p>4356</text:p>
          </table:table-cell>
          <table:table-cell office:value-type="float" office:value="880921" calcext:value-type="float">
            <text:p>880921</text:p>
          </table:table-cell>
          <table:table-cell table:formula="of:=[.E322]-[.I3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-7-s177710744c875688.ukp</text:p>
          </table:table-cell>
          <table:table-cell office:value-type="float" office:value="0.00286128" calcext:value-type="float">
            <text:p>0.00286128</text:p>
          </table:table-cell>
          <table:table-cell office:value-type="float" office:value="0" calcext:value-type="float">
            <text:p>0</text:p>
          </table:table-cell>
          <table:table-cell office:value-type="float" office:value="18668" calcext:value-type="float">
            <text:p>18668</text:p>
          </table:table-cell>
          <table:table-cell office:value-type="float" office:value="875688" calcext:value-type="float">
            <text:p>875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" calcext:value-type="float">
            <text:p>3828</text:p>
          </table:table-cell>
          <table:table-cell office:value-type="float" office:value="875688" calcext:value-type="float">
            <text:p>875688</text:p>
          </table:table-cell>
          <table:table-cell table:formula="of:=[.E323]-[.I3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2000-2-s528806317c763127.ukp</text:p>
          </table:table-cell>
          <table:table-cell office:value-type="float" office:value="0.00285566" calcext:value-type="float">
            <text:p>0.00285566</text:p>
          </table:table-cell>
          <table:table-cell office:value-type="float" office:value="0.01" calcext:value-type="float">
            <text:p>0.01</text:p>
          </table:table-cell>
          <table:table-cell office:value-type="float" office:value="16868" calcext:value-type="float">
            <text:p>16868</text:p>
          </table:table-cell>
          <table:table-cell office:value-type="float" office:value="763127" calcext:value-type="float">
            <text:p>763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6" calcext:value-type="float">
            <text:p>4356</text:p>
          </table:table-cell>
          <table:table-cell office:value-type="float" office:value="763127" calcext:value-type="float">
            <text:p>763127</text:p>
          </table:table-cell>
          <table:table-cell table:formula="of:=[.E324]-[.I3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2000-1-s843367405c810134.ukp</text:p>
          </table:table-cell>
          <table:table-cell office:value-type="float" office:value="0.00284465" calcext:value-type="float">
            <text:p>0.00284465</text:p>
          </table:table-cell>
          <table:table-cell office:value-type="float" office:value="0.01" calcext:value-type="float">
            <text:p>0.01</text:p>
          </table:table-cell>
          <table:table-cell office:value-type="float" office:value="16784" calcext:value-type="float">
            <text:p>16784</text:p>
          </table:table-cell>
          <table:table-cell office:value-type="float" office:value="810134" calcext:value-type="float">
            <text:p>810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6" calcext:value-type="float">
            <text:p>4276</text:p>
          </table:table-cell>
          <table:table-cell office:value-type="float" office:value="810134" calcext:value-type="float">
            <text:p>810134</text:p>
          </table:table-cell>
          <table:table-cell table:formula="of:=[.E325]-[.I3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-4-s721215008c919878.ukp</text:p>
          </table:table-cell>
          <table:table-cell office:value-type="float" office:value="0.00284162" calcext:value-type="float">
            <text:p>0.00284162</text:p>
          </table:table-cell>
          <table:table-cell office:value-type="float" office:value="0" calcext:value-type="float">
            <text:p>0</text:p>
          </table:table-cell>
          <table:table-cell office:value-type="float" office:value="18388" calcext:value-type="float">
            <text:p>18388</text:p>
          </table:table-cell>
          <table:table-cell office:value-type="float" office:value="919878" calcext:value-type="float">
            <text:p>919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6" calcext:value-type="float">
            <text:p>3756</text:p>
          </table:table-cell>
          <table:table-cell office:value-type="float" office:value="919878" calcext:value-type="float">
            <text:p>919878</text:p>
          </table:table-cell>
          <table:table-cell table:formula="of:=[.E326]-[.I3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-4-s721215008c733791.ukp</text:p>
          </table:table-cell>
          <table:table-cell office:value-type="float" office:value="0.00280263" calcext:value-type="float">
            <text:p>0.00280263</text:p>
          </table:table-cell>
          <table:table-cell office:value-type="float" office:value="0" calcext:value-type="float">
            <text:p>0</text:p>
          </table:table-cell>
          <table:table-cell office:value-type="float" office:value="15596" calcext:value-type="float">
            <text:p>15596</text:p>
          </table:table-cell>
          <table:table-cell office:value-type="float" office:value="733791" calcext:value-type="float">
            <text:p>733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6" calcext:value-type="float">
            <text:p>3776</text:p>
          </table:table-cell>
          <table:table-cell office:value-type="float" office:value="733791" calcext:value-type="float">
            <text:p>733791</text:p>
          </table:table-cell>
          <table:table-cell table:formula="of:=[.E327]-[.I3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-4-s721215008c841862.ukp</text:p>
          </table:table-cell>
          <table:table-cell office:value-type="float" office:value="0.00280086" calcext:value-type="float">
            <text:p>0.00280086</text:p>
          </table:table-cell>
          <table:table-cell office:value-type="float" office:value="0" calcext:value-type="float">
            <text:p>0</text:p>
          </table:table-cell>
          <table:table-cell office:value-type="float" office:value="18264" calcext:value-type="float">
            <text:p>18264</text:p>
          </table:table-cell>
          <table:table-cell office:value-type="float" office:value="841862" calcext:value-type="float">
            <text:p>841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6" calcext:value-type="float">
            <text:p>3816</text:p>
          </table:table-cell>
          <table:table-cell office:value-type="float" office:value="841862" calcext:value-type="float">
            <text:p>841862</text:p>
          </table:table-cell>
          <table:table-cell table:formula="of:=[.E328]-[.I3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2000-6-s227708629c878892.ukp</text:p>
          </table:table-cell>
          <table:table-cell office:value-type="float" office:value="0.00278318" calcext:value-type="float">
            <text:p>0.00278318</text:p>
          </table:table-cell>
          <table:table-cell office:value-type="float" office:value="0.01" calcext:value-type="float">
            <text:p>0.01</text:p>
          </table:table-cell>
          <table:table-cell office:value-type="float" office:value="17948" calcext:value-type="float">
            <text:p>17948</text:p>
          </table:table-cell>
          <table:table-cell office:value-type="float" office:value="878892" calcext:value-type="float">
            <text:p>878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  <table:table-cell office:value-type="float" office:value="878892" calcext:value-type="float">
            <text:p>878892</text:p>
          </table:table-cell>
          <table:table-cell table:formula="of:=[.E329]-[.I3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2000-7-s177710744c919792.ukp</text:p>
          </table:table-cell>
          <table:table-cell office:value-type="float" office:value="0.00277771" calcext:value-type="float">
            <text:p>0.00277771</text:p>
          </table:table-cell>
          <table:table-cell office:value-type="float" office:value="0.01" calcext:value-type="float">
            <text:p>0.01</text:p>
          </table:table-cell>
          <table:table-cell office:value-type="float" office:value="19152" calcext:value-type="float">
            <text:p>19152</text:p>
          </table:table-cell>
          <table:table-cell office:value-type="float" office:value="919792" calcext:value-type="float">
            <text:p>9197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2" calcext:value-type="float">
            <text:p>4432</text:p>
          </table:table-cell>
          <table:table-cell office:value-type="float" office:value="919792" calcext:value-type="float">
            <text:p>919792</text:p>
          </table:table-cell>
          <table:table-cell table:formula="of:=[.E330]-[.I3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2000-4-s721215008c731342.ukp</text:p>
          </table:table-cell>
          <table:table-cell office:value-type="float" office:value="0.00274738" calcext:value-type="float">
            <text:p>0.00274738</text:p>
          </table:table-cell>
          <table:table-cell office:value-type="float" office:value="0.01" calcext:value-type="float">
            <text:p>0.01</text:p>
          </table:table-cell>
          <table:table-cell office:value-type="float" office:value="15572" calcext:value-type="float">
            <text:p>15572</text:p>
          </table:table-cell>
          <table:table-cell office:value-type="float" office:value="731342" calcext:value-type="float">
            <text:p>731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2" calcext:value-type="float">
            <text:p>4272</text:p>
          </table:table-cell>
          <table:table-cell office:value-type="float" office:value="731342" calcext:value-type="float">
            <text:p>731342</text:p>
          </table:table-cell>
          <table:table-cell table:formula="of:=[.E331]-[.I3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2000-6-s227708629c838774.ukp</text:p>
          </table:table-cell>
          <table:table-cell office:value-type="float" office:value="0.00274654" calcext:value-type="float">
            <text:p>0.00274654</text:p>
          </table:table-cell>
          <table:table-cell office:value-type="float" office:value="0.01" calcext:value-type="float">
            <text:p>0.01</text:p>
          </table:table-cell>
          <table:table-cell office:value-type="float" office:value="17108" calcext:value-type="float">
            <text:p>17108</text:p>
          </table:table-cell>
          <table:table-cell office:value-type="float" office:value="838774" calcext:value-type="float">
            <text:p>838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" calcext:value-type="float">
            <text:p>4376</text:p>
          </table:table-cell>
          <table:table-cell office:value-type="float" office:value="838774" calcext:value-type="float">
            <text:p>838774</text:p>
          </table:table-cell>
          <table:table-cell table:formula="of:=[.E332]-[.I3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2000-3-s780179313c911650.ukp</text:p>
          </table:table-cell>
          <table:table-cell office:value-type="float" office:value="0.00274282" calcext:value-type="float">
            <text:p>0.00274282</text:p>
          </table:table-cell>
          <table:table-cell office:value-type="float" office:value="0.01" calcext:value-type="float">
            <text:p>0.01</text:p>
          </table:table-cell>
          <table:table-cell office:value-type="float" office:value="18368" calcext:value-type="float">
            <text:p>18368</text:p>
          </table:table-cell>
          <table:table-cell office:value-type="float" office:value="911650" calcext:value-type="float">
            <text:p>911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0" calcext:value-type="float">
            <text:p>6460</text:p>
          </table:table-cell>
          <table:table-cell office:value-type="float" office:value="911650" calcext:value-type="float">
            <text:p>911650</text:p>
          </table:table-cell>
          <table:table-cell table:formula="of:=[.E333]-[.I3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2000-4-s721215008c751902.ukp</text:p>
          </table:table-cell>
          <table:table-cell office:value-type="float" office:value="0.00274089" calcext:value-type="float">
            <text:p>0.00274089</text:p>
          </table:table-cell>
          <table:table-cell office:value-type="float" office:value="0.01" calcext:value-type="float">
            <text:p>0.01</text:p>
          </table:table-cell>
          <table:table-cell office:value-type="float" office:value="16604" calcext:value-type="float">
            <text:p>16604</text:p>
          </table:table-cell>
          <table:table-cell office:value-type="float" office:value="751902" calcext:value-type="float">
            <text:p>751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4" calcext:value-type="float">
            <text:p>4364</text:p>
          </table:table-cell>
          <table:table-cell office:value-type="float" office:value="751902" calcext:value-type="float">
            <text:p>751902</text:p>
          </table:table-cell>
          <table:table-cell table:formula="of:=[.E334]-[.I3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2000-8-s991580855c676793.ukp</text:p>
          </table:table-cell>
          <table:table-cell office:value-type="float" office:value="0.00273944" calcext:value-type="float">
            <text:p>0.00273944</text:p>
          </table:table-cell>
          <table:table-cell office:value-type="float" office:value="0.01" calcext:value-type="float">
            <text:p>0.01</text:p>
          </table:table-cell>
          <table:table-cell office:value-type="float" office:value="14664" calcext:value-type="float">
            <text:p>14664</text:p>
          </table:table-cell>
          <table:table-cell office:value-type="float" office:value="676793" calcext:value-type="float">
            <text:p>6767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0" calcext:value-type="float">
            <text:p>4280</text:p>
          </table:table-cell>
          <table:table-cell office:value-type="float" office:value="676793" calcext:value-type="float">
            <text:p>676793</text:p>
          </table:table-cell>
          <table:table-cell table:formula="of:=[.E335]-[.I3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2000-7-s177710744c786597.ukp</text:p>
          </table:table-cell>
          <table:table-cell office:value-type="float" office:value="0.00273875" calcext:value-type="float">
            <text:p>0.00273875</text:p>
          </table:table-cell>
          <table:table-cell office:value-type="float" office:value="0.01" calcext:value-type="float">
            <text:p>0.01</text:p>
          </table:table-cell>
          <table:table-cell office:value-type="float" office:value="17080" calcext:value-type="float">
            <text:p>17080</text:p>
          </table:table-cell>
          <table:table-cell office:value-type="float" office:value="786597" calcext:value-type="float">
            <text:p>786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" calcext:value-type="float">
            <text:p>4376</text:p>
          </table:table-cell>
          <table:table-cell office:value-type="float" office:value="786597" calcext:value-type="float">
            <text:p>786597</text:p>
          </table:table-cell>
          <table:table-cell table:formula="of:=[.E336]-[.I3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2000-8-s991580855c821782.ukp</text:p>
          </table:table-cell>
          <table:table-cell office:value-type="float" office:value="0.0027337" calcext:value-type="float">
            <text:p>0.0027337</text:p>
          </table:table-cell>
          <table:table-cell office:value-type="float" office:value="0.01" calcext:value-type="float">
            <text:p>0.01</text:p>
          </table:table-cell>
          <table:table-cell office:value-type="float" office:value="16788" calcext:value-type="float">
            <text:p>16788</text:p>
          </table:table-cell>
          <table:table-cell office:value-type="float" office:value="821782" calcext:value-type="float">
            <text:p>821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8" calcext:value-type="float">
            <text:p>4428</text:p>
          </table:table-cell>
          <table:table-cell office:value-type="float" office:value="821782" calcext:value-type="float">
            <text:p>821782</text:p>
          </table:table-cell>
          <table:table-cell table:formula="of:=[.E337]-[.I3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2000-9-s126456688c896939.ukp</text:p>
          </table:table-cell>
          <table:table-cell office:value-type="float" office:value="0.00271379" calcext:value-type="float">
            <text:p>0.00271379</text:p>
          </table:table-cell>
          <table:table-cell office:value-type="float" office:value="0.01" calcext:value-type="float">
            <text:p>0.01</text:p>
          </table:table-cell>
          <table:table-cell office:value-type="float" office:value="18252" calcext:value-type="float">
            <text:p>18252</text:p>
          </table:table-cell>
          <table:table-cell office:value-type="float" office:value="896939" calcext:value-type="float">
            <text:p>896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8" calcext:value-type="float">
            <text:p>4328</text:p>
          </table:table-cell>
          <table:table-cell office:value-type="float" office:value="896939" calcext:value-type="float">
            <text:p>896939</text:p>
          </table:table-cell>
          <table:table-cell table:formula="of:=[.E338]-[.I3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-4-s721215008c835814.ukp</text:p>
          </table:table-cell>
          <table:table-cell office:value-type="float" office:value="0.00271266" calcext:value-type="float">
            <text:p>0.00271266</text:p>
          </table:table-cell>
          <table:table-cell office:value-type="float" office:value="0" calcext:value-type="float">
            <text:p>0</text:p>
          </table:table-cell>
          <table:table-cell office:value-type="float" office:value="17808" calcext:value-type="float">
            <text:p>17808</text:p>
          </table:table-cell>
          <table:table-cell office:value-type="float" office:value="835814" calcext:value-type="float">
            <text:p>835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4" calcext:value-type="float">
            <text:p>3804</text:p>
          </table:table-cell>
          <table:table-cell office:value-type="float" office:value="835814" calcext:value-type="float">
            <text:p>835814</text:p>
          </table:table-cell>
          <table:table-cell table:formula="of:=[.E339]-[.I3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2000-1-s843367405c643267.ukp</text:p>
          </table:table-cell>
          <table:table-cell office:value-type="float" office:value="0.00271031" calcext:value-type="float">
            <text:p>0.00271031</text:p>
          </table:table-cell>
          <table:table-cell office:value-type="float" office:value="0.01" calcext:value-type="float">
            <text:p>0.01</text:p>
          </table:table-cell>
          <table:table-cell office:value-type="float" office:value="14844" calcext:value-type="float">
            <text:p>14844</text:p>
          </table:table-cell>
          <table:table-cell office:value-type="float" office:value="643267" calcext:value-type="float">
            <text:p>643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36" calcext:value-type="float">
            <text:p>6236</text:p>
          </table:table-cell>
          <table:table-cell office:value-type="float" office:value="643267" calcext:value-type="float">
            <text:p>643267</text:p>
          </table:table-cell>
          <table:table-cell table:formula="of:=[.E340]-[.I3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-2-s528806317c624701.ukp</text:p>
          </table:table-cell>
          <table:table-cell office:value-type="float" office:value="0.00270859" calcext:value-type="float">
            <text:p>0.00270859</text:p>
          </table:table-cell>
          <table:table-cell office:value-type="float" office:value="0" calcext:value-type="float">
            <text:p>0</text:p>
          </table:table-cell>
          <table:table-cell office:value-type="float" office:value="14652" calcext:value-type="float">
            <text:p>14652</text:p>
          </table:table-cell>
          <table:table-cell office:value-type="float" office:value="624701" calcext:value-type="float">
            <text:p>624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624701" calcext:value-type="float">
            <text:p>624701</text:p>
          </table:table-cell>
          <table:table-cell table:formula="of:=[.E341]-[.I3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-1-s843367405c651585.ukp</text:p>
          </table:table-cell>
          <table:table-cell office:value-type="float" office:value="0.00269846" calcext:value-type="float">
            <text:p>0.00269846</text:p>
          </table:table-cell>
          <table:table-cell office:value-type="float" office:value="0.01" calcext:value-type="float">
            <text:p>0.01</text:p>
          </table:table-cell>
          <table:table-cell office:value-type="float" office:value="15156" calcext:value-type="float">
            <text:p>15156</text:p>
          </table:table-cell>
          <table:table-cell office:value-type="float" office:value="651585" calcext:value-type="float">
            <text:p>651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4" calcext:value-type="float">
            <text:p>3804</text:p>
          </table:table-cell>
          <table:table-cell office:value-type="float" office:value="651585" calcext:value-type="float">
            <text:p>651585</text:p>
          </table:table-cell>
          <table:table-cell table:formula="of:=[.E342]-[.I3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2000-0-s827183242c755190.ukp</text:p>
          </table:table-cell>
          <table:table-cell office:value-type="float" office:value="0.00269136" calcext:value-type="float">
            <text:p>0.00269136</text:p>
          </table:table-cell>
          <table:table-cell office:value-type="float" office:value="0.01" calcext:value-type="float">
            <text:p>0.01</text:p>
          </table:table-cell>
          <table:table-cell office:value-type="float" office:value="16456" calcext:value-type="float">
            <text:p>16456</text:p>
          </table:table-cell>
          <table:table-cell office:value-type="float" office:value="755190" calcext:value-type="float">
            <text:p>755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  <table:table-cell office:value-type="float" office:value="755190" calcext:value-type="float">
            <text:p>755190</text:p>
          </table:table-cell>
          <table:table-cell table:formula="of:=[.E343]-[.I3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5000-4-s721215008c503630.ukp</text:p>
          </table:table-cell>
          <table:table-cell office:value-type="float" office:value="0.00267997" calcext:value-type="float">
            <text:p>0.00267997</text:p>
          </table:table-cell>
          <table:table-cell office:value-type="float" office:value="0.01" calcext:value-type="float">
            <text:p>0.01</text:p>
          </table:table-cell>
          <table:table-cell office:value-type="float" office:value="12080" calcext:value-type="float">
            <text:p>12080</text:p>
          </table:table-cell>
          <table:table-cell office:value-type="float" office:value="503630" calcext:value-type="float">
            <text:p>503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8" calcext:value-type="float">
            <text:p>5908</text:p>
          </table:table-cell>
          <table:table-cell office:value-type="float" office:value="503630" calcext:value-type="float">
            <text:p>503630</text:p>
          </table:table-cell>
          <table:table-cell table:formula="of:=[.E344]-[.I3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-6-s227708629c786259.ukp</text:p>
          </table:table-cell>
          <table:table-cell office:value-type="float" office:value="0.00267777" calcext:value-type="float">
            <text:p>0.00267777</text:p>
          </table:table-cell>
          <table:table-cell office:value-type="float" office:value="0" calcext:value-type="float">
            <text:p>0</text:p>
          </table:table-cell>
          <table:table-cell office:value-type="float" office:value="16984" calcext:value-type="float">
            <text:p>16984</text:p>
          </table:table-cell>
          <table:table-cell office:value-type="float" office:value="786259" calcext:value-type="float">
            <text:p>786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office:value-type="float" office:value="786259" calcext:value-type="float">
            <text:p>786259</text:p>
          </table:table-cell>
          <table:table-cell table:formula="of:=[.E345]-[.I3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-3-s780179313c737429.ukp</text:p>
          </table:table-cell>
          <table:table-cell office:value-type="float" office:value="0.00266034" calcext:value-type="float">
            <text:p>0.00266034</text:p>
          </table:table-cell>
          <table:table-cell office:value-type="float" office:value="0" calcext:value-type="float">
            <text:p>0</text:p>
          </table:table-cell>
          <table:table-cell office:value-type="float" office:value="15528" calcext:value-type="float">
            <text:p>15528</text:p>
          </table:table-cell>
          <table:table-cell office:value-type="float" office:value="737429" calcext:value-type="float">
            <text:p>73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8" calcext:value-type="float">
            <text:p>3808</text:p>
          </table:table-cell>
          <table:table-cell office:value-type="float" office:value="737429" calcext:value-type="float">
            <text:p>737429</text:p>
          </table:table-cell>
          <table:table-cell table:formula="of:=[.E346]-[.I3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2000-4-s721215008c538044.ukp</text:p>
          </table:table-cell>
          <table:table-cell office:value-type="float" office:value="0.00265703" calcext:value-type="float">
            <text:p>0.00265703</text:p>
          </table:table-cell>
          <table:table-cell office:value-type="float" office:value="0.01" calcext:value-type="float">
            <text:p>0.01</text:p>
          </table:table-cell>
          <table:table-cell office:value-type="float" office:value="13264" calcext:value-type="float">
            <text:p>13264</text:p>
          </table:table-cell>
          <table:table-cell office:value-type="float" office:value="538044" calcext:value-type="float">
            <text:p>538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  <table:table-cell office:value-type="float" office:value="538044" calcext:value-type="float">
            <text:p>538044</text:p>
          </table:table-cell>
          <table:table-cell table:formula="of:=[.E347]-[.I3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2000-5-s110877071c714179.ukp</text:p>
          </table:table-cell>
          <table:table-cell office:value-type="float" office:value="0.00264125" calcext:value-type="float">
            <text:p>0.00264125</text:p>
          </table:table-cell>
          <table:table-cell office:value-type="float" office:value="0.01" calcext:value-type="float">
            <text:p>0.01</text:p>
          </table:table-cell>
          <table:table-cell office:value-type="float" office:value="15344" calcext:value-type="float">
            <text:p>15344</text:p>
          </table:table-cell>
          <table:table-cell office:value-type="float" office:value="714179" calcext:value-type="float">
            <text:p>714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4" calcext:value-type="float">
            <text:p>4324</text:p>
          </table:table-cell>
          <table:table-cell office:value-type="float" office:value="714179" calcext:value-type="float">
            <text:p>714179</text:p>
          </table:table-cell>
          <table:table-cell table:formula="of:=[.E348]-[.I3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-6-s227708629c724917.ukp</text:p>
          </table:table-cell>
          <table:table-cell office:value-type="float" office:value="0.00262843" calcext:value-type="float">
            <text:p>0.00262843</text:p>
          </table:table-cell>
          <table:table-cell office:value-type="float" office:value="0" calcext:value-type="float">
            <text:p>0</text:p>
          </table:table-cell>
          <table:table-cell office:value-type="float" office:value="15352" calcext:value-type="float">
            <text:p>15352</text:p>
          </table:table-cell>
          <table:table-cell office:value-type="float" office:value="724917" calcext:value-type="float">
            <text:p>724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8" calcext:value-type="float">
            <text:p>3728</text:p>
          </table:table-cell>
          <table:table-cell office:value-type="float" office:value="724917" calcext:value-type="float">
            <text:p>724917</text:p>
          </table:table-cell>
          <table:table-cell table:formula="of:=[.E349]-[.I3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-8-s991580855c766549.ukp</text:p>
          </table:table-cell>
          <table:table-cell office:value-type="float" office:value="0.0026133" calcext:value-type="float">
            <text:p>0.0026133</text:p>
          </table:table-cell>
          <table:table-cell office:value-type="float" office:value="0" calcext:value-type="float">
            <text:p>0</text:p>
          </table:table-cell>
          <table:table-cell office:value-type="float" office:value="16168" calcext:value-type="float">
            <text:p>16168</text:p>
          </table:table-cell>
          <table:table-cell office:value-type="float" office:value="766549" calcext:value-type="float">
            <text:p>766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  <table:table-cell office:value-type="float" office:value="766549" calcext:value-type="float">
            <text:p>766549</text:p>
          </table:table-cell>
          <table:table-cell table:formula="of:=[.E350]-[.I3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5000-5-s110877071c813872.ukp</text:p>
          </table:table-cell>
          <table:table-cell office:value-type="float" office:value="0.00260512" calcext:value-type="float">
            <text:p>0.00260512</text:p>
          </table:table-cell>
          <table:table-cell office:value-type="float" office:value="0.01" calcext:value-type="float">
            <text:p>0.01</text:p>
          </table:table-cell>
          <table:table-cell office:value-type="float" office:value="17140" calcext:value-type="float">
            <text:p>17140</text:p>
          </table:table-cell>
          <table:table-cell office:value-type="float" office:value="813872" calcext:value-type="float">
            <text:p>813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8" calcext:value-type="float">
            <text:p>5868</text:p>
          </table:table-cell>
          <table:table-cell office:value-type="float" office:value="813872" calcext:value-type="float">
            <text:p>813872</text:p>
          </table:table-cell>
          <table:table-cell table:formula="of:=[.E351]-[.I3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-0-s827183242c771721.ukp</text:p>
          </table:table-cell>
          <table:table-cell office:value-type="float" office:value="0.00259681" calcext:value-type="float">
            <text:p>0.00259681</text:p>
          </table:table-cell>
          <table:table-cell office:value-type="float" office:value="0.02" calcext:value-type="float">
            <text:p>0.02</text:p>
          </table:table-cell>
          <table:table-cell office:value-type="float" office:value="15996" calcext:value-type="float">
            <text:p>15996</text:p>
          </table:table-cell>
          <table:table-cell office:value-type="float" office:value="771721" calcext:value-type="float">
            <text:p>771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4" calcext:value-type="float">
            <text:p>3804</text:p>
          </table:table-cell>
          <table:table-cell office:value-type="float" office:value="771721" calcext:value-type="float">
            <text:p>771721</text:p>
          </table:table-cell>
          <table:table-cell table:formula="of:=[.E352]-[.I3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5000-6-s227708629c889920.ukp</text:p>
          </table:table-cell>
          <table:table-cell office:value-type="float" office:value="0.00259567" calcext:value-type="float">
            <text:p>0.00259567</text:p>
          </table:table-cell>
          <table:table-cell office:value-type="float" office:value="0.01" calcext:value-type="float">
            <text:p>0.01</text:p>
          </table:table-cell>
          <table:table-cell office:value-type="float" office:value="18168" calcext:value-type="float">
            <text:p>18168</text:p>
          </table:table-cell>
          <table:table-cell office:value-type="float" office:value="889920" calcext:value-type="float">
            <text:p>88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80" calcext:value-type="float">
            <text:p>7880</text:p>
          </table:table-cell>
          <table:table-cell office:value-type="float" office:value="889920" calcext:value-type="float">
            <text:p>889920</text:p>
          </table:table-cell>
          <table:table-cell table:formula="of:=[.E353]-[.I3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-1-s843367405c668488.ukp</text:p>
          </table:table-cell>
          <table:table-cell office:value-type="float" office:value="0.00256915" calcext:value-type="float">
            <text:p>0.00256915</text:p>
          </table:table-cell>
          <table:table-cell office:value-type="float" office:value="0" calcext:value-type="float">
            <text:p>0</text:p>
          </table:table-cell>
          <table:table-cell office:value-type="float" office:value="15308" calcext:value-type="float">
            <text:p>15308</text:p>
          </table:table-cell>
          <table:table-cell office:value-type="float" office:value="668488" calcext:value-type="float">
            <text:p>668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668488" calcext:value-type="float">
            <text:p>668488</text:p>
          </table:table-cell>
          <table:table-cell table:formula="of:=[.E354]-[.I3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2000-3-s780179313c639862.ukp</text:p>
          </table:table-cell>
          <table:table-cell office:value-type="float" office:value="0.00255648" calcext:value-type="float">
            <text:p>0.00255648</text:p>
          </table:table-cell>
          <table:table-cell office:value-type="float" office:value="0.01" calcext:value-type="float">
            <text:p>0.01</text:p>
          </table:table-cell>
          <table:table-cell office:value-type="float" office:value="14088" calcext:value-type="float">
            <text:p>14088</text:p>
          </table:table-cell>
          <table:table-cell office:value-type="float" office:value="639862" calcext:value-type="float">
            <text:p>639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4" calcext:value-type="float">
            <text:p>4364</text:p>
          </table:table-cell>
          <table:table-cell office:value-type="float" office:value="639862" calcext:value-type="float">
            <text:p>639862</text:p>
          </table:table-cell>
          <table:table-cell table:formula="of:=[.E355]-[.I3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100000n1000-0-s827183242c651303.ukp</text:p>
          </table:table-cell>
          <table:table-cell office:value-type="float" office:value="0.00254491" calcext:value-type="float">
            <text:p>0.00254491</text:p>
          </table:table-cell>
          <table:table-cell office:value-type="float" office:value="0.02" calcext:value-type="float">
            <text:p>0.02</text:p>
          </table:table-cell>
          <table:table-cell office:value-type="float" office:value="15112" calcext:value-type="float">
            <text:p>15112</text:p>
          </table:table-cell>
          <table:table-cell office:value-type="float" office:value="651303" calcext:value-type="float">
            <text:p>651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2" calcext:value-type="float">
            <text:p>3812</text:p>
          </table:table-cell>
          <table:table-cell office:value-type="float" office:value="651303" calcext:value-type="float">
            <text:p>651303</text:p>
          </table:table-cell>
          <table:table-cell table:formula="of:=[.E356]-[.I3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2000-7-s177710744c685459.ukp</text:p>
          </table:table-cell>
          <table:table-cell office:value-type="float" office:value="0.00254446" calcext:value-type="float">
            <text:p>0.00254446</text:p>
          </table:table-cell>
          <table:table-cell office:value-type="float" office:value="0.01" calcext:value-type="float">
            <text:p>0.01</text:p>
          </table:table-cell>
          <table:table-cell office:value-type="float" office:value="14804" calcext:value-type="float">
            <text:p>14804</text:p>
          </table:table-cell>
          <table:table-cell office:value-type="float" office:value="685459" calcext:value-type="float">
            <text:p>68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685459" calcext:value-type="float">
            <text:p>685459</text:p>
          </table:table-cell>
          <table:table-cell table:formula="of:=[.E357]-[.I3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0-8-s991580855c759438.ukp</text:p>
          </table:table-cell>
          <table:table-cell office:value-type="float" office:value="0.00252683" calcext:value-type="float">
            <text:p>0.00252683</text:p>
          </table:table-cell>
          <table:table-cell office:value-type="float" office:value="0.03" calcext:value-type="float">
            <text:p>0.03</text:p>
          </table:table-cell>
          <table:table-cell office:value-type="float" office:value="16144" calcext:value-type="float">
            <text:p>16144</text:p>
          </table:table-cell>
          <table:table-cell office:value-type="float" office:value="759438" calcext:value-type="float">
            <text:p>759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759438" calcext:value-type="float">
            <text:p>759438</text:p>
          </table:table-cell>
          <table:table-cell table:formula="of:=[.E358]-[.I3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-6-s227708629c546518.ukp</text:p>
          </table:table-cell>
          <table:table-cell office:value-type="float" office:value="0.00251417" calcext:value-type="float">
            <text:p>0.00251417</text:p>
          </table:table-cell>
          <table:table-cell office:value-type="float" office:value="0" calcext:value-type="float">
            <text:p>0</text:p>
          </table:table-cell>
          <table:table-cell office:value-type="float" office:value="12656" calcext:value-type="float">
            <text:p>12656</text:p>
          </table:table-cell>
          <table:table-cell office:value-type="float" office:value="546518" calcext:value-type="float">
            <text:p>546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4" calcext:value-type="float">
            <text:p>3804</text:p>
          </table:table-cell>
          <table:table-cell office:value-type="float" office:value="546518" calcext:value-type="float">
            <text:p>546518</text:p>
          </table:table-cell>
          <table:table-cell table:formula="of:=[.E359]-[.I3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2000-2-s528806317c620605.ukp</text:p>
          </table:table-cell>
          <table:table-cell office:value-type="float" office:value="0.00249329" calcext:value-type="float">
            <text:p>0.00249329</text:p>
          </table:table-cell>
          <table:table-cell office:value-type="float" office:value="0.01" calcext:value-type="float">
            <text:p>0.01</text:p>
          </table:table-cell>
          <table:table-cell office:value-type="float" office:value="14580" calcext:value-type="float">
            <text:p>14580</text:p>
          </table:table-cell>
          <table:table-cell office:value-type="float" office:value="620605" calcext:value-type="float">
            <text:p>620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4" calcext:value-type="float">
            <text:p>4364</text:p>
          </table:table-cell>
          <table:table-cell office:value-type="float" office:value="620605" calcext:value-type="float">
            <text:p>620605</text:p>
          </table:table-cell>
          <table:table-cell table:formula="of:=[.E360]-[.I3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2000-2-s528806317c771687.ukp</text:p>
          </table:table-cell>
          <table:table-cell office:value-type="float" office:value="0.00248167" calcext:value-type="float">
            <text:p>0.00248167</text:p>
          </table:table-cell>
          <table:table-cell office:value-type="float" office:value="0.01" calcext:value-type="float">
            <text:p>0.01</text:p>
          </table:table-cell>
          <table:table-cell office:value-type="float" office:value="16008" calcext:value-type="float">
            <text:p>16008</text:p>
          </table:table-cell>
          <table:table-cell office:value-type="float" office:value="771687" calcext:value-type="float">
            <text:p>771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24" calcext:value-type="float">
            <text:p>4424</text:p>
          </table:table-cell>
          <table:table-cell office:value-type="float" office:value="771687" calcext:value-type="float">
            <text:p>771687</text:p>
          </table:table-cell>
          <table:table-cell table:formula="of:=[.E361]-[.I3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1000-8-s991580855c555575.ukp</text:p>
          </table:table-cell>
          <table:table-cell office:value-type="float" office:value="0.00247051" calcext:value-type="float">
            <text:p>0.00247051</text:p>
          </table:table-cell>
          <table:table-cell office:value-type="float" office:value="0" calcext:value-type="float">
            <text:p>0</text:p>
          </table:table-cell>
          <table:table-cell office:value-type="float" office:value="13528" calcext:value-type="float">
            <text:p>13528</text:p>
          </table:table-cell>
          <table:table-cell office:value-type="float" office:value="555575" calcext:value-type="float">
            <text:p>555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4" calcext:value-type="float">
            <text:p>3804</text:p>
          </table:table-cell>
          <table:table-cell office:value-type="float" office:value="555575" calcext:value-type="float">
            <text:p>555575</text:p>
          </table:table-cell>
          <table:table-cell table:formula="of:=[.E362]-[.I3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2000-1-s843367405c726618.ukp</text:p>
          </table:table-cell>
          <table:table-cell office:value-type="float" office:value="0.00246631" calcext:value-type="float">
            <text:p>0.00246631</text:p>
          </table:table-cell>
          <table:table-cell office:value-type="float" office:value="0.01" calcext:value-type="float">
            <text:p>0.01</text:p>
          </table:table-cell>
          <table:table-cell office:value-type="float" office:value="16412" calcext:value-type="float">
            <text:p>16412</text:p>
          </table:table-cell>
          <table:table-cell office:value-type="float" office:value="726618" calcext:value-type="float">
            <text:p>726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8" calcext:value-type="float">
            <text:p>4328</text:p>
          </table:table-cell>
          <table:table-cell office:value-type="float" office:value="726618" calcext:value-type="float">
            <text:p>726618</text:p>
          </table:table-cell>
          <table:table-cell table:formula="of:=[.E363]-[.I3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2000-9-s126456688c522084.ukp</text:p>
          </table:table-cell>
          <table:table-cell office:value-type="float" office:value="0.0024481" calcext:value-type="float">
            <text:p>0.0024481</text:p>
          </table:table-cell>
          <table:table-cell office:value-type="float" office:value="0.01" calcext:value-type="float">
            <text:p>0.01</text:p>
          </table:table-cell>
          <table:table-cell office:value-type="float" office:value="13140" calcext:value-type="float">
            <text:p>13140</text:p>
          </table:table-cell>
          <table:table-cell office:value-type="float" office:value="522084" calcext:value-type="float">
            <text:p>52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  <table:table-cell office:value-type="float" office:value="522084" calcext:value-type="float">
            <text:p>522084</text:p>
          </table:table-cell>
          <table:table-cell table:formula="of:=[.E364]-[.I3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-6-s227708629c819012.ukp</text:p>
          </table:table-cell>
          <table:table-cell office:value-type="float" office:value="0.00244223" calcext:value-type="float">
            <text:p>0.00244223</text:p>
          </table:table-cell>
          <table:table-cell office:value-type="float" office:value="0" calcext:value-type="float">
            <text:p>0</text:p>
          </table:table-cell>
          <table:table-cell office:value-type="float" office:value="16816" calcext:value-type="float">
            <text:p>16816</text:p>
          </table:table-cell>
          <table:table-cell office:value-type="float" office:value="819012" calcext:value-type="float">
            <text:p>819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2" calcext:value-type="float">
            <text:p>3812</text:p>
          </table:table-cell>
          <table:table-cell office:value-type="float" office:value="819012" calcext:value-type="float">
            <text:p>819012</text:p>
          </table:table-cell>
          <table:table-cell table:formula="of:=[.E365]-[.I3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-2-s528806317c700591.ukp</text:p>
          </table:table-cell>
          <table:table-cell office:value-type="float" office:value="0.00243659" calcext:value-type="float">
            <text:p>0.00243659</text:p>
          </table:table-cell>
          <table:table-cell office:value-type="float" office:value="0" calcext:value-type="float">
            <text:p>0</text:p>
          </table:table-cell>
          <table:table-cell office:value-type="float" office:value="14952" calcext:value-type="float">
            <text:p>14952</text:p>
          </table:table-cell>
          <table:table-cell office:value-type="float" office:value="700591" calcext:value-type="float">
            <text:p>700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2" calcext:value-type="float">
            <text:p>3752</text:p>
          </table:table-cell>
          <table:table-cell office:value-type="float" office:value="700591" calcext:value-type="float">
            <text:p>700591</text:p>
          </table:table-cell>
          <table:table-cell table:formula="of:=[.E366]-[.I3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2000-2-s528806317c731451.ukp</text:p>
          </table:table-cell>
          <table:table-cell office:value-type="float" office:value="0.00242682" calcext:value-type="float">
            <text:p>0.00242682</text:p>
          </table:table-cell>
          <table:table-cell office:value-type="float" office:value="0.01" calcext:value-type="float">
            <text:p>0.01</text:p>
          </table:table-cell>
          <table:table-cell office:value-type="float" office:value="15568" calcext:value-type="float">
            <text:p>15568</text:p>
          </table:table-cell>
          <table:table-cell office:value-type="float" office:value="731451" calcext:value-type="float">
            <text:p>731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0" calcext:value-type="float">
            <text:p>4360</text:p>
          </table:table-cell>
          <table:table-cell office:value-type="float" office:value="731451" calcext:value-type="float">
            <text:p>731451</text:p>
          </table:table-cell>
          <table:table-cell table:formula="of:=[.E367]-[.I3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2000-2-s528806317c623571.ukp</text:p>
          </table:table-cell>
          <table:table-cell office:value-type="float" office:value="0.00242451" calcext:value-type="float">
            <text:p>0.00242451</text:p>
          </table:table-cell>
          <table:table-cell office:value-type="float" office:value="0.02" calcext:value-type="float">
            <text:p>0.02</text:p>
          </table:table-cell>
          <table:table-cell office:value-type="float" office:value="14512" calcext:value-type="float">
            <text:p>14512</text:p>
          </table:table-cell>
          <table:table-cell office:value-type="float" office:value="623571" calcext:value-type="float">
            <text:p>623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" calcext:value-type="float">
            <text:p>4376</text:p>
          </table:table-cell>
          <table:table-cell office:value-type="float" office:value="623571" calcext:value-type="float">
            <text:p>623571</text:p>
          </table:table-cell>
          <table:table-cell table:formula="of:=[.E368]-[.I3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2000-6-s227708629c602464.ukp</text:p>
          </table:table-cell>
          <table:table-cell office:value-type="float" office:value="0.0024242" calcext:value-type="float">
            <text:p>0.0024242</text:p>
          </table:table-cell>
          <table:table-cell office:value-type="float" office:value="0.01" calcext:value-type="float">
            <text:p>0.01</text:p>
          </table:table-cell>
          <table:table-cell office:value-type="float" office:value="13552" calcext:value-type="float">
            <text:p>13552</text:p>
          </table:table-cell>
          <table:table-cell office:value-type="float" office:value="602464" calcext:value-type="float">
            <text:p>602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602464" calcext:value-type="float">
            <text:p>602464</text:p>
          </table:table-cell>
          <table:table-cell table:formula="of:=[.E369]-[.I3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0-6-s227708629c510382.ukp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3" calcext:value-type="float">
            <text:p>0.03</text:p>
          </table:table-cell>
          <table:table-cell office:value-type="float" office:value="12228" calcext:value-type="float">
            <text:p>12228</text:p>
          </table:table-cell>
          <table:table-cell office:value-type="float" office:value="510382" calcext:value-type="float">
            <text:p>510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510382" calcext:value-type="float">
            <text:p>510382</text:p>
          </table:table-cell>
          <table:table-cell table:formula="of:=[.E370]-[.I3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-5-s110877071c649340.ukp</text:p>
          </table:table-cell>
          <table:table-cell office:value-type="float" office:value="0.00241684" calcext:value-type="float">
            <text:p>0.00241684</text:p>
          </table:table-cell>
          <table:table-cell office:value-type="float" office:value="0" calcext:value-type="float">
            <text:p>0</text:p>
          </table:table-cell>
          <table:table-cell office:value-type="float" office:value="14940" calcext:value-type="float">
            <text:p>14940</text:p>
          </table:table-cell>
          <table:table-cell office:value-type="float" office:value="649340" calcext:value-type="float">
            <text:p>6493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6" calcext:value-type="float">
            <text:p>3816</text:p>
          </table:table-cell>
          <table:table-cell office:value-type="float" office:value="649340" calcext:value-type="float">
            <text:p>649340</text:p>
          </table:table-cell>
          <table:table-cell table:formula="of:=[.E371]-[.I3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-3-s780179313c585253.ukp</text:p>
          </table:table-cell>
          <table:table-cell office:value-type="float" office:value="0.00240439" calcext:value-type="float">
            <text:p>0.00240439</text:p>
          </table:table-cell>
          <table:table-cell office:value-type="float" office:value="0" calcext:value-type="float">
            <text:p>0</text:p>
          </table:table-cell>
          <table:table-cell office:value-type="float" office:value="14100" calcext:value-type="float">
            <text:p>14100</text:p>
          </table:table-cell>
          <table:table-cell office:value-type="float" office:value="585253" calcext:value-type="float">
            <text:p>585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585253" calcext:value-type="float">
            <text:p>585253</text:p>
          </table:table-cell>
          <table:table-cell table:formula="of:=[.E372]-[.I3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2000-2-s528806317c546247.ukp</text:p>
          </table:table-cell>
          <table:table-cell office:value-type="float" office:value="0.00239069" calcext:value-type="float">
            <text:p>0.00239069</text:p>
          </table:table-cell>
          <table:table-cell office:value-type="float" office:value="0.01" calcext:value-type="float">
            <text:p>0.01</text:p>
          </table:table-cell>
          <table:table-cell office:value-type="float" office:value="12440" calcext:value-type="float">
            <text:p>12440</text:p>
          </table:table-cell>
          <table:table-cell office:value-type="float" office:value="546247" calcext:value-type="float">
            <text:p>5462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float" office:value="546247" calcext:value-type="float">
            <text:p>546247</text:p>
          </table:table-cell>
          <table:table-cell table:formula="of:=[.E373]-[.I3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0-3-s780179313c522689.ukp</text:p>
          </table:table-cell>
          <table:table-cell office:value-type="float" office:value="0.00238129" calcext:value-type="float">
            <text:p>0.00238129</text:p>
          </table:table-cell>
          <table:table-cell office:value-type="float" office:value="0.03" calcext:value-type="float">
            <text:p>0.03</text:p>
          </table:table-cell>
          <table:table-cell office:value-type="float" office:value="12480" calcext:value-type="float">
            <text:p>12480</text:p>
          </table:table-cell>
          <table:table-cell office:value-type="float" office:value="522689" calcext:value-type="float">
            <text:p>522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0" calcext:value-type="float">
            <text:p>7560</text:p>
          </table:table-cell>
          <table:table-cell office:value-type="float" office:value="522689" calcext:value-type="float">
            <text:p>522689</text:p>
          </table:table-cell>
          <table:table-cell table:formula="of:=[.E374]-[.I3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100000n2000-0-s827183242c514909.ukp</text:p>
          </table:table-cell>
          <table:table-cell office:value-type="float" office:value="0.0023717" calcext:value-type="float">
            <text:p>0.0023717</text:p>
          </table:table-cell>
          <table:table-cell office:value-type="float" office:value="0.01" calcext:value-type="float">
            <text:p>0.01</text:p>
          </table:table-cell>
          <table:table-cell office:value-type="float" office:value="13120" calcext:value-type="float">
            <text:p>13120</text:p>
          </table:table-cell>
          <table:table-cell office:value-type="float" office:value="514909" calcext:value-type="float">
            <text:p>514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2" calcext:value-type="float">
            <text:p>4352</text:p>
          </table:table-cell>
          <table:table-cell office:value-type="float" office:value="514909" calcext:value-type="float">
            <text:p>514909</text:p>
          </table:table-cell>
          <table:table-cell table:formula="of:=[.E375]-[.I3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-8-s991580855c660065.ukp</text:p>
          </table:table-cell>
          <table:table-cell office:value-type="float" office:value="0.00236678" calcext:value-type="float">
            <text:p>0.00236678</text:p>
          </table:table-cell>
          <table:table-cell office:value-type="float" office:value="0" calcext:value-type="float">
            <text:p>0</text:p>
          </table:table-cell>
          <table:table-cell office:value-type="float" office:value="14376" calcext:value-type="float">
            <text:p>14376</text:p>
          </table:table-cell>
          <table:table-cell office:value-type="float" office:value="660065" calcext:value-type="float">
            <text:p>660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660065" calcext:value-type="float">
            <text:p>660065</text:p>
          </table:table-cell>
          <table:table-cell table:formula="of:=[.E376]-[.I3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-6-s227708629c582806.ukp</text:p>
          </table:table-cell>
          <table:table-cell office:value-type="float" office:value="0.00236282" calcext:value-type="float">
            <text:p>0.00236282</text:p>
          </table:table-cell>
          <table:table-cell office:value-type="float" office:value="0" calcext:value-type="float">
            <text:p>0</text:p>
          </table:table-cell>
          <table:table-cell office:value-type="float" office:value="13952" calcext:value-type="float">
            <text:p>13952</text:p>
          </table:table-cell>
          <table:table-cell office:value-type="float" office:value="582806" calcext:value-type="float">
            <text:p>582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6" calcext:value-type="float">
            <text:p>3756</text:p>
          </table:table-cell>
          <table:table-cell office:value-type="float" office:value="582806" calcext:value-type="float">
            <text:p>582806</text:p>
          </table:table-cell>
          <table:table-cell table:formula="of:=[.E377]-[.I3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2000-6-s227708629c648684.ukp</text:p>
          </table:table-cell>
          <table:table-cell office:value-type="float" office:value="0.00236021" calcext:value-type="float">
            <text:p>0.00236021</text:p>
          </table:table-cell>
          <table:table-cell office:value-type="float" office:value="0.01" calcext:value-type="float">
            <text:p>0.01</text:p>
          </table:table-cell>
          <table:table-cell office:value-type="float" office:value="15112" calcext:value-type="float">
            <text:p>15112</text:p>
          </table:table-cell>
          <table:table-cell office:value-type="float" office:value="648684" calcext:value-type="float">
            <text:p>648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office:value-type="float" office:value="648684" calcext:value-type="float">
            <text:p>648684</text:p>
          </table:table-cell>
          <table:table-cell table:formula="of:=[.E378]-[.I3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2000-7-s177710744c599019.ukp</text:p>
          </table:table-cell>
          <table:table-cell office:value-type="float" office:value="0.00236002" calcext:value-type="float">
            <text:p>0.00236002</text:p>
          </table:table-cell>
          <table:table-cell office:value-type="float" office:value="0.01" calcext:value-type="float">
            <text:p>0.01</text:p>
          </table:table-cell>
          <table:table-cell office:value-type="float" office:value="13484" calcext:value-type="float">
            <text:p>13484</text:p>
          </table:table-cell>
          <table:table-cell office:value-type="float" office:value="599019" calcext:value-type="float">
            <text:p>59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4" calcext:value-type="float">
            <text:p>4384</text:p>
          </table:table-cell>
          <table:table-cell office:value-type="float" office:value="599019" calcext:value-type="float">
            <text:p>599019</text:p>
          </table:table-cell>
          <table:table-cell table:formula="of:=[.E379]-[.I3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2000-1-s843367405c625437.ukp</text:p>
          </table:table-cell>
          <table:table-cell office:value-type="float" office:value="0.00233886" calcext:value-type="float">
            <text:p>0.00233886</text:p>
          </table:table-cell>
          <table:table-cell office:value-type="float" office:value="0.01" calcext:value-type="float">
            <text:p>0.01</text:p>
          </table:table-cell>
          <table:table-cell office:value-type="float" office:value="13808" calcext:value-type="float">
            <text:p>13808</text:p>
          </table:table-cell>
          <table:table-cell office:value-type="float" office:value="625437" calcext:value-type="float">
            <text:p>625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92" calcext:value-type="float">
            <text:p>6192</text:p>
          </table:table-cell>
          <table:table-cell office:value-type="float" office:value="625437" calcext:value-type="float">
            <text:p>625437</text:p>
          </table:table-cell>
          <table:table-cell table:formula="of:=[.E380]-[.I3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2000-8-s991580855c621922.ukp</text:p>
          </table:table-cell>
          <table:table-cell office:value-type="float" office:value="0.00231305" calcext:value-type="float">
            <text:p>0.00231305</text:p>
          </table:table-cell>
          <table:table-cell office:value-type="float" office:value="0.01" calcext:value-type="float">
            <text:p>0.01</text:p>
          </table:table-cell>
          <table:table-cell office:value-type="float" office:value="14596" calcext:value-type="float">
            <text:p>14596</text:p>
          </table:table-cell>
          <table:table-cell office:value-type="float" office:value="621922" calcext:value-type="float">
            <text:p>621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2" calcext:value-type="float">
            <text:p>4392</text:p>
          </table:table-cell>
          <table:table-cell office:value-type="float" office:value="621922" calcext:value-type="float">
            <text:p>621922</text:p>
          </table:table-cell>
          <table:table-cell table:formula="of:=[.E381]-[.I3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-5-s110877071c535803.ukp</text:p>
          </table:table-cell>
          <table:table-cell office:value-type="float" office:value="0.00230628" calcext:value-type="float">
            <text:p>0.00230628</text:p>
          </table:table-cell>
          <table:table-cell office:value-type="float" office:value="0" calcext:value-type="float">
            <text:p>0</text:p>
          </table:table-cell>
          <table:table-cell office:value-type="float" office:value="12520" calcext:value-type="float">
            <text:p>12520</text:p>
          </table:table-cell>
          <table:table-cell office:value-type="float" office:value="535803" calcext:value-type="float">
            <text:p>535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6" calcext:value-type="float">
            <text:p>3836</text:p>
          </table:table-cell>
          <table:table-cell office:value-type="float" office:value="535803" calcext:value-type="float">
            <text:p>535803</text:p>
          </table:table-cell>
          <table:table-cell table:formula="of:=[.E382]-[.I3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2000-1-s843367405c638572.ukp</text:p>
          </table:table-cell>
          <table:table-cell office:value-type="float" office:value="0.00228976" calcext:value-type="float">
            <text:p>0.00228976</text:p>
          </table:table-cell>
          <table:table-cell office:value-type="float" office:value="0.01" calcext:value-type="float">
            <text:p>0.01</text:p>
          </table:table-cell>
          <table:table-cell office:value-type="float" office:value="13964" calcext:value-type="float">
            <text:p>13964</text:p>
          </table:table-cell>
          <table:table-cell office:value-type="float" office:value="638572" calcext:value-type="float">
            <text:p>638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8" calcext:value-type="float">
            <text:p>4288</text:p>
          </table:table-cell>
          <table:table-cell office:value-type="float" office:value="638572" calcext:value-type="float">
            <text:p>638572</text:p>
          </table:table-cell>
          <table:table-cell table:formula="of:=[.E383]-[.I3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-1-s843367405c507170.ukp</text:p>
          </table:table-cell>
          <table:table-cell office:value-type="float" office:value="0.00228918" calcext:value-type="float">
            <text:p>0.00228918</text:p>
          </table:table-cell>
          <table:table-cell office:value-type="float" office:value="0" calcext:value-type="float">
            <text:p>0</text:p>
          </table:table-cell>
          <table:table-cell office:value-type="float" office:value="11968" calcext:value-type="float">
            <text:p>11968</text:p>
          </table:table-cell>
          <table:table-cell office:value-type="float" office:value="507170" calcext:value-type="float">
            <text:p>507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2" calcext:value-type="float">
            <text:p>3812</text:p>
          </table:table-cell>
          <table:table-cell office:value-type="float" office:value="507170" calcext:value-type="float">
            <text:p>507170</text:p>
          </table:table-cell>
          <table:table-cell table:formula="of:=[.E384]-[.I3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100000n1000-8-s991580855c556144.ukp</text:p>
          </table:table-cell>
          <table:table-cell office:value-type="float" office:value="0.00226494" calcext:value-type="float">
            <text:p>0.00226494</text:p>
          </table:table-cell>
          <table:table-cell office:value-type="float" office:value="0" calcext:value-type="float">
            <text:p>0</text:p>
          </table:table-cell>
          <table:table-cell office:value-type="float" office:value="13620" calcext:value-type="float">
            <text:p>13620</text:p>
          </table:table-cell>
          <table:table-cell office:value-type="float" office:value="556144" calcext:value-type="float">
            <text:p>556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556144" calcext:value-type="float">
            <text:p>556144</text:p>
          </table:table-cell>
          <table:table-cell table:formula="of:=[.E385]-[.I3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-1-s843367405c670545.ukp</text:p>
          </table:table-cell>
          <table:table-cell office:value-type="float" office:value="0.00226456" calcext:value-type="float">
            <text:p>0.00226456</text:p>
          </table:table-cell>
          <table:table-cell office:value-type="float" office:value="0.02" calcext:value-type="float">
            <text:p>0.02</text:p>
          </table:table-cell>
          <table:table-cell office:value-type="float" office:value="14584" calcext:value-type="float">
            <text:p>14584</text:p>
          </table:table-cell>
          <table:table-cell office:value-type="float" office:value="670545" calcext:value-type="float">
            <text:p>670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8" calcext:value-type="float">
            <text:p>3888</text:p>
          </table:table-cell>
          <table:table-cell office:value-type="float" office:value="670545" calcext:value-type="float">
            <text:p>670545</text:p>
          </table:table-cell>
          <table:table-cell table:formula="of:=[.E386]-[.I3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2000-0-s827183242c712347.ukp</text:p>
          </table:table-cell>
          <table:table-cell office:value-type="float" office:value="0.00226024" calcext:value-type="float">
            <text:p>0.00226024</text:p>
          </table:table-cell>
          <table:table-cell office:value-type="float" office:value="0.01" calcext:value-type="float">
            <text:p>0.01</text:p>
          </table:table-cell>
          <table:table-cell office:value-type="float" office:value="15204" calcext:value-type="float">
            <text:p>15204</text:p>
          </table:table-cell>
          <table:table-cell office:value-type="float" office:value="712347" calcext:value-type="float">
            <text:p>712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6" calcext:value-type="float">
            <text:p>4356</text:p>
          </table:table-cell>
          <table:table-cell office:value-type="float" office:value="712347" calcext:value-type="float">
            <text:p>712347</text:p>
          </table:table-cell>
          <table:table-cell table:formula="of:=[.E387]-[.I3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2000-5-s110877071c754733.ukp</text:p>
          </table:table-cell>
          <table:table-cell office:value-type="float" office:value="0.00225362" calcext:value-type="float">
            <text:p>0.00225362</text:p>
          </table:table-cell>
          <table:table-cell office:value-type="float" office:value="0.01" calcext:value-type="float">
            <text:p>0.01</text:p>
          </table:table-cell>
          <table:table-cell office:value-type="float" office:value="15760" calcext:value-type="float">
            <text:p>15760</text:p>
          </table:table-cell>
          <table:table-cell office:value-type="float" office:value="754733" calcext:value-type="float">
            <text:p>754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8" calcext:value-type="float">
            <text:p>4288</text:p>
          </table:table-cell>
          <table:table-cell office:value-type="float" office:value="754733" calcext:value-type="float">
            <text:p>754733</text:p>
          </table:table-cell>
          <table:table-cell table:formula="of:=[.E388]-[.I3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1000-2-s528806317c584772.ukp</text:p>
          </table:table-cell>
          <table:table-cell office:value-type="float" office:value="0.0022393" calcext:value-type="float">
            <text:p>0.0022393</text:p>
          </table:table-cell>
          <table:table-cell office:value-type="float" office:value="0.01" calcext:value-type="float">
            <text:p>0.01</text:p>
          </table:table-cell>
          <table:table-cell office:value-type="float" office:value="13260" calcext:value-type="float">
            <text:p>13260</text:p>
          </table:table-cell>
          <table:table-cell office:value-type="float" office:value="584772" calcext:value-type="float">
            <text:p>584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0" calcext:value-type="float">
            <text:p>3780</text:p>
          </table:table-cell>
          <table:table-cell office:value-type="float" office:value="584772" calcext:value-type="float">
            <text:p>584772</text:p>
          </table:table-cell>
          <table:table-cell table:formula="of:=[.E389]-[.I3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2000-4-s721215008c677586.ukp</text:p>
          </table:table-cell>
          <table:table-cell office:value-type="float" office:value="0.0021845" calcext:value-type="float">
            <text:p>0.0021845</text:p>
          </table:table-cell>
          <table:table-cell office:value-type="float" office:value="0.01" calcext:value-type="float">
            <text:p>0.01</text:p>
          </table:table-cell>
          <table:table-cell office:value-type="float" office:value="14852" calcext:value-type="float">
            <text:p>14852</text:p>
          </table:table-cell>
          <table:table-cell office:value-type="float" office:value="677586" calcext:value-type="float">
            <text:p>677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12" calcext:value-type="float">
            <text:p>6212</text:p>
          </table:table-cell>
          <table:table-cell office:value-type="float" office:value="677586" calcext:value-type="float">
            <text:p>677586</text:p>
          </table:table-cell>
          <table:table-cell table:formula="of:=[.E390]-[.I3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-9-s126456688c698016.ukp</text:p>
          </table:table-cell>
          <table:table-cell office:value-type="float" office:value="0.00216662" calcext:value-type="float">
            <text:p>0.00216662</text:p>
          </table:table-cell>
          <table:table-cell office:value-type="float" office:value="0" calcext:value-type="float">
            <text:p>0</text:p>
          </table:table-cell>
          <table:table-cell office:value-type="float" office:value="15152" calcext:value-type="float">
            <text:p>15152</text:p>
          </table:table-cell>
          <table:table-cell office:value-type="float" office:value="698016" calcext:value-type="float">
            <text:p>698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36" calcext:value-type="float">
            <text:p>3836</text:p>
          </table:table-cell>
          <table:table-cell office:value-type="float" office:value="698016" calcext:value-type="float">
            <text:p>698016</text:p>
          </table:table-cell>
          <table:table-cell table:formula="of:=[.E391]-[.I3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10000-4-s721215008c548771.ukp</text:p>
          </table:table-cell>
          <table:table-cell office:value-type="float" office:value="0.00215817" calcext:value-type="float">
            <text:p>0.00215817</text:p>
          </table:table-cell>
          <table:table-cell office:value-type="float" office:value="0.02" calcext:value-type="float">
            <text:p>0.02</text:p>
          </table:table-cell>
          <table:table-cell office:value-type="float" office:value="12660" calcext:value-type="float">
            <text:p>12660</text:p>
          </table:table-cell>
          <table:table-cell office:value-type="float" office:value="548771" calcext:value-type="float">
            <text:p>548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44" calcext:value-type="float">
            <text:p>8144</text:p>
          </table:table-cell>
          <table:table-cell office:value-type="float" office:value="548771" calcext:value-type="float">
            <text:p>548771</text:p>
          </table:table-cell>
          <table:table-cell table:formula="of:=[.E392]-[.I3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100000n1000-8-s991580855c506117.ukp</text:p>
          </table:table-cell>
          <table:table-cell office:value-type="float" office:value="0.00212798" calcext:value-type="float">
            <text:p>0.00212798</text:p>
          </table:table-cell>
          <table:table-cell office:value-type="float" office:value="0" calcext:value-type="float">
            <text:p>0</text:p>
          </table:table-cell>
          <table:table-cell office:value-type="float" office:value="12772" calcext:value-type="float">
            <text:p>12772</text:p>
          </table:table-cell>
          <table:table-cell office:value-type="float" office:value="506117" calcext:value-type="float">
            <text:p>506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0" calcext:value-type="float">
            <text:p>3740</text:p>
          </table:table-cell>
          <table:table-cell office:value-type="float" office:value="506117" calcext:value-type="float">
            <text:p>506117</text:p>
          </table:table-cell>
          <table:table-cell table:formula="of:=[.E393]-[.I3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wmax50000n2000-0-s827183242c555456.ukp</text:p>
          </table:table-cell>
          <table:table-cell office:value-type="float" office:value="0.00212566" calcext:value-type="float">
            <text:p>0.00212566</text:p>
          </table:table-cell>
          <table:table-cell office:value-type="float" office:value="0.01" calcext:value-type="float">
            <text:p>0.01</text:p>
          </table:table-cell>
          <table:table-cell office:value-type="float" office:value="12696" calcext:value-type="float">
            <text:p>12696</text:p>
          </table:table-cell>
          <table:table-cell office:value-type="float" office:value="555456" calcext:value-type="float">
            <text:p>55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6" calcext:value-type="float">
            <text:p>4356</text:p>
          </table:table-cell>
          <table:table-cell office:value-type="float" office:value="555456" calcext:value-type="float">
            <text:p>555456</text:p>
          </table:table-cell>
          <table:table-cell table:formula="of:=[.E394]-[.I3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2000-7-s177710744c584112.ukp</text:p>
          </table:table-cell>
          <table:table-cell office:value-type="float" office:value="0.00211225" calcext:value-type="float">
            <text:p>0.00211225</text:p>
          </table:table-cell>
          <table:table-cell office:value-type="float" office:value="0.01" calcext:value-type="float">
            <text:p>0.01</text:p>
          </table:table-cell>
          <table:table-cell office:value-type="float" office:value="13336" calcext:value-type="float">
            <text:p>13336</text:p>
          </table:table-cell>
          <table:table-cell office:value-type="float" office:value="584112" calcext:value-type="float">
            <text:p>584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76" calcext:value-type="float">
            <text:p>4376</text:p>
          </table:table-cell>
          <table:table-cell office:value-type="float" office:value="584112" calcext:value-type="float">
            <text:p>584112</text:p>
          </table:table-cell>
          <table:table-cell table:formula="of:=[.E395]-[.I3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0wmax50000n1000-4-s721215008c538155.ukp</text:p>
          </table:table-cell>
          <table:table-cell office:value-type="float" office:value="0.00210257" calcext:value-type="float">
            <text:p>0.00210257</text:p>
          </table:table-cell>
          <table:table-cell office:value-type="float" office:value="0" calcext:value-type="float">
            <text:p>0</text:p>
          </table:table-cell>
          <table:table-cell office:value-type="float" office:value="12508" calcext:value-type="float">
            <text:p>12508</text:p>
          </table:table-cell>
          <table:table-cell office:value-type="float" office:value="538155" calcext:value-type="float">
            <text:p>538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office:value-type="float" office:value="538155" calcext:value-type="float">
            <text:p>538155</text:p>
          </table:table-cell>
          <table:table-cell table:formula="of:=[.E396]-[.I3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-3-s780179313c585275.ukp</text:p>
          </table:table-cell>
          <table:table-cell office:value-type="float" office:value="0.00208908" calcext:value-type="float">
            <text:p>0.00208908</text:p>
          </table:table-cell>
          <table:table-cell office:value-type="float" office:value="0" calcext:value-type="float">
            <text:p>0</text:p>
          </table:table-cell>
          <table:table-cell office:value-type="float" office:value="13340" calcext:value-type="float">
            <text:p>13340</text:p>
          </table:table-cell>
          <table:table-cell office:value-type="float" office:value="585275" calcext:value-type="float">
            <text:p>585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6" calcext:value-type="float">
            <text:p>3876</text:p>
          </table:table-cell>
          <table:table-cell office:value-type="float" office:value="585275" calcext:value-type="float">
            <text:p>585275</text:p>
          </table:table-cell>
          <table:table-cell table:formula="of:=[.E397]-[.I3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2000-5-s110877071c569112.ukp</text:p>
          </table:table-cell>
          <table:table-cell office:value-type="float" office:value="0.00207972" calcext:value-type="float">
            <text:p>0.00207972</text:p>
          </table:table-cell>
          <table:table-cell office:value-type="float" office:value="0.01" calcext:value-type="float">
            <text:p>0.01</text:p>
          </table:table-cell>
          <table:table-cell office:value-type="float" office:value="13000" calcext:value-type="float">
            <text:p>13000</text:p>
          </table:table-cell>
          <table:table-cell office:value-type="float" office:value="569112" calcext:value-type="float">
            <text:p>569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28" calcext:value-type="float">
            <text:p>4328</text:p>
          </table:table-cell>
          <table:table-cell office:value-type="float" office:value="569112" calcext:value-type="float">
            <text:p>569112</text:p>
          </table:table-cell>
          <table:table-cell table:formula="of:=[.E398]-[.I3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2000-3-s780179313c510614.ukp</text:p>
          </table:table-cell>
          <table:table-cell office:value-type="float" office:value="0.00206413" calcext:value-type="float">
            <text:p>0.00206413</text:p>
          </table:table-cell>
          <table:table-cell office:value-type="float" office:value="0.01" calcext:value-type="float">
            <text:p>0.01</text:p>
          </table:table-cell>
          <table:table-cell office:value-type="float" office:value="12008" calcext:value-type="float">
            <text:p>12008</text:p>
          </table:table-cell>
          <table:table-cell office:value-type="float" office:value="510614" calcext:value-type="float">
            <text:p>510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6" calcext:value-type="float">
            <text:p>4436</text:p>
          </table:table-cell>
          <table:table-cell office:value-type="float" office:value="510614" calcext:value-type="float">
            <text:p>510614</text:p>
          </table:table-cell>
          <table:table-cell table:formula="of:=[.E399]-[.I3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1000wmax50000n1000-0-s827183242c517355.ukp</text:p>
          </table:table-cell>
          <table:table-cell office:value-type="float" office:value="0.00204788" calcext:value-type="float">
            <text:p>0.00204788</text:p>
          </table:table-cell>
          <table:table-cell office:value-type="float" office:value="0.02" calcext:value-type="float">
            <text:p>0.02</text:p>
          </table:table-cell>
          <table:table-cell office:value-type="float" office:value="12316" calcext:value-type="float">
            <text:p>12316</text:p>
          </table:table-cell>
          <table:table-cell office:value-type="float" office:value="517355" calcext:value-type="float">
            <text:p>517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84" calcext:value-type="float">
            <text:p>3784</text:p>
          </table:table-cell>
          <table:table-cell office:value-type="float" office:value="517355" calcext:value-type="float">
            <text:p>517355</text:p>
          </table:table-cell>
          <table:table-cell table:formula="of:=[.E400]-[.I4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_wmin500wmax50000n2000-9-s126456688c574685.ukp</text:p>
          </table:table-cell>
          <table:table-cell office:value-type="float" office:value="0.00204242" calcext:value-type="float">
            <text:p>0.00204242</text:p>
          </table:table-cell>
          <table:table-cell office:value-type="float" office:value="0.01" calcext:value-type="float">
            <text:p>0.01</text:p>
          </table:table-cell>
          <table:table-cell office:value-type="float" office:value="12952" calcext:value-type="float">
            <text:p>12952</text:p>
          </table:table-cell>
          <table:table-cell office:value-type="float" office:value="574685" calcext:value-type="float">
            <text:p>574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6" calcext:value-type="float">
            <text:p>4276</text:p>
          </table:table-cell>
          <table:table-cell office:value-type="float" office:value="574685" calcext:value-type="float">
            <text:p>574685</text:p>
          </table:table-cell>
          <table:table-cell table:formula="of:=[.E401]-[.I4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SUM([.B2:.B401])" office:value-type="float" office:value="1.35903789" calcext:value-type="float">
            <text:p>1.35903789</text:p>
          </table:table-cell>
          <table:table-cell table:formula="of:=SUM([.C2:.C401])" office:value-type="float" office:value="5.42999999999996" calcext:value-type="float">
            <text:p>5.43</text:p>
          </table:table-cell>
          <table:table-cell table:formula="of:=SUM([.D2:.D401])" office:value-type="float" office:value="6506052" calcext:value-type="float">
            <text:p>6506052</text:p>
          </table:table-cell>
          <table:table-cell table:formula="of:=SUM([.E2:.E401])" office:value-type="float" office:value="299972189" calcext:value-type="float">
            <text:p>299972189</text:p>
          </table:table-cell>
          <table:table-cell table:formula="of:=SUM([.F2:.F401])" office:value-type="float" office:value="1.56653" calcext:value-type="float">
            <text:p>1.56653</text:p>
          </table:table-cell>
          <table:table-cell table:formula="of:=SUM([.G2:.G401])" office:value-type="float" office:value="0.58" calcext:value-type="float">
            <text:p>0.58</text:p>
          </table:table-cell>
          <table:table-cell table:formula="of:=SUM([.H2:.H401])" office:value-type="float" office:value="2269520" calcext:value-type="float">
            <text:p>2269520</text:p>
          </table:table-cell>
          <table:table-cell table:formula="of:=SUM([.I2:.I401])" office:value-type="float" office:value="299972189" calcext:value-type="float">
            <text:p>299972189</text:p>
          </table:table-cell>
          <table:table-cell table:formula="of:=SUM([.J2:.J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KP5 Mem by PYASUKP Mem</text:p>
          </table:table-cell>
          <table:table-cell table:formula="of:=([.D402]/[.H402])*100" office:value-type="float" office:value="286.670837886425" calcext:value-type="float">
            <text:p>286.67083788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KP5 IntTime by Pyasukp IntTime</text:p>
          </table:table-cell>
          <table:table-cell table:formula="of:=[.B402]/[.F402]*100" office:value-type="float" office:value="86.7546673220427" calcext:value-type="float">
            <text:p>86.7546673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KP5 ExtTime by Pyasukp ExtTime</text:p>
          </table:table-cell>
          <table:table-cell table:formula="of:=[.C402]/[.G402]*100" office:value-type="float" office:value="936.206896551717" calcext:value-type="float">
            <text:p>936.2068965517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I401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21:23:41.283909973</meta:creation-date>
    <meta:generator>LibreOffice/4.4.7.2$Linux_X86_64 LibreOffice_project/40m0$Build-2</meta:generator>
    <dc:date>2016-01-12T21:40:20.511854908</dc:date>
    <meta:editing-duration>PT16M39S</meta:editing-duration>
    <meta:editing-cycles>1</meta:editing-cycles>
    <meta:document-statistic meta:table-count="1" meta:cell-count="40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21cm" svg:y="3.753cm" style:legend-expansion="high" chart:style-name="ch2"/>
        <chart:plot-area chart:style-name="ch3" table:cell-range-address="Sheet1.B1:Sheet1.B401 Sheet1.F1:Sheet1.F401" chart:data-source-has-labels="row" svg:x="0.32cm" svg:y="0.18cm" svg:width="10.081cm" svg:height="8.64cm">
          <chartooo:coordinate-region svg:x="1.232cm" svg:y="0.301cm" svg:width="9.169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01" chart:label-cell-address="Sheet1.B1:Sheet1.B1" chart:class="chart:line">
            <chart:data-point chart:repeated="400"/>
          </chart:series>
          <chart:series chart:style-name="ch7" chart:values-cell-range-address="Sheet1.F2:Sheet1.F401" chart:label-cell-address="Sheet1.F1:Sheet1.F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Internal Time (seconds)</text:p>
                <draw:g>
                  <svg:desc>Sheet1.B1:Sheet1.B1</svg:desc>
                </draw:g>
              </table:table-cell>
              <table:table-cell office:value-type="string">
                <text:p>Pyasukp Internal Time (second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8308">
                <text:p>0.00318308</text:p>
                <draw:g>
                  <svg:desc>Sheet1.B2:Sheet1.B401</svg:desc>
                </draw:g>
              </table:table-cell>
              <table:table-cell office:value-type="float" office:value="0.06">
                <text:p>0.06</text:p>
                <draw:g>
                  <svg:desc>Sheet1.F2:Sheet1.F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4574">
                <text:p>0.003245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49411">
                <text:p>0.00549411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511066">
                <text:p>0.00511066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0885">
                <text:p>0.0050885</text:p>
              </table:table-cell>
              <table:table-cell office:value-type="float" office:value="0.01667">
                <text:p>0.01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5543">
                <text:p>0.011554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1389">
                <text:p>0.0111389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06383">
                <text:p>0.0060638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14002">
                <text:p>0.005140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12103">
                <text:p>0.00512103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60645">
                <text:p>0.0046064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94052">
                <text:p>0.0039405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36225">
                <text:p>0.00336225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24102">
                <text:p>0.00324102</text:p>
              </table:table-cell>
              <table:table-cell office:value-type="float" office:value="0.01333">
                <text:p>0.01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21422">
                <text:p>0.012142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609198">
                <text:p>0.006091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04182">
                <text:p>0.0060418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574025">
                <text:p>0.005740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506303">
                <text:p>0.005063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9069">
                <text:p>0.00490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68549">
                <text:p>0.0046854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3648">
                <text:p>0.00436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418827">
                <text:p>0.004188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13751">
                <text:p>0.0041375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391889">
                <text:p>0.003918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385344">
                <text:p>0.0038534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81527">
                <text:p>0.003815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365614">
                <text:p>0.0036561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365172">
                <text:p>0.003651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361085">
                <text:p>0.003610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360978">
                <text:p>0.003609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354412">
                <text:p>0.003544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341673">
                <text:p>0.003416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328116">
                <text:p>0.0032811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16903">
                <text:p>0.003169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31421">
                <text:p>0.003142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292939">
                <text:p>0.0029293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282574">
                <text:p>0.002825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278963">
                <text:p>0.0027896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71727">
                <text:p>0.0027172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259069">
                <text:p>0.002590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252097">
                <text:p>0.002520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26955">
                <text:p>0.012695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5649">
                <text:p>0.012564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22609">
                <text:p>0.012260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13586">
                <text:p>0.01135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09871">
                <text:p>0.010987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08103">
                <text:p>0.010810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517962">
                <text:p>0.0051796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16944">
                <text:p>0.005169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516686">
                <text:p>0.0051668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512347">
                <text:p>0.0051234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85738">
                <text:p>0.0048573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479844">
                <text:p>0.004798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479101">
                <text:p>0.004791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76356">
                <text:p>0.0047635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461278">
                <text:p>0.0046127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47829">
                <text:p>0.004478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42481">
                <text:p>0.0044248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439479">
                <text:p>0.0043947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407532">
                <text:p>0.0040753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403901">
                <text:p>0.0040390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398802">
                <text:p>0.003988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98307">
                <text:p>0.0039830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396918">
                <text:p>0.003969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87403">
                <text:p>0.0038740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385237">
                <text:p>0.003852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379198">
                <text:p>0.0037919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375236">
                <text:p>0.0037523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374042">
                <text:p>0.0037404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369361">
                <text:p>0.003693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366319">
                <text:p>0.0036631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59069">
                <text:p>0.0035906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35829">
                <text:p>0.00358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348759">
                <text:p>0.0034875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46976">
                <text:p>0.003469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346818">
                <text:p>0.0034681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346472">
                <text:p>0.003464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346161">
                <text:p>0.0034616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34129">
                <text:p>0.00341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36744">
                <text:p>0.003367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335073">
                <text:p>0.0033507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333692">
                <text:p>0.003336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327924">
                <text:p>0.003279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327163">
                <text:p>0.003271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324797">
                <text:p>0.0032479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32219">
                <text:p>0.003221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321998">
                <text:p>0.0032199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321648">
                <text:p>0.0032164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319502">
                <text:p>0.003195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317352">
                <text:p>0.0031735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317228">
                <text:p>0.0031722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315976">
                <text:p>0.0031597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314772">
                <text:p>0.003147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313874">
                <text:p>0.003138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313781">
                <text:p>0.0031378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313192">
                <text:p>0.0031319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313094">
                <text:p>0.0031309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30806">
                <text:p>0.0030806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304293">
                <text:p>0.0030429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303731">
                <text:p>0.0030373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02505">
                <text:p>0.0030250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300612">
                <text:p>0.0030061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95744">
                <text:p>0.002957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95643">
                <text:p>0.0029564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93582">
                <text:p>0.0029358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93524">
                <text:p>0.0029352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91038">
                <text:p>0.0029103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83978">
                <text:p>0.0028397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82555">
                <text:p>0.0028255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81044">
                <text:p>0.002810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79591">
                <text:p>0.0027959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79372">
                <text:p>0.002793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75237">
                <text:p>0.00275237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75203">
                <text:p>0.0027520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74304">
                <text:p>0.0027430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69963">
                <text:p>0.00269963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68709">
                <text:p>0.0026870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6775">
                <text:p>0.002677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63802">
                <text:p>0.002638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63412">
                <text:p>0.0026341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62471">
                <text:p>0.0026247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61144">
                <text:p>0.0026114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59571">
                <text:p>0.00259571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59515">
                <text:p>0.00259515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52908">
                <text:p>0.00252908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52889">
                <text:p>0.0025288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42474">
                <text:p>0.0024247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38672">
                <text:p>0.0023867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34102">
                <text:p>0.00234102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11429">
                <text:p>0.00211429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19733">
                <text:p>0.01197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586014">
                <text:p>0.005860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548615">
                <text:p>0.0054861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541598">
                <text:p>0.005415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478237">
                <text:p>0.0047823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477945">
                <text:p>0.0047794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76068">
                <text:p>0.004760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65969">
                <text:p>0.0046596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61922">
                <text:p>0.004619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57722">
                <text:p>0.004577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46581">
                <text:p>0.004465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38404">
                <text:p>0.0043840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430381">
                <text:p>0.004303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418413">
                <text:p>0.0041841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13961">
                <text:p>0.0041396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11759">
                <text:p>0.0041175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07431">
                <text:p>0.0040743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03673">
                <text:p>0.0040367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00949">
                <text:p>0.0040094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99774">
                <text:p>0.003997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98873">
                <text:p>0.0039887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91907">
                <text:p>0.0039190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374295">
                <text:p>0.0037429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370018">
                <text:p>0.0037001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368825">
                <text:p>0.0036882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63506">
                <text:p>0.003635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60095">
                <text:p>0.0036009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5198">
                <text:p>0.003519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45734">
                <text:p>0.0034573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44051">
                <text:p>0.003440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42718">
                <text:p>0.0034271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342666">
                <text:p>0.0034266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339131">
                <text:p>0.0033913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37225">
                <text:p>0.0033722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36368">
                <text:p>0.003363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35725">
                <text:p>0.0033572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333851">
                <text:p>0.003338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33383">
                <text:p>0.003338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331543">
                <text:p>0.0033154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328772">
                <text:p>0.0032877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327226">
                <text:p>0.0032722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2536">
                <text:p>0.003253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323821">
                <text:p>0.003238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321832">
                <text:p>0.003218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318027">
                <text:p>0.0031802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315268">
                <text:p>0.0031526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314814">
                <text:p>0.003148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314603">
                <text:p>0.003146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313951">
                <text:p>0.003139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313151">
                <text:p>0.003131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31286">
                <text:p>0.003128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312249">
                <text:p>0.0031224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310701">
                <text:p>0.0031070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309697">
                <text:p>0.0030969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308345">
                <text:p>0.0030834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303976">
                <text:p>0.003039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302644">
                <text:p>0.003026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302639">
                <text:p>0.003026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302408">
                <text:p>0.0030240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01307">
                <text:p>0.0030130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99348">
                <text:p>0.0029934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99082">
                <text:p>0.0029908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99054">
                <text:p>0.0029905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9799">
                <text:p>0.002979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96073">
                <text:p>0.0029607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93232">
                <text:p>0.002932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91714">
                <text:p>0.002917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90984">
                <text:p>0.0029098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90518">
                <text:p>0.0029051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8954">
                <text:p>0.002895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89185">
                <text:p>0.0028918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88343">
                <text:p>0.0028834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87932">
                <text:p>0.0028793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287826">
                <text:p>0.0028782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287657">
                <text:p>0.002876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287087">
                <text:p>0.0028708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286506">
                <text:p>0.0028650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286393">
                <text:p>0.0028639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285103">
                <text:p>0.0028510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283839">
                <text:p>0.0028383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283536">
                <text:p>0.0028353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282749">
                <text:p>0.0028274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280226">
                <text:p>0.0028022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277969">
                <text:p>0.0027796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277865">
                <text:p>0.002778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277254">
                <text:p>0.0027725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276421">
                <text:p>0.0027642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274719">
                <text:p>0.0027471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274234">
                <text:p>0.0027423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272945">
                <text:p>0.0027294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272685">
                <text:p>0.0027268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270851">
                <text:p>0.0027085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270676">
                <text:p>0.0027067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269265">
                <text:p>0.0026926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264733">
                <text:p>0.0026473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263911">
                <text:p>0.0026391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263734">
                <text:p>0.0026373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262623">
                <text:p>0.0026262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260923">
                <text:p>0.00260923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259214">
                <text:p>0.0025921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258308">
                <text:p>0.0025830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58257">
                <text:p>0.0025825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58184">
                <text:p>0.0025818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258144">
                <text:p>0.0025814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258052">
                <text:p>0.002580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25691">
                <text:p>0.002569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255541">
                <text:p>0.0025554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253529">
                <text:p>0.002535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253161">
                <text:p>0.0025316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252217">
                <text:p>0.0025221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249796">
                <text:p>0.00249796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245674">
                <text:p>0.0024567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244529">
                <text:p>0.00244529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24222">
                <text:p>0.00242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239381">
                <text:p>0.0023938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238822">
                <text:p>0.0023882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232647">
                <text:p>0.00232647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230331">
                <text:p>0.00230331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22752">
                <text:p>0.002275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224772">
                <text:p>0.0022477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21992">
                <text:p>0.0021992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216984">
                <text:p>0.00216984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212905">
                <text:p>0.00212905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11688">
                <text:p>0.00211688</text:p>
              </table:table-cell>
              <table:table-cell office:value-type="float" office:value="0.00333">
                <text:p>0.00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516367">
                <text:p>0.00516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474969">
                <text:p>0.00474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419873">
                <text:p>0.00419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411759">
                <text:p>0.0041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87997">
                <text:p>0.00387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81945">
                <text:p>0.0038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81753">
                <text:p>0.0038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7778">
                <text:p>0.003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72844">
                <text:p>0.00372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65655">
                <text:p>0.0036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65457">
                <text:p>0.00365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64392">
                <text:p>0.00364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60276">
                <text:p>0.00360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52671">
                <text:p>0.00352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352399">
                <text:p>0.0035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49631">
                <text:p>0.00349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343425">
                <text:p>0.00343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41908">
                <text:p>0.0034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40181">
                <text:p>0.0034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39324">
                <text:p>0.00339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36567">
                <text:p>0.0033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33597">
                <text:p>0.00333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31576">
                <text:p>0.0033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29926">
                <text:p>0.00329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29447">
                <text:p>0.00329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29049">
                <text:p>0.00329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26798">
                <text:p>0.00326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25336">
                <text:p>0.00325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2506">
                <text:p>0.0032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322353">
                <text:p>0.00322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319681">
                <text:p>0.00319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319131">
                <text:p>0.00319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31875">
                <text:p>0.003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318001">
                <text:p>0.00318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317641">
                <text:p>0.00317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317152">
                <text:p>0.00317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316912">
                <text:p>0.00316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313923">
                <text:p>0.0031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311168">
                <text:p>0.0031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310224">
                <text:p>0.00310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306598">
                <text:p>0.0030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305956">
                <text:p>0.00305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304657">
                <text:p>0.00304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303594">
                <text:p>0.0030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30309">
                <text:p>0.0030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302569">
                <text:p>0.0030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302513">
                <text:p>0.00302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297912">
                <text:p>0.00297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296553">
                <text:p>0.00296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296122">
                <text:p>0.00296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295733">
                <text:p>0.00295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294263">
                <text:p>0.0029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294258">
                <text:p>0.00294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293947">
                <text:p>0.0029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292382">
                <text:p>0.00292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291996">
                <text:p>0.0029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291872">
                <text:p>0.0029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291828">
                <text:p>0.0029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290094">
                <text:p>0.00290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289839">
                <text:p>0.00289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289404">
                <text:p>0.00289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289211">
                <text:p>0.00289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288426">
                <text:p>0.00288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287143">
                <text:p>0.0028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286722">
                <text:p>0.0028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286418">
                <text:p>0.00286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286128">
                <text:p>0.00286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285566">
                <text:p>0.00285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284465">
                <text:p>0.00284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284162">
                <text:p>0.00284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80263">
                <text:p>0.00280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280086">
                <text:p>0.00280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278318">
                <text:p>0.00278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277771">
                <text:p>0.00277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274738">
                <text:p>0.00274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274654">
                <text:p>0.00274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274282">
                <text:p>0.0027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274089">
                <text:p>0.0027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273944">
                <text:p>0.0027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273875">
                <text:p>0.0027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27337">
                <text:p>0.0027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271379">
                <text:p>0.0027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271266">
                <text:p>0.0027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271031">
                <text:p>0.0027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70859">
                <text:p>0.00270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269846">
                <text:p>0.00269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69136">
                <text:p>0.0026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267997">
                <text:p>0.00267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67777">
                <text:p>0.00267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66034">
                <text:p>0.00266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65703">
                <text:p>0.0026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264125">
                <text:p>0.0026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262843">
                <text:p>0.0026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26133">
                <text:p>0.0026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260512">
                <text:p>0.00260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59681">
                <text:p>0.00259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259567">
                <text:p>0.00259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256915">
                <text:p>0.00256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255648">
                <text:p>0.00255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254491">
                <text:p>0.00254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254446">
                <text:p>0.00254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252683">
                <text:p>0.00252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251417">
                <text:p>0.0025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249329">
                <text:p>0.00249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248167">
                <text:p>0.00248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47051">
                <text:p>0.00247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246631">
                <text:p>0.00246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24481">
                <text:p>0.002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244223">
                <text:p>0.00244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243659">
                <text:p>0.00243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242682">
                <text:p>0.00242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242451">
                <text:p>0.0024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24242">
                <text:p>0.002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242">
                <text:p>0.00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241684">
                <text:p>0.0024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240439">
                <text:p>0.00240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239069">
                <text:p>0.00239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238129">
                <text:p>0.00238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23717">
                <text:p>0.0023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236678">
                <text:p>0.00236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236282">
                <text:p>0.00236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236021">
                <text:p>0.00236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236002">
                <text:p>0.00236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233886">
                <text:p>0.0023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231305">
                <text:p>0.0023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230628">
                <text:p>0.00230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228976">
                <text:p>0.00228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228918">
                <text:p>0.00228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226494">
                <text:p>0.00226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226456">
                <text:p>0.0022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226024">
                <text:p>0.0022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225362">
                <text:p>0.00225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22393">
                <text:p>0.0022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21845">
                <text:p>0.002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216662">
                <text:p>0.0021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215817">
                <text:p>0.0021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212798">
                <text:p>0.0021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212566">
                <text:p>0.00212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211225">
                <text:p>0.0021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210257">
                <text:p>0.00210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208908">
                <text:p>0.00208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207972">
                <text:p>0.00207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206413">
                <text:p>0.00206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204788">
                <text:p>0.002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204242">
                <text:p>0.002042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74cm" svg:y="3.753cm" style:legend-expansion="high" chart:style-name="ch2"/>
        <chart:plot-area chart:style-name="ch3" table:cell-range-address="Sheet1.D1:Sheet1.D401 Sheet1.H1:Sheet1.H401" chart:data-source-has-labels="row" svg:x="0.32cm" svg:y="0.18cm" svg:width="10.134cm" svg:height="8.64cm">
          <chartooo:coordinate-region svg:x="1.497cm" svg:y="0.301cm" svg:width="8.95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401" chart:label-cell-address="Sheet1.D1:Sheet1.D1" chart:class="chart:line">
            <chart:data-point chart:repeated="400"/>
          </chart:series>
          <chart:series chart:style-name="ch7" chart:values-cell-range-address="Sheet1.H2:Sheet1.H401" chart:label-cell-address="Sheet1.H1:Sheet1.H1" chart:class="chart:line">
            <chart:data-point chart:repeated="4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KP5 Max Memory Use (Kb)</text:p>
                <draw:g>
                  <svg:desc>Sheet1.D1:Sheet1.D1</svg:desc>
                </draw:g>
              </table:table-cell>
              <table:table-cell office:value-type="string">
                <text:p>Pyasukp Max Memory Use (Kb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908">
                <text:p>16908</text:p>
                <draw:g>
                  <svg:desc>Sheet1.D2:Sheet1.D401</svg:desc>
                </draw:g>
              </table:table-cell>
              <table:table-cell office:value-type="float" office:value="7816">
                <text:p>7816</text:p>
                <draw:g>
                  <svg:desc>Sheet1.H2:Sheet1.H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80">
                <text:p>15880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696">
                <text:p>17696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96">
                <text:p>19596</text:p>
              </table:table-cell>
              <table:table-cell office:value-type="float" office:value="6452">
                <text:p>6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48">
                <text:p>13748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80">
                <text:p>13380</text:p>
              </table:table-cell>
              <table:table-cell office:value-type="float" office:value="7964">
                <text:p>7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04">
                <text:p>11904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92">
                <text:p>16892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368">
                <text:p>20368</text:p>
              </table:table-cell>
              <table:table-cell office:value-type="float" office:value="6048">
                <text:p>6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28">
                <text:p>14728</text:p>
              </table:table-cell>
              <table:table-cell office:value-type="float" office:value="5932">
                <text:p>5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096">
                <text:p>16096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892">
                <text:p>16892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96">
                <text:p>13196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24">
                <text:p>13024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72">
                <text:p>19772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972">
                <text:p>17972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456">
                <text:p>18456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824">
                <text:p>12824</text:p>
              </table:table-cell>
              <table:table-cell office:value-type="float" office:value="7652">
                <text:p>7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956">
                <text:p>16956</text:p>
              </table:table-cell>
              <table:table-cell office:value-type="float" office:value="7716">
                <text:p>7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48">
                <text:p>20048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732">
                <text:p>15732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400">
                <text:p>17400</text:p>
              </table:table-cell>
              <table:table-cell office:value-type="float" office:value="5636">
                <text:p>5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24">
                <text:p>18224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52">
                <text:p>19152</text:p>
              </table:table-cell>
              <table:table-cell office:value-type="float" office:value="5648">
                <text:p>5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80">
                <text:p>16280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308">
                <text:p>17308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024">
                <text:p>18024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188">
                <text:p>14188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520">
                <text:p>16520</text:p>
              </table:table-cell>
              <table:table-cell office:value-type="float" office:value="5984">
                <text:p>5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72">
                <text:p>14872</text:p>
              </table:table-cell>
              <table:table-cell office:value-type="float" office:value="5456">
                <text:p>54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568">
                <text:p>20568</text:p>
              </table:table-cell>
              <table:table-cell office:value-type="float" office:value="5960">
                <text:p>59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220">
                <text:p>20220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52">
                <text:p>20252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12">
                <text:p>14212</text:p>
              </table:table-cell>
              <table:table-cell office:value-type="float" office:value="5628">
                <text:p>5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940">
                <text:p>15940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32">
                <text:p>17532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00">
                <text:p>13700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468">
                <text:p>16468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564">
                <text:p>12564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28">
                <text:p>14328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12">
                <text:p>12812</text:p>
              </table:table-cell>
              <table:table-cell office:value-type="float" office:value="5664">
                <text:p>56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460">
                <text:p>1246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36">
                <text:p>19736</text:p>
              </table:table-cell>
              <table:table-cell office:value-type="float" office:value="6360">
                <text:p>63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516">
                <text:p>19516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136">
                <text:p>14136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52">
                <text:p>14052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92">
                <text:p>12392</text:p>
              </table:table-cell>
              <table:table-cell office:value-type="float" office:value="8140">
                <text:p>81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08">
                <text:p>14208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928">
                <text:p>15928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4">
                <text:p>20004</text:p>
              </table:table-cell>
              <table:table-cell office:value-type="float" office:value="6428">
                <text:p>64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256">
                <text:p>20256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656">
                <text:p>19656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08">
                <text:p>15408</text:p>
              </table:table-cell>
              <table:table-cell office:value-type="float" office:value="8284">
                <text:p>82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08">
                <text:p>17808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88">
                <text:p>14388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844">
                <text:p>14844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368">
                <text:p>16368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268">
                <text:p>19268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240">
                <text:p>19240</text:p>
              </table:table-cell>
              <table:table-cell office:value-type="float" office:value="6340">
                <text:p>63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740">
                <text:p>18740</text:p>
              </table:table-cell>
              <table:table-cell office:value-type="float" office:value="6564">
                <text:p>6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636">
                <text:p>17636</text:p>
              </table:table-cell>
              <table:table-cell office:value-type="float" office:value="5444">
                <text:p>5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220">
                <text:p>15220</text:p>
              </table:table-cell>
              <table:table-cell office:value-type="float" office:value="4900">
                <text:p>49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952">
                <text:p>17952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340">
                <text:p>15340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564">
                <text:p>12564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096">
                <text:p>16096</text:p>
              </table:table-cell>
              <table:table-cell office:value-type="float" office:value="7448">
                <text:p>74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40">
                <text:p>16940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24">
                <text:p>16624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684">
                <text:p>1968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044">
                <text:p>2004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960">
                <text:p>17960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692">
                <text:p>15692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44">
                <text:p>20144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320">
                <text:p>14320</text:p>
              </table:table-cell>
              <table:table-cell office:value-type="float" office:value="4576">
                <text:p>4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364">
                <text:p>143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84">
                <text:p>18684</text:p>
              </table:table-cell>
              <table:table-cell office:value-type="float" office:value="4072">
                <text:p>40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432">
                <text:p>17432</text:p>
              </table:table-cell>
              <table:table-cell office:value-type="float" office:value="8404">
                <text:p>84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08">
                <text:p>19708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44">
                <text:p>13344</text:p>
              </table:table-cell>
              <table:table-cell office:value-type="float" office:value="4676">
                <text:p>46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84">
                <text:p>19884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148">
                <text:p>18148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156">
                <text:p>17156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288">
                <text:p>19288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92">
                <text:p>14492</text:p>
              </table:table-cell>
              <table:table-cell office:value-type="float" office:value="6388">
                <text:p>63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560">
                <text:p>14560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260">
                <text:p>13260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56">
                <text:p>17456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980">
                <text:p>16980</text:p>
              </table:table-cell>
              <table:table-cell office:value-type="float" office:value="4116">
                <text:p>4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328">
                <text:p>15328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436">
                <text:p>20436</text:p>
              </table:table-cell>
              <table:table-cell office:value-type="float" office:value="4804">
                <text:p>48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08">
                <text:p>18408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664">
                <text:p>13664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396">
                <text:p>12396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752">
                <text:p>13752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00">
                <text:p>13600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156">
                <text:p>17156</text:p>
              </table:table-cell>
              <table:table-cell office:value-type="float" office:value="7760">
                <text:p>77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16">
                <text:p>18216</text:p>
              </table:table-cell>
              <table:table-cell office:value-type="float" office:value="5004">
                <text:p>5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052">
                <text:p>16052</text:p>
              </table:table-cell>
              <table:table-cell office:value-type="float" office:value="5040">
                <text:p>50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528">
                <text:p>15528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228">
                <text:p>15228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960">
                <text:p>17960</text:p>
              </table:table-cell>
              <table:table-cell office:value-type="float" office:value="6312">
                <text:p>63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224">
                <text:p>14224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752">
                <text:p>15752</text:p>
              </table:table-cell>
              <table:table-cell office:value-type="float" office:value="5184">
                <text:p>51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04">
                <text:p>18604</text:p>
              </table:table-cell>
              <table:table-cell office:value-type="float" office:value="4584">
                <text:p>4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244">
                <text:p>17244</text:p>
              </table:table-cell>
              <table:table-cell office:value-type="float" office:value="4672">
                <text:p>46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696">
                <text:p>12696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648">
                <text:p>18648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044">
                <text:p>18044</text:p>
              </table:table-cell>
              <table:table-cell office:value-type="float" office:value="5124">
                <text:p>5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832">
                <text:p>15832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532">
                <text:p>15532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628">
                <text:p>16628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112">
                <text:p>15112</text:p>
              </table:table-cell>
              <table:table-cell office:value-type="float" office:value="8480">
                <text:p>84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36">
                <text:p>17136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12">
                <text:p>16912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608">
                <text:p>15608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664">
                <text:p>13664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604">
                <text:p>14604</text:p>
              </table:table-cell>
              <table:table-cell office:value-type="float" office:value="5484">
                <text:p>54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68">
                <text:p>15568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88">
                <text:p>14388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404">
                <text:p>15404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356">
                <text:p>15356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892">
                <text:p>13892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176">
                <text:p>13176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56">
                <text:p>11856</text:p>
              </table:table-cell>
              <table:table-cell office:value-type="float" office:value="5424">
                <text:p>54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60">
                <text:p>17160</text:p>
              </table:table-cell>
              <table:table-cell office:value-type="float" office:value="4164">
                <text:p>41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36">
                <text:p>12536</text:p>
              </table:table-cell>
              <table:table-cell office:value-type="float" office:value="4740">
                <text:p>47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596">
                <text:p>13596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616">
                <text:p>14616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48">
                <text:p>12348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112">
                <text:p>13112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240">
                <text:p>12240</text:p>
              </table:table-cell>
              <table:table-cell office:value-type="float" office:value="4084">
                <text:p>40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584">
                <text:p>18584</text:p>
              </table:table-cell>
              <table:table-cell office:value-type="float" office:value="7672">
                <text:p>76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664">
                <text:p>18664</text:p>
              </table:table-cell>
              <table:table-cell office:value-type="float" office:value="8052">
                <text:p>80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812">
                <text:p>15812</text:p>
              </table:table-cell>
              <table:table-cell office:value-type="float" office:value="5896">
                <text:p>58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776">
                <text:p>14776</text:p>
              </table:table-cell>
              <table:table-cell office:value-type="float" office:value="5892">
                <text:p>58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576">
                <text:p>17576</text:p>
              </table:table-cell>
              <table:table-cell office:value-type="float" office:value="8276">
                <text:p>8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620">
                <text:p>12620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772">
                <text:p>17772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180">
                <text:p>16180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928">
                <text:p>15928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368">
                <text:p>12368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16">
                <text:p>19016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796">
                <text:p>17796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124">
                <text:p>13124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208">
                <text:p>17208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396">
                <text:p>15396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964">
                <text:p>11964</text:p>
              </table:table-cell>
              <table:table-cell office:value-type="float" office:value="6372">
                <text:p>63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120">
                <text:p>17120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780">
                <text:p>1978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152">
                <text:p>20152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256">
                <text:p>20256</text:p>
              </table:table-cell>
              <table:table-cell office:value-type="float" office:value="8072">
                <text:p>80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592">
                <text:p>14592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632">
                <text:p>18632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188">
                <text:p>20188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320">
                <text:p>16320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324">
                <text:p>13324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140">
                <text:p>18140</text:p>
              </table:table-cell>
              <table:table-cell office:value-type="float" office:value="7348">
                <text:p>73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48">
                <text:p>15748</text:p>
              </table:table-cell>
              <table:table-cell office:value-type="float" office:value="7716">
                <text:p>77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656">
                <text:p>17656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76">
                <text:p>15276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248">
                <text:p>19248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128">
                <text:p>20128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552">
                <text:p>18552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16">
                <text:p>17216</text:p>
              </table:table-cell>
              <table:table-cell office:value-type="float" office:value="5904">
                <text:p>59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24">
                <text:p>19424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716">
                <text:p>15716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44">
                <text:p>18144</text:p>
              </table:table-cell>
              <table:table-cell office:value-type="float" office:value="6104">
                <text:p>61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48">
                <text:p>19948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332">
                <text:p>20332</text:p>
              </table:table-cell>
              <table:table-cell office:value-type="float" office:value="7328">
                <text:p>73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04">
                <text:p>18404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52">
                <text:p>16652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924">
                <text:p>17924</text:p>
              </table:table-cell>
              <table:table-cell office:value-type="float" office:value="5952">
                <text:p>59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444">
                <text:p>18444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04">
                <text:p>19704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36">
                <text:p>14736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532">
                <text:p>16532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260">
                <text:p>18260</text:p>
              </table:table-cell>
              <table:table-cell office:value-type="float" office:value="5896">
                <text:p>58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832">
                <text:p>15832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76">
                <text:p>17876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600">
                <text:p>20600</text:p>
              </table:table-cell>
              <table:table-cell office:value-type="float" office:value="5804">
                <text:p>58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284">
                <text:p>16284</text:p>
              </table:table-cell>
              <table:table-cell office:value-type="float" office:value="7404">
                <text:p>74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372">
                <text:p>13372</text:p>
              </table:table-cell>
              <table:table-cell office:value-type="float" office:value="6352">
                <text:p>63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120">
                <text:p>18120</text:p>
              </table:table-cell>
              <table:table-cell office:value-type="float" office:value="8016">
                <text:p>80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452">
                <text:p>15452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928">
                <text:p>17928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256">
                <text:p>19256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940">
                <text:p>1894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104">
                <text:p>18104</text:p>
              </table:table-cell>
              <table:table-cell office:value-type="float" office:value="6368">
                <text:p>63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216">
                <text:p>17216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000">
                <text:p>13000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324">
                <text:p>16324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228">
                <text:p>16228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408">
                <text:p>17408</text:p>
              </table:table-cell>
              <table:table-cell office:value-type="float" office:value="5888">
                <text:p>58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200">
                <text:p>19200</text:p>
              </table:table-cell>
              <table:table-cell office:value-type="float" office:value="4124">
                <text:p>41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832">
                <text:p>16832</text:p>
              </table:table-cell>
              <table:table-cell office:value-type="float" office:value="6376">
                <text:p>63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276">
                <text:p>16276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536">
                <text:p>16536</text:p>
              </table:table-cell>
              <table:table-cell office:value-type="float" office:value="6328">
                <text:p>63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628">
                <text:p>18628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088">
                <text:p>17088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424">
                <text:p>17424</text:p>
              </table:table-cell>
              <table:table-cell office:value-type="float" office:value="7632">
                <text:p>76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168">
                <text:p>18168</text:p>
              </table:table-cell>
              <table:table-cell office:value-type="float" office:value="5968">
                <text:p>59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044">
                <text:p>15044</text:p>
              </table:table-cell>
              <table:table-cell office:value-type="float" office:value="6348">
                <text:p>63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612">
                <text:p>18612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700">
                <text:p>1870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192">
                <text:p>19192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224">
                <text:p>13224</text:p>
              </table:table-cell>
              <table:table-cell office:value-type="float" office:value="5816">
                <text:p>5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6992">
                <text:p>16992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6100">
                <text:p>16100</text:p>
              </table:table-cell>
              <table:table-cell office:value-type="float" office:value="7416">
                <text:p>74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192">
                <text:p>15192</text:p>
              </table:table-cell>
              <table:table-cell office:value-type="float" office:value="7848">
                <text:p>78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380">
                <text:p>18380</text:p>
              </table:table-cell>
              <table:table-cell office:value-type="float" office:value="5828">
                <text:p>58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260">
                <text:p>16260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896">
                <text:p>16896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588">
                <text:p>14588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412">
                <text:p>19412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144">
                <text:p>16144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868">
                <text:p>17868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464">
                <text:p>18464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056">
                <text:p>16056</text:p>
              </table:table-cell>
              <table:table-cell office:value-type="float" office:value="6380">
                <text:p>638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548">
                <text:p>16548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584">
                <text:p>16584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308">
                <text:p>13308</text:p>
              </table:table-cell>
              <table:table-cell office:value-type="float" office:value="6356">
                <text:p>63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568">
                <text:p>14568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480">
                <text:p>16480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60">
                <text:p>14560</text:p>
              </table:table-cell>
              <table:table-cell office:value-type="float" office:value="5812">
                <text:p>58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676">
                <text:p>13676</text:p>
              </table:table-cell>
              <table:table-cell office:value-type="float" office:value="7476">
                <text:p>74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684">
                <text:p>15684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592">
                <text:p>13592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380">
                <text:p>1438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380">
                <text:p>15380</text:p>
              </table:table-cell>
              <table:table-cell office:value-type="float" office:value="8004">
                <text:p>80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152">
                <text:p>16152</text:p>
              </table:table-cell>
              <table:table-cell office:value-type="float" office:value="6276">
                <text:p>62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972">
                <text:p>15972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636">
                <text:p>12636</text:p>
              </table:table-cell>
              <table:table-cell office:value-type="float" office:value="7928">
                <text:p>79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320">
                <text:p>14320</text:p>
              </table:table-cell>
              <table:table-cell office:value-type="float" office:value="7396">
                <text:p>73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156">
                <text:p>15156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796">
                <text:p>13796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928">
                <text:p>15928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880">
                <text:p>14880</text:p>
              </table:table-cell>
              <table:table-cell office:value-type="float" office:value="6384">
                <text:p>63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308">
                <text:p>14308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016">
                <text:p>14016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848">
                <text:p>16848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072">
                <text:p>18072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924">
                <text:p>15924</text:p>
              </table:table-cell>
              <table:table-cell office:value-type="float" office:value="4340">
                <text:p>43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832">
                <text:p>14832</text:p>
              </table:table-cell>
              <table:table-cell office:value-type="float" office:value="6364">
                <text:p>63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672">
                <text:p>15672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004">
                <text:p>15004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624">
                <text:p>13624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136">
                <text:p>15136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468">
                <text:p>13468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528">
                <text:p>13528</text:p>
              </table:table-cell>
              <table:table-cell office:value-type="float" office:value="7556">
                <text:p>75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620">
                <text:p>13620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264">
                <text:p>13264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240">
                <text:p>13240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968">
                <text:p>12968</text:p>
              </table:table-cell>
              <table:table-cell office:value-type="float" office:value="5864">
                <text:p>58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976">
                <text:p>12976</text:p>
              </table:table-cell>
              <table:table-cell office:value-type="float" office:value="5880">
                <text:p>58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220">
                <text:p>14220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348">
                <text:p>17348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860">
                <text:p>1886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304">
                <text:p>19304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772">
                <text:p>19772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664">
                <text:p>15664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512">
                <text:p>19512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976">
                <text:p>16976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072">
                <text:p>15072</text:p>
              </table:table-cell>
              <table:table-cell office:value-type="float" office:value="6264">
                <text:p>62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456">
                <text:p>18456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668">
                <text:p>19668</text:p>
              </table:table-cell>
              <table:table-cell office:value-type="float" office:value="5884">
                <text:p>58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7924">
                <text:p>17924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528">
                <text:p>17528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9168">
                <text:p>19168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960">
                <text:p>15960</text:p>
              </table:table-cell>
              <table:table-cell office:value-type="float" office:value="5848">
                <text:p>58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132">
                <text:p>19132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252">
                <text:p>19252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776">
                <text:p>19776</text:p>
              </table:table-cell>
              <table:table-cell office:value-type="float" office:value="7440">
                <text:p>74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128">
                <text:p>18128</text:p>
              </table:table-cell>
              <table:table-cell office:value-type="float" office:value="5872">
                <text:p>58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320">
                <text:p>18320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140">
                <text:p>18140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060">
                <text:p>20060</text:p>
              </table:table-cell>
              <table:table-cell office:value-type="float" office:value="7352">
                <text:p>73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556">
                <text:p>17556</text:p>
              </table:table-cell>
              <table:table-cell office:value-type="float" office:value="7520">
                <text:p>75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464">
                <text:p>15464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144">
                <text:p>16144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352">
                <text:p>15352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592">
                <text:p>19592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776">
                <text:p>19776</text:p>
              </table:table-cell>
              <table:table-cell office:value-type="float" office:value="5752">
                <text:p>57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012">
                <text:p>17012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976">
                <text:p>18976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300">
                <text:p>1930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876">
                <text:p>19876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036">
                <text:p>18036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052">
                <text:p>18052</text:p>
              </table:table-cell>
              <table:table-cell office:value-type="float" office:value="5748">
                <text:p>574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488">
                <text:p>15488</text:p>
              </table:table-cell>
              <table:table-cell office:value-type="float" office:value="7420">
                <text:p>74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476">
                <text:p>18476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656">
                <text:p>19656</text:p>
              </table:table-cell>
              <table:table-cell office:value-type="float" office:value="3892">
                <text:p>38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008">
                <text:p>19008</text:p>
              </table:table-cell>
              <table:table-cell office:value-type="float" office:value="4348">
                <text:p>43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036">
                <text:p>18036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528">
                <text:p>15528</text:p>
              </table:table-cell>
              <table:table-cell office:value-type="float" office:value="4308">
                <text:p>43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736">
                <text:p>16736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260">
                <text:p>18260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320">
                <text:p>16320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940">
                <text:p>16940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64">
                <text:p>17664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064">
                <text:p>13064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440">
                <text:p>194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648">
                <text:p>18648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584">
                <text:p>18584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44">
                <text:p>18044</text:p>
              </table:table-cell>
              <table:table-cell office:value-type="float" office:value="7432">
                <text:p>74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456">
                <text:p>16456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308">
                <text:p>17308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504">
                <text:p>1950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164">
                <text:p>18164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916">
                <text:p>14916</text:p>
              </table:table-cell>
              <table:table-cell office:value-type="float" office:value="5732">
                <text:p>57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9464">
                <text:p>19464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704">
                <text:p>14704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9696">
                <text:p>19696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752">
                <text:p>13752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448">
                <text:p>17448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336">
                <text:p>15336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7576">
                <text:p>17576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320">
                <text:p>16320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576">
                <text:p>16576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276">
                <text:p>17276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448">
                <text:p>16448</text:p>
              </table:table-cell>
              <table:table-cell office:value-type="float" office:value="5808">
                <text:p>58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636">
                <text:p>18636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668">
                <text:p>18668</text:p>
              </table:table-cell>
              <table:table-cell office:value-type="float" office:value="3828">
                <text:p>382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868">
                <text:p>16868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784">
                <text:p>16784</text:p>
              </table:table-cell>
              <table:table-cell office:value-type="float" office:value="4276">
                <text:p>42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388">
                <text:p>18388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596">
                <text:p>15596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264">
                <text:p>18264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948">
                <text:p>17948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52">
                <text:p>19152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572">
                <text:p>15572</text:p>
              </table:table-cell>
              <table:table-cell office:value-type="float" office:value="4272">
                <text:p>427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108">
                <text:p>17108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368">
                <text:p>18368</text:p>
              </table:table-cell>
              <table:table-cell office:value-type="float" office:value="6460">
                <text:p>64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04">
                <text:p>16604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664">
                <text:p>14664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080">
                <text:p>17080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88">
                <text:p>16788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252">
                <text:p>18252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808">
                <text:p>17808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844">
                <text:p>14844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652">
                <text:p>14652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156">
                <text:p>15156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456">
                <text:p>16456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080">
                <text:p>12080</text:p>
              </table:table-cell>
              <table:table-cell office:value-type="float" office:value="5908">
                <text:p>59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984">
                <text:p>16984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528">
                <text:p>15528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264">
                <text:p>13264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344">
                <text:p>15344</text:p>
              </table:table-cell>
              <table:table-cell office:value-type="float" office:value="4324">
                <text:p>43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352">
                <text:p>15352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168">
                <text:p>16168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140">
                <text:p>17140</text:p>
              </table:table-cell>
              <table:table-cell office:value-type="float" office:value="5868">
                <text:p>58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996">
                <text:p>15996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168">
                <text:p>18168</text:p>
              </table:table-cell>
              <table:table-cell office:value-type="float" office:value="7880">
                <text:p>788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308">
                <text:p>15308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088">
                <text:p>14088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112">
                <text:p>15112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04">
                <text:p>14804</text:p>
              </table:table-cell>
              <table:table-cell office:value-type="float" office:value="6304">
                <text:p>63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144">
                <text:p>1614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656">
                <text:p>12656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580">
                <text:p>14580</text:p>
              </table:table-cell>
              <table:table-cell office:value-type="float" office:value="4364">
                <text:p>43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008">
                <text:p>16008</text:p>
              </table:table-cell>
              <table:table-cell office:value-type="float" office:value="4424">
                <text:p>44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528">
                <text:p>13528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412">
                <text:p>16412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140">
                <text:p>13140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816">
                <text:p>16816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952">
                <text:p>14952</text:p>
              </table:table-cell>
              <table:table-cell office:value-type="float" office:value="3752">
                <text:p>37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568">
                <text:p>15568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512">
                <text:p>14512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552">
                <text:p>13552</text:p>
              </table:table-cell>
              <table:table-cell office:value-type="float" office:value="4300">
                <text:p>43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228">
                <text:p>12228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940">
                <text:p>14940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100">
                <text:p>14100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440">
                <text:p>12440</text:p>
              </table:table-cell>
              <table:table-cell office:value-type="float" office:value="4332">
                <text:p>43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80">
                <text:p>12480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120">
                <text:p>13120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376">
                <text:p>14376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952">
                <text:p>13952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112">
                <text:p>15112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484">
                <text:p>13484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808">
                <text:p>13808</text:p>
              </table:table-cell>
              <table:table-cell office:value-type="float" office:value="6192">
                <text:p>61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596">
                <text:p>14596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520">
                <text:p>12520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964">
                <text:p>13964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968">
                <text:p>11968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620">
                <text:p>13620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584">
                <text:p>1458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204">
                <text:p>15204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760">
                <text:p>15760</text:p>
              </table:table-cell>
              <table:table-cell office:value-type="float" office:value="4288">
                <text:p>42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260">
                <text:p>1326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852">
                <text:p>14852</text:p>
              </table:table-cell>
              <table:table-cell office:value-type="float" office:value="6212">
                <text:p>62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152">
                <text:p>15152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660">
                <text:p>12660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772">
                <text:p>12772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696">
                <text:p>12696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336">
                <text:p>13336</text:p>
              </table:table-cell>
              <table:table-cell office:value-type="float" office:value="4376">
                <text:p>43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508">
                <text:p>12508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340">
                <text:p>13340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000">
                <text:p>13000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008">
                <text:p>12008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316">
                <text:p>12316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952">
                <text:p>12952</text:p>
              </table:table-cell>
              <table:table-cell office:value-type="float" office:value="4276">
                <text:p>42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